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le1" style:family="table">
      <style:table-properties style:width="5.5125in" table:align="left"/>
    </style:style>
    <style:style style:name="Table1.A" style:family="table-column">
      <style:table-column-properties style:column-width="0.3861in"/>
    </style:style>
    <style:style style:name="Table1.B" style:family="table-column">
      <style:table-column-properties style:column-width="2.2549in"/>
    </style:style>
    <style:style style:name="Table1.C" style:family="table-column">
      <style:table-column-properties style:column-width="2.87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111in"/>
    </style:style>
    <style:style style:name="Table2.B" style:family="table-column">
      <style:table-column-properties style:column-width="2.3868in"/>
    </style:style>
    <style:style style:name="Table2.C" style:family="table-column">
      <style:table-column-properties style:column-width="3.3271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2875in"/>
    </style:style>
    <style:style style:name="Table3.B" style:family="table-column">
      <style:table-column-properties style:column-width="2.0111in"/>
    </style:style>
    <style:style style:name="Table3.C" style:family="table-column">
      <style:table-column-properties style:column-width="2.6264in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4" style:family="table">
      <style:table-properties style:width="5.7146in" table:align="left"/>
    </style:style>
    <style:style style:name="Table4.A" style:family="table-column">
      <style:table-column-properties style:column-width="2.2028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2.2549in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5" style:family="table">
      <style:table-properties style:width="4.4458in" table:align="left"/>
    </style:style>
    <style:style style:name="Table5.A" style:family="table-column">
      <style:table-column-properties style:column-width="1.5979in"/>
    </style:style>
    <style:style style:name="Table5.B" style:family="table-column">
      <style:table-column-properties style:column-width="2.8479in"/>
    </style:style>
    <style:style style:name="Table5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8b8b8b"/>
    </style:style>
    <style:style style:name="Table5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525252"/>
    </style:style>
    <style:style style:name="Table6" style:family="table">
      <style:table-properties style:width="6.7313in" table:align="left"/>
    </style:style>
    <style:style style:name="Table6.A" style:family="table-column">
      <style:table-column-properties style:column-width="0.3896in"/>
    </style:style>
    <style:style style:name="Table6.B" style:family="table-column">
      <style:table-column-properties style:column-width="6.3417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margin-top="0in" fo:margin-bottom="0in" style:contextual-spacing="false"/>
      <style:text-properties fo:color="#000000" loext:opacity="100%"/>
    </style:style>
    <style:style style:name="P2" style:family="paragraph" style:parent-style-name="Horizontal_20_Line">
      <style:paragraph-properties fo:margin-top="0in" fo:margin-bottom="0in" style:contextual-spacing="false"/>
      <style:text-properties fo:color="#000000" loext:opacity="100%" style:font-name="Liberation Serif" fo:font-size="12pt" style:font-size-asian="12pt" style:font-size-complex="12pt"/>
    </style:style>
    <style:style style:name="P3" style:family="paragraph" style:parent-style-name="Horizontal_20_Line">
      <style:text-properties fo:color="#000000" loext:opacity="100%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5" style:family="paragraph" style:parent-style-name="Text_20_body">
      <style:paragraph-properties fo:margin-left="0in" fo:margin-right="0in" fo:margin-top="0.1354in" fo:margin-bottom="0in" style:contextual-spacing="false" style:line-height-at-least="0.2917in" fo:text-indent="0in" style:auto-text-indent="fals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6" style:family="paragraph" style:parent-style-name="Table_20_Contents">
      <style:paragraph-properties fo:margin-left="0in" fo:margin-right="0in" fo:line-height="172%" fo:text-indent="0in" style:auto-text-indent="false"/>
      <style:text-properties fo:color="#000000" loext:opacity="100%" style:font-name="Liberation Serif" fo:font-size="12pt" style:font-size-asian="12pt" style:font-size-complex="12pt"/>
    </style:style>
    <style:style style:name="P7" style:family="paragraph" style:parent-style-name="Table_20_Contents">
      <style:paragraph-properties fo:line-height="172%"/>
      <style:text-properties fo:color="#000000" loext:opacity="100%" style:font-name="Liberation Serif" fo:font-size="12pt" style:font-size-asian="12pt" style:font-size-complex="12pt"/>
    </style:style>
    <style:style style:name="P8" style:family="paragraph" style:parent-style-name="Text_20_body">
      <style:text-properties fo:color="#000000" loext:opacity="100%" style:font-name="Liberation Serif" fo:font-size="12pt" style:font-size-asian="12pt" style:font-size-complex="12pt"/>
    </style:style>
    <style:style style:name="P9" style:family="paragraph" style:parent-style-name="Table_20_Heading">
      <style:paragraph-properties fo:margin-left="0in" fo:margin-right="0in" fo:line-height="172%" fo:text-align="start" style:justify-single-word="false" fo:text-indent="0in" style:auto-text-indent="false"/>
      <style:text-properties fo:color="#000000" loext:opacity="100%" style:font-name="Liberation Serif" fo:font-size="12pt" fo:font-weight="bold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000000" loext:opacity="100%" style:font-name="Liberation Serif" fo:font-size="12pt" fo:background-color="#4d6bfe" style:font-size-asian="12pt" style:font-size-complex="12pt" loext:padding="0in" loext:border="none"/>
    </style:style>
    <style:style style:name="P11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  <style:text-properties fo:color="#000000" loext:opacity="100%" fo:font-size="12pt" fo:font-weight="bold" style:font-size-asian="12pt" style:font-size-complex="12pt" loext:padding="0in" loext:border="none"/>
    </style:style>
    <style:style style:name="P12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000000" loext:opacity="100%" fo:font-size="12pt" fo:font-weight="bold" fo:background-color="transparent" style:font-size-asian="12pt" style:font-weight-asian="bold" style:font-size-complex="12pt" style:font-weight-complex="bold" loext:padding="0in" loext:border="none"/>
    </style:style>
    <style:style style:name="P13" style:family="paragraph" style:parent-style-name="Heading_20_3">
      <style:paragraph-properties fo:margin-left="0in" fo:margin-right="0in" fo:text-indent="0in" style:auto-text-indent="false"/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fo:color="#000000" loext:opacity="100%" fo:font-size="12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.1354in" style:contextual-spacing="false" style:line-height-at-least="0.2917in" fo:text-indent="0in" style:auto-text-indent="false"/>
      <style:text-properties fo:color="#000000" loext:opacity="100%" fo:font-size="12pt" style:font-size-asian="12pt" style:font-size-complex="12pt" loext:padding="0in" loext:border="none"/>
    </style:style>
    <style:style style:name="P17" style:family="paragraph" style:parent-style-name="Text_20_body">
      <style:paragraph-properties fo:margin-left="0in" fo:margin-right="0in" fo:margin-top="0.1354in" fo:margin-bottom="0in" style:contextual-spacing="false" style:line-height-at-least="0.2917in" fo:text-indent="0in" style:auto-text-indent="false"/>
      <style:text-properties fo:color="#000000" loext:opacity="100%" fo:font-size="12pt" style:font-size-asian="12pt" style:font-size-complex="12pt" loext:padding="0in" loext:border="none"/>
    </style:style>
    <style:style style:name="P18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000000" loext:opacity="100%" fo:font-size="12pt" fo:background-color="#4d6bfe" style:font-size-asian="12pt" style:font-size-complex="12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000000" loext:opacity="100%" fo:font-size="12pt" officeooo:rsid="001e1aab" officeooo:paragraph-rsid="001e1aab" fo:background-color="#4d6bfe" style:font-size-asian="12pt" style:font-size-complex="12pt" loext:padding="0in" loext:border="none"/>
    </style:style>
    <style:style style:name="P20" style:family="paragraph" style:parent-style-name="Heading_20_3">
      <style:text-properties fo:color="#000000" loext:opacity="100%" fo:font-size="17pt" style:font-size-asian="17pt" style:font-size-complex="17pt"/>
    </style:style>
    <style:style style:name="P21" style:family="paragraph" style:parent-style-name="Text_20_body">
      <style:text-properties fo:color="#000000" loext:opacity="100%" fo:font-size="17pt" style:font-size-asian="17pt" style:font-size-complex="17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P23" style:family="paragraph" style:parent-style-name="Text_20_body">
      <style:text-properties fo:color="#000000" loext:opacity="100%" fo:background-color="transparent"/>
    </style:style>
    <style:style style:name="P24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000000" loext:opacity="100%" fo:font-size="18pt" fo:font-weight="bold" officeooo:rsid="001e1aab" officeooo:paragraph-rsid="001e1aab" fo:background-color="transparent" style:font-size-asian="18pt" style:font-weight-asian="bold" style:font-size-complex="18pt" style:font-weight-complex="bold" loext:padding="0in" loext:border="none"/>
    </style:style>
    <style:style style:name="P25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26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</style:style>
    <style:style style:name="P27" style:family="paragraph" style:parent-style-name="Text_20_body">
      <style:paragraph-properties fo:margin-left="0in" fo:margin-right="0in" fo:margin-top="0.1874in" fo:margin-bottom="0.1354in" style:contextual-spacing="false" fo:line-height="150%" fo:text-indent="0in" style:auto-text-indent="false"/>
    </style:style>
    <style:style style:name="P28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000000" loext:opacity="100%" style:font-name="quote-cjk-patch" fo:font-size="13.5pt" fo:letter-spacing="normal" fo:font-style="normal" fo:font-weight="normal" fo:background-color="transparent"/>
    </style:style>
    <style:style style:name="P29" style:family="paragraph" style:parent-style-name="Heading_20_3">
      <style:paragraph-properties fo:margin-left="0in" fo:margin-right="0in" fo:margin-top="0.1354in" fo:margin-bottom="0in" style:contextual-spacing="false" style:line-height-at-least="0.2917in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 officeooo:paragraph-rsid="0020e3f6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1" style:family="paragraph" style:parent-style-name="Heading_20_3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3" style:family="paragraph" style:parent-style-name="Heading_20_3">
      <style:text-properties fo:font-variant="normal" fo:text-transform="none" fo:color="#000000" loext:opacity="100%" style:font-name="Liberation Serif" fo:font-size="12pt" fo:letter-spacing="normal" fo:font-style="normal" fo:font-weight="bold" style:font-size-asian="10.5pt" style:font-weight-asian="bold" style:font-size-complex="12pt" style:font-weight-complex="bold"/>
    </style:style>
    <style:style style:name="P34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7pt" fo:letter-spacing="normal" fo:font-style="normal" fo:font-weight="bold" style:font-size-asian="17pt" style:font-weight-asian="bold" style:font-size-complex="17pt" style:font-weight-complex="bold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7pt" fo:letter-spacing="normal" fo:font-style="normal" fo:font-weight="bold" officeooo:paragraph-rsid="0023db8d" style:font-size-asian="17pt" style:font-weight-asian="bold" style:font-size-complex="17pt" style:font-weight-complex="bold"/>
    </style:style>
    <style:style style:name="P39" style:family="paragraph" style:parent-style-name="Heading_20_3">
      <style:paragraph-properties fo:margin-left="0in" fo:margin-right="0in" fo:margin-top="0.1354in" fo:margin-bottom="0in" style:contextual-spacing="false" style:line-height-at-least="0.2917in" fo:text-indent="0in" style:auto-text-indent="false"/>
    </style:style>
    <style:style style:name="P40" style:family="paragraph" style:parent-style-name="Text_20_body">
      <style:paragraph-properties fo:margin-left="0in" fo:margin-right="0in" fo:margin-top="0.1354in" fo:margin-bottom="0in" style:contextual-spacing="false" style:line-height-at-least="0.2917in" fo:text-indent="0in" style:auto-text-indent="false"/>
    </style:style>
    <style:style style:name="P41" style:family="paragraph" style:parent-style-name="Heading_20_4">
      <style:paragraph-properties fo:margin-left="0in" fo:margin-right="0in" fo:margin-top="0.1874in" fo:margin-bottom="0.1354in" style:contextual-spacing="false" style:line-height-at-least="0.2917in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43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</style:style>
    <style:style style:name="P44" style:family="paragraph" style:parent-style-name="Text_20_body">
      <style:paragraph-properties fo:margin-left="0.3937in" fo:margin-right="0.3937in" fo:margin-top="0.1354in" fo:margin-bottom="0in" style:contextual-spacing="false" style:line-height-at-least="0.2917in" fo:text-indent="0in" style:auto-text-indent="false" fo:padding-left="0.1874in" fo:padding-right="0in" fo:padding-top="0in" fo:padding-bottom="0in" fo:border-left="1.5pt solid #737373" fo:border-right="none" fo:border-top="none" fo:border-bottom="none"/>
    </style:style>
    <style:style style:name="P45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</style:style>
    <style:style style:name="P46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47" style:family="paragraph" style:parent-style-name="Text_20_body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8" style:family="paragraph" style:parent-style-name="Table_20_Contents">
      <style:paragraph-properties fo:margin-left="0in" fo:margin-right="0in" fo:line-height="172%" fo:text-indent="0in" style:auto-text-indent="false"/>
    </style:style>
    <style:style style:name="P49" style:family="paragraph" style:parent-style-name="Text_20_body">
      <style:text-properties officeooo:paragraph-rsid="0021e6ec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P51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52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53" style:family="paragraph" style:parent-style-name="Text_20_body" style:list-style-name="L1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4" style:family="paragraph" style:parent-style-name="Text_20_body" style:list-style-name="L14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5" style:family="paragraph" style:parent-style-name="Text_20_body" style:list-style-name="L1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6" style:family="paragraph" style:parent-style-name="Text_20_body" style:list-style-name="L15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7" style:family="paragraph" style:parent-style-name="Text_20_body" style:list-style-name="L1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8" style:family="paragraph" style:parent-style-name="Text_20_body" style:list-style-name="L1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9" style:family="paragraph" style:parent-style-name="Text_20_body" style:list-style-name="L1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0" style:family="paragraph" style:parent-style-name="Text_20_body" style:list-style-name="L38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1" style:family="paragraph" style:parent-style-name="Text_20_body" style:list-style-name="L38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62" style:family="paragraph" style:parent-style-name="Text_20_body" style:list-style-name="L39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63" style:family="paragraph" style:parent-style-name="Text_20_body" style:list-style-name="L39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4" style:family="paragraph" style:parent-style-name="Text_20_body" style:list-style-name="L40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5" style:family="paragraph" style:parent-style-name="Text_20_body" style:list-style-name="L4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6" style:family="paragraph" style:parent-style-name="Text_20_body" style:list-style-name="L4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7" style:family="paragraph" style:parent-style-name="Text_20_body" style:list-style-name="L4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68" style:family="paragraph" style:parent-style-name="Text_20_body" style:list-style-name="L4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9" style:family="paragraph" style:parent-style-name="Text_20_body" style:list-style-name="L4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0" style:family="paragraph" style:parent-style-name="Text_20_body" style:list-style-name="L4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1" style:family="paragraph" style:parent-style-name="Text_20_body" style:list-style-name="L4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2" style:family="paragraph" style:parent-style-name="Text_20_body" style:list-style-name="L46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3" style:family="paragraph" style:parent-style-name="Text_20_body" style:list-style-name="L4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4" style:family="paragraph" style:parent-style-name="Text_20_body" style:list-style-name="L48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5" style:family="paragraph" style:parent-style-name="Text_20_body" style:list-style-name="L48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6" style:family="paragraph" style:parent-style-name="Text_20_body" style:list-style-name="L49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7" style:family="paragraph" style:parent-style-name="Text_20_body" style:list-style-name="L50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8" style:family="paragraph" style:parent-style-name="Text_20_body" style:list-style-name="L51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9" style:family="paragraph" style:parent-style-name="Text_20_body" style:list-style-name="L5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0" style:family="paragraph" style:parent-style-name="Text_20_body" style:list-style-name="L6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1" style:family="paragraph" style:parent-style-name="Text_20_body" style:list-style-name="L6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2" style:family="paragraph" style:parent-style-name="Text_20_body" style:list-style-name="L6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3" style:family="paragraph" style:parent-style-name="Text_20_body" style:list-style-name="L6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4" style:family="paragraph" style:parent-style-name="Text_20_body" style:list-style-name="L6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5" style:family="paragraph" style:parent-style-name="Text_20_body" style:list-style-name="L66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86" style:family="paragraph" style:parent-style-name="Text_20_body" style:list-style-name="L6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7" style:family="paragraph" style:parent-style-name="Text_20_body" style:list-style-name="L6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8" style:family="paragraph" style:parent-style-name="Text_20_body" style:list-style-name="L68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89" style:family="paragraph" style:parent-style-name="Text_20_body" style:list-style-name="L68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90" style:family="paragraph" style:parent-style-name="Text_20_body" style:list-style-name="L69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91" style:family="paragraph" style:parent-style-name="Text_20_body" style:list-style-name="L18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92" style:family="paragraph" style:parent-style-name="Text_20_body" style:list-style-name="L19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93" style:family="paragraph" style:parent-style-name="Text_20_body" style:list-style-name="L20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94" style:family="paragraph" style:parent-style-name="Text_20_body" style:list-style-name="L2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95" style:family="paragraph" style:parent-style-name="Text_20_body" style:list-style-name="L22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96" style:family="paragraph" style:parent-style-name="Text_20_body" style:list-style-name="L2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97" style:family="paragraph" style:parent-style-name="Text_20_body" style:list-style-name="L24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98" style:family="paragraph" style:parent-style-name="Text_20_body" style:list-style-name="L24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99" style:family="paragraph" style:parent-style-name="Text_20_body" style:list-style-name="L2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0" style:family="paragraph" style:parent-style-name="Text_20_body" style:list-style-name="L26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1" style:family="paragraph" style:parent-style-name="Text_20_body" style:list-style-name="L26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02" style:family="paragraph" style:parent-style-name="Text_20_body" style:list-style-name="L27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3" style:family="paragraph" style:parent-style-name="Text_20_body" style:list-style-name="L27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04" style:family="paragraph" style:parent-style-name="Text_20_body" style:list-style-name="L28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5" style:family="paragraph" style:parent-style-name="Text_20_body" style:list-style-name="L28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06" style:family="paragraph" style:parent-style-name="Text_20_body" style:list-style-name="L29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7" style:family="paragraph" style:parent-style-name="Text_20_body" style:list-style-name="L30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8" style:family="paragraph" style:parent-style-name="Text_20_body" style:list-style-name="L3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09" style:family="paragraph" style:parent-style-name="Text_20_body" style:list-style-name="L32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10" style:family="paragraph" style:parent-style-name="Text_20_body" style:list-style-name="L3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1" style:family="paragraph" style:parent-style-name="Text_20_body" style:list-style-name="L3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2" style:family="paragraph" style:parent-style-name="Text_20_body" style:list-style-name="L34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13" style:family="paragraph" style:parent-style-name="Text_20_body" style:list-style-name="L34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4" style:family="paragraph" style:parent-style-name="Text_20_body" style:list-style-name="L35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15" style:family="paragraph" style:parent-style-name="Text_20_body" style:list-style-name="L3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6" style:family="paragraph" style:parent-style-name="Text_20_body" style:list-style-name="L36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7" style:family="paragraph" style:parent-style-name="Text_20_body" style:list-style-name="L37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8" style:family="paragraph" style:parent-style-name="Text_20_body" style:list-style-name="L5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19" style:family="paragraph" style:parent-style-name="Text_20_body" style:list-style-name="L5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0" style:family="paragraph" style:parent-style-name="Text_20_body" style:list-style-name="L54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21" style:family="paragraph" style:parent-style-name="Text_20_body" style:list-style-name="L54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2" style:family="paragraph" style:parent-style-name="Text_20_body" style:list-style-name="L55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23" style:family="paragraph" style:parent-style-name="Text_20_body" style:list-style-name="L5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4" style:family="paragraph" style:parent-style-name="Text_20_body" style:list-style-name="L56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5" style:family="paragraph" style:parent-style-name="Text_20_body" style:list-style-name="L57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6" style:family="paragraph" style:parent-style-name="Text_20_body" style:list-style-name="L58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7" style:family="paragraph" style:parent-style-name="Text_20_body" style:list-style-name="L59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8" style:family="paragraph" style:parent-style-name="Text_20_body" style:list-style-name="L60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29" style:family="paragraph" style:parent-style-name="Text_20_body" style:list-style-name="L70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0" style:family="paragraph" style:parent-style-name="Text_20_body" style:list-style-name="L7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1" style:family="paragraph" style:parent-style-name="Text_20_body" style:list-style-name="L72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32" style:family="paragraph" style:parent-style-name="Text_20_body" style:list-style-name="L7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3" style:family="paragraph" style:parent-style-name="Text_20_body" style:list-style-name="L73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34" style:family="paragraph" style:parent-style-name="Text_20_body" style:list-style-name="L7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5" style:family="paragraph" style:parent-style-name="Text_20_body" style:list-style-name="L74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6" style:family="paragraph" style:parent-style-name="Text_20_body" style:list-style-name="L75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37" style:family="paragraph" style:parent-style-name="Text_20_body" style:list-style-name="L7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8" style:family="paragraph" style:parent-style-name="Text_20_body" style:list-style-name="L76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39" style:family="paragraph" style:parent-style-name="Text_20_body" style:list-style-name="L77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40" style:family="paragraph" style:parent-style-name="Text_20_body" style:list-style-name="L78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41" style:family="paragraph" style:parent-style-name="Text_20_body" style:list-style-name="L79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42" style:family="paragraph" style:parent-style-name="Text_20_body" style:list-style-name="L79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43" style:family="paragraph" style:parent-style-name="Text_20_body" style:list-style-name="L80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44" style:family="paragraph" style:parent-style-name="Text_20_body" style:list-style-name="L81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45" style:family="paragraph" style:parent-style-name="Text_20_body" style:list-style-name="L8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46" style:family="paragraph" style:parent-style-name="Text_20_body" style:list-style-name="L83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47" style:family="paragraph" style:parent-style-name="Text_20_body" style:list-style-name="L84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48" style:family="paragraph" style:parent-style-name="Text_20_body" style:list-style-name="L85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49" style:family="paragraph" style:parent-style-name="Text_20_body" style:list-style-name="L8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50" style:family="paragraph" style:parent-style-name="Text_20_body" style:list-style-name="L86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51" style:family="paragraph" style:parent-style-name="Text_20_body" style:list-style-name="L87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52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fo:font-size="12pt" style:font-size-asian="12pt" style:font-size-complex="12pt" loext:padding="0in" loext:border="none"/>
    </style:style>
    <style:style style:name="P153" style:family="paragraph" style:parent-style-name="Text_20_body" style:list-style-name="L2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fo:font-size="12pt" loext:padding="0in" loext:border="none"/>
    </style:style>
    <style:style style:name="P154" style:family="paragraph" style:parent-style-name="Text_20_body" style:list-style-name="L24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55" style:family="paragraph" style:parent-style-name="Text_20_body" style:list-style-name="L27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56" style:family="paragraph" style:parent-style-name="Text_20_body" style:list-style-name="L28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57" style:family="paragraph" style:parent-style-name="Text_20_body" style:list-style-name="L3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58" style:family="paragraph" style:parent-style-name="Text_20_body" style:list-style-name="L34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59" style:family="paragraph" style:parent-style-name="Text_20_body" style:list-style-name="L7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0" style:family="paragraph" style:parent-style-name="Text_20_body" style:list-style-name="L7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1" style:family="paragraph" style:parent-style-name="Text_20_body" style:list-style-name="L75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2" style:family="paragraph" style:parent-style-name="Text_20_body" style:list-style-name="L7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3" style:family="paragraph" style:parent-style-name="Text_20_body" style:list-style-name="L79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4" style:family="paragraph" style:parent-style-name="Text_20_body" style:list-style-name="L80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5" style:family="paragraph" style:parent-style-name="Text_20_body" style:list-style-name="L8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6" style:family="paragraph" style:parent-style-name="Text_20_body" style:list-style-name="L8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7" style:family="paragraph" style:parent-style-name="Text_20_body" style:list-style-name="L8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8" style:family="paragraph" style:parent-style-name="Text_20_body" style:list-style-name="L85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69" style:family="paragraph" style:parent-style-name="Text_20_body" style:list-style-name="L75">
      <style:paragraph-properties fo:margin-left="0in" fo:margin-right="0in" fo:margin-top="0in" fo:margin-bottom="0in" style:contextual-spacing="false" fo:line-height="150%" fo:text-align="center" style:justify-single-word="false" fo:orphans="60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70" style:family="paragraph" style:parent-style-name="Text_20_body" style:list-style-name="L85">
      <style:paragraph-properties fo:margin-left="0in" fo:margin-right="0in" fo:margin-top="0in" fo:margin-bottom="0in" style:contextual-spacing="false" fo:line-height="150%" fo:text-align="center" style:justify-single-word="false" fo:orphans="60" fo:text-indent="0in" style:auto-text-indent="false" fo:padding="0in" fo:border="none"/>
      <style:text-properties fo:color="#000000" loext:opacity="100%" style:font-name="Liberation Serif" fo:font-size="12pt" style:font-size-asian="12pt" style:font-size-complex="12pt" loext:padding="0in" loext:border="none"/>
    </style:style>
    <style:style style:name="P171" style:family="paragraph" style:parent-style-name="Text_20_body" style:list-style-name="L75">
      <style:paragraph-properties fo:margin-left="0in" fo:margin-right="0in" fo:margin-top="0.1354in" fo:margin-bottom="0.1354in" style:contextual-spacing="false" style:line-height-at-least="0.2602in" fo:text-indent="0in" style:auto-text-indent="false" fo:padding="0in" fo:border="none"/>
      <style:text-properties fo:color="#000000" loext:opacity="100%" style:font-name="Liberation Serif" fo:font-size="12pt" fo:font-weight="bold" fo:background-color="#ffffff" style:font-size-asian="12pt" style:font-size-complex="12pt" loext:padding="0in" loext:border="none"/>
    </style:style>
    <style:style style:name="P172" style:family="paragraph" style:parent-style-name="Text_20_body" style:list-style-name="L85">
      <style:paragraph-properties fo:margin-left="0in" fo:margin-right="0in" fo:margin-top="0.1354in" fo:margin-bottom="0.1354in" style:contextual-spacing="false" style:line-height-at-least="0.2602in" fo:text-indent="0in" style:auto-text-indent="false" fo:padding="0in" fo:border="none"/>
      <style:text-properties fo:color="#000000" loext:opacity="100%" style:font-name="Liberation Serif" fo:font-size="12pt" fo:font-weight="bold" fo:background-color="#ffffff" style:font-size-asian="12pt" style:font-size-complex="12pt" loext:padding="0in" loext:border="none"/>
    </style:style>
    <style:style style:name="P173" style:family="paragraph" style:parent-style-name="Text_20_body" style:list-style-name="L75">
      <style:paragraph-properties fo:margin-left="0in" fo:margin-right="0in" fo:margin-top="0.1354in" fo:margin-bottom="0.1354in" style:contextual-spacing="false" style:line-height-at-least="0.2602in" fo:text-indent="0in" style:auto-text-indent="false" fo:padding="0in" fo:border="none"/>
      <style:text-properties fo:color="#000000" loext:opacity="100%" style:font-name="Liberation Serif" fo:font-size="12pt" fo:font-weight="normal" fo:background-color="#212327" style:font-size-asian="12pt" style:font-size-complex="12pt" loext:padding="0in" loext:border="none"/>
    </style:style>
    <style:style style:name="P174" style:family="paragraph" style:parent-style-name="Text_20_body" style:list-style-name="L85">
      <style:paragraph-properties fo:margin-left="0in" fo:margin-right="0in" fo:margin-top="0.1354in" fo:margin-bottom="0.1354in" style:contextual-spacing="false" style:line-height-at-least="0.2602in" fo:text-indent="0in" style:auto-text-indent="false" fo:padding="0in" fo:border="none"/>
      <style:text-properties fo:color="#000000" loext:opacity="100%" style:font-name="Liberation Serif" fo:font-size="12pt" fo:font-weight="normal" fo:background-color="#212327" style:font-size-asian="12pt" style:font-size-complex="12pt" loext:padding="0in" loext:border="none"/>
    </style:style>
    <style:style style:name="P175" style:family="paragraph" style:parent-style-name="Text_20_body" style:list-style-name="L75">
      <style:paragraph-properties fo:margin-left="0in" fo:margin-right="0.0417in" fo:margin-top="0.1354in" fo:margin-bottom="0.1354in" style:contextual-spacing="false" style:line-height-at-least="0.1252in" fo:text-indent="0in" style:auto-text-indent="false" fo:padding="0in" fo:border="none"/>
      <style:text-properties fo:color="#000000" loext:opacity="100%" style:font-name="Liberation Serif" fo:font-size="12pt" fo:background-color="#292a2d" style:font-size-asian="12pt" style:font-size-complex="12pt" loext:padding="0in" loext:border="none"/>
    </style:style>
    <style:style style:name="P176" style:family="paragraph" style:parent-style-name="Text_20_body" style:list-style-name="L85">
      <style:paragraph-properties fo:margin-left="0in" fo:margin-right="0.0417in" fo:margin-top="0.1354in" fo:margin-bottom="0.1354in" style:contextual-spacing="false" style:line-height-at-least="0.1252in" fo:text-indent="0in" style:auto-text-indent="false" fo:padding="0in" fo:border="none"/>
      <style:text-properties fo:color="#000000" loext:opacity="100%" style:font-name="Liberation Serif" fo:font-size="12pt" fo:background-color="#292a2d" style:font-size-asian="12pt" style:font-size-complex="12pt" loext:padding="0in" loext:border="none"/>
    </style:style>
    <style:style style:name="P177" style:family="paragraph" style:parent-style-name="Text_20_body" style:list-style-name="L85">
      <loext:graphic-properties draw:fill="solid" draw:fill-color="#585858" draw:opacity="100%"/>
      <style:paragraph-properties fo:margin-left="0in" fo:margin-right="0in" fo:margin-top="0in" fo:margin-bottom="0in" style:contextual-spacing="false" fo:line-height="150%" fo:text-align="center" style:justify-single-word="false" fo:orphans="60" fo:text-indent="0in" style:auto-text-indent="false" fo:background-color="#585858" fo:padding="0in" fo:border="none"/>
      <style:text-properties fo:color="#000000" loext:opacity="100%" style:font-name="Liberation Serif" fo:font-size="12pt" fo:background-color="#585858" style:font-size-asian="12pt" style:font-size-complex="12pt" loext:padding="0in" loext:border="none"/>
    </style:style>
    <style:style style:name="P178" style:family="paragraph" style:parent-style-name="Text_20_body" style:list-style-name="L2"/>
    <style:style style:name="P179" style:family="paragraph" style:parent-style-name="Text_20_body" style:list-style-name="L3"/>
    <style:style style:name="P180" style:family="paragraph" style:parent-style-name="Text_20_body" style:list-style-name="L4"/>
    <style:style style:name="P181" style:family="paragraph" style:parent-style-name="Text_20_body" style:list-style-name="L4">
      <style:text-properties officeooo:paragraph-rsid="001f4148"/>
    </style:style>
    <style:style style:name="P182" style:family="paragraph" style:parent-style-name="Text_20_body" style:list-style-name="L5"/>
    <style:style style:name="P183" style:family="paragraph" style:parent-style-name="Text_20_body" style:list-style-name="L6"/>
    <style:style style:name="P184" style:family="paragraph" style:parent-style-name="Text_20_body" style:list-style-name="L7"/>
    <style:style style:name="P185" style:family="paragraph" style:parent-style-name="Text_20_body" style:list-style-name="L8"/>
    <style:style style:name="P186" style:family="paragraph" style:parent-style-name="Text_20_body" style:list-style-name="L9"/>
    <style:style style:name="P187" style:family="paragraph" style:parent-style-name="Text_20_body" style:list-style-name="L10"/>
    <style:style style:name="P188" style:family="paragraph" style:parent-style-name="Text_20_body" style:list-style-name="L11"/>
    <style:style style:name="P189" style:family="paragraph" style:parent-style-name="Text_20_body" style:list-style-name="L12"/>
    <style:style style:name="P190" style:family="paragraph" style:parent-style-name="Text_20_body" style:list-style-name="L1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91" style:family="paragraph" style:parent-style-name="Text_20_body" style:list-style-name="L16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92" style:family="paragraph" style:parent-style-name="Text_20_body" style:list-style-name="L17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93" style:family="paragraph" style:parent-style-name="Text_20_body" style:list-style-name="L1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94" style:family="paragraph" style:parent-style-name="Text_20_body">
      <style:paragraph-properties fo:margin-left="0in" fo:margin-right="0in" fo:margin-top="0.1354in" fo:margin-bottom="0in" style:contextual-spacing="false" style:line-height-at-least="0.2917in" fo:text-indent="0in" style:auto-text-indent="false"/>
      <style:text-properties fo:font-variant="normal" fo:text-transform="none" fo:color="#000000" loext:opacity="100%" style:font-name="quote-cjk-patch" fo:font-size="17pt" fo:letter-spacing="normal" fo:font-style="normal" fo:font-weight="bold" officeooo:paragraph-rsid="0020e3f6" style:font-size-asian="17pt" style:font-weight-asian="bold" style:font-size-complex="17pt" style:font-weight-complex="bold" loext:padding="0in" loext:border="none"/>
    </style:style>
    <style:style style:name="P195" style:family="paragraph" style:parent-style-name="Text_20_body" style:list-style-name="L38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96" style:family="paragraph" style:parent-style-name="Text_20_body" style:list-style-name="L4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97" style:family="paragraph" style:parent-style-name="Text_20_body" style:list-style-name="L48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98" style:family="paragraph" style:parent-style-name="Text_20_body" style:list-style-name="L5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99" style:family="paragraph" style:parent-style-name="Text_20_body" style:list-style-name="L68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00" style:family="paragraph" style:parent-style-name="Text_20_body" style:list-style-name="L88"/>
    <style:style style:name="P201" style:family="paragraph" style:parent-style-name="Text_20_body" style:list-style-name="L89"/>
    <style:style style:name="P202" style:family="paragraph" style:parent-style-name="Text_20_body" style:list-style-name="L90"/>
    <style:style style:name="P203" style:family="paragraph" style:parent-style-name="Text_20_body" style:list-style-name="L91"/>
    <style:style style:name="P204" style:family="paragraph" style:parent-style-name="Text_20_body" style:list-style-name="L92"/>
    <style:style style:name="P205" style:family="paragraph" style:parent-style-name="Text_20_body" style:list-style-name="L93"/>
    <style:style style:name="P206" style:family="paragraph" style:parent-style-name="Text_20_body" style:list-style-name="L94"/>
    <style:style style:name="P207" style:family="paragraph" style:parent-style-name="Text_20_body" style:list-style-name="L95"/>
    <style:style style:name="P208" style:family="paragraph" style:parent-style-name="Text_20_body" style:list-style-name="L96"/>
    <style:style style:name="P209" style:family="paragraph" style:parent-style-name="Text_20_body" style:list-style-name="L97"/>
    <style:style style:name="P210" style:family="paragraph" style:parent-style-name="Text_20_body" style:list-style-name="L98"/>
    <style:style style:name="P211" style:family="paragraph" style:parent-style-name="Text_20_body" style:list-style-name="L99"/>
    <style:style style:name="P212" style:family="paragraph" style:parent-style-name="Text_20_body" style:list-style-name="L100"/>
    <style:style style:name="P213" style:family="paragraph" style:parent-style-name="Text_20_body" style:list-style-name="L101"/>
    <style:style style:name="T1" style:family="text">
      <style:text-properties fo:font-weight="bold" loext:padding="0in" loext:border="none"/>
    </style:style>
    <style:style style:name="T2" style:family="text">
      <style:text-properties fo:font-weight="bold" style:font-size-asian="12pt"/>
    </style:style>
    <style:style style:name="T3" style:family="text">
      <style:text-properties fo:font-weight="bold" style:font-size-asian="12pt" loext:padding="0in" loext:border="none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color="#000000" loext:opacity="100%" fo:font-size="12pt" fo:font-weight="bold" loext:padding="0in" loext:border="none"/>
    </style:style>
    <style:style style:name="T6" style:family="text">
      <style:text-properties fo:color="#000000" loext:opacity="100%" fo:font-size="12pt" fo:font-weight="bold" style:font-size-asian="12pt" style:font-size-complex="12pt" loext:padding="0in" loext:border="none"/>
    </style:style>
    <style:style style:name="T7" style:family="text">
      <style:text-properties fo:color="#000000" loext:opacity="100%" fo:font-size="12pt" loext:padding="0in" loext:border="none"/>
    </style:style>
    <style:style style:name="T8" style:family="text">
      <style:text-properties fo:color="#000000" loext:opacity="100%" fo:font-size="12pt" style:font-size-asian="12pt" style:font-size-complex="12pt" loext:padding="0in" loext:border="none"/>
    </style:style>
    <style:style style:name="T9" style:family="text">
      <style:text-properties fo:color="#000000" loext:opacity="100%" fo:font-size="13.5pt" fo:font-weight="bold" loext:padding="0in" loext:border="none"/>
    </style:style>
    <style:style style:name="T10" style:family="text">
      <style:text-properties fo:color="#000000" loext:opacity="100%" style:text-line-through-style="none" style:text-line-through-type="none" style:font-name="Liberation Serif" fo:font-size="12pt" style:text-underline-style="none" style:text-blinking="false" style:font-size-asian="12pt" style:font-size-complex="12pt" loext:padding="0.0193in" loext:border-left="2.24pt solid #ffffff" loext:border-right="2.24pt solid #ffffff" loext:border-top="1.5pt solid #ffffff" loext:border-bottom="1.5pt solid #ffffff"/>
    </style:style>
    <style:style style:name="T11" style:family="text">
      <style:text-properties fo:color="#000000" loext:opacity="100%" style:font-name="Liberation Serif" fo:font-size="12pt" fo:font-weight="bold" style:font-size-asian="12pt" style:font-size-complex="12pt"/>
    </style:style>
    <style:style style:name="T12" style:family="text">
      <style:text-properties fo:color="#000000" loext:opacity="100%" style:font-name="Liberation Serif" fo:font-size="12pt" fo:font-weight="bold" style:font-size-asian="12pt" style:font-size-complex="12pt" loext:padding="0in" loext:border="none"/>
    </style:style>
    <style:style style:name="T13" style:family="text">
      <style:text-properties fo:color="#000000" loext:opacity="100%" style:font-name="Liberation Serif" fo:font-size="12pt" fo:font-weight="bold" fo:background-color="#424242" loext:char-shading-value="0" style:font-size-asian="12pt" style:font-size-complex="12pt" loext:padding="0in" loext:border="none"/>
    </style:style>
    <style:style style:name="T14" style:family="text">
      <style:text-properties fo:color="#000000" loext:opacity="100%" style:font-name="Liberation Serif" fo:font-size="12pt" style:font-size-asian="12pt" style:font-size-complex="12pt"/>
    </style:style>
    <style:style style:name="T15" style:family="text">
      <style:text-properties fo:color="#000000" loext:opacity="100%" style:font-name="Liberation Serif" fo:font-size="12pt" style:font-size-asian="12pt" style:font-size-complex="12pt" loext:padding="0in" loext:border="none"/>
    </style:style>
    <style:style style:name="T16" style:family="text">
      <style:text-properties fo:background-color="#ffff00" loext:char-shading-value="0"/>
    </style:style>
    <style:style style:name="T17" style:family="text">
      <style:text-properties fo:font-variant="normal" fo:text-transform="none" style:font-name="quote-cjk-patch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style:font-name="quote-cjk-patch" fo:letter-spacing="normal" fo:font-style="normal" fo:font-weight="bold" fo:background-color="transparent" loext:char-shading-value="0"/>
    </style:style>
    <style:style style:name="T19" style:family="text"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fo:color="#000000" loext:opacity="100%" style:font-name="quote-cjk-patch" fo:font-size="12pt" fo:letter-spacing="normal" fo:font-style="normal" fo:font-weight="normal" style:font-size-asian="12pt" style:font-size-complex="12pt" loext:padding="0in" loext:border="none"/>
    </style:style>
    <style:style style:name="T21" style:family="text">
      <style:text-properties fo:font-variant="normal" fo:text-transform="none" fo:color="#000000" loext:opacity="100%" style:font-name="quote-cjk-patch" fo:font-size="12pt" fo:letter-spacing="normal" fo:font-style="normal" fo:font-weight="bold" fo:background-color="transparent" loext:char-shading-value="0"/>
    </style:style>
    <style:style style:name="T22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 loext:padding="0in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7pt" fo:letter-spacing="normal" fo:font-style="normal" fo:font-weight="bold" style:font-size-asian="17pt" style:font-weight-asian="bold" style:font-size-complex="17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7pt" fo:letter-spacing="normal" fo:font-style="normal" style:font-size-asian="17pt" style:font-size-complex="17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.0193in" loext:border-left="2.24pt solid #ffffff" loext:border-right="2.24pt solid #ffffff" loext:border-top="1.5pt solid #ffffff" loext:border-bottom="1.5pt solid #ffffff"/>
    </style:style>
    <style:style style:name="T29" style:family="text">
      <style:text-properties fo:font-variant="normal" fo:text-transform="none" style:font-name="Liberation Serif" fo:letter-spacing="normal" fo:font-style="normal" fo:font-weight="bold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31" style:family="text">
      <style:text-properties fo:font-size="13.5pt" fo:font-weight="bold" loext:padding="0in" loext:border="none"/>
    </style:style>
    <style:style style:name="T32" style:family="text">
      <style:text-properties style:font-name="Liberation Serif" fo:font-weight="bold" style:font-size-asian="12pt" loext:padding="0in" loext:border="none"/>
    </style:style>
    <style:style style:name="T33" style:family="text">
      <style:text-properties fo:font-size="17pt" style:font-size-asian="17pt" style:font-size-complex="17pt"/>
    </style:style>
    <style:style style:name="T34" style:family="text">
      <style:text-properties fo:font-size="17pt" fo:font-weight="bold" style:font-size-asian="17pt" style:font-weight-asian="bold" style:font-size-complex="17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-0.1965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-0.1965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-0.1965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-0.1965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-0.1965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Το άρθρο "Standards and Guidelines for the Interpretation and Reporting of Sequence Variants in Cancer" παρουσιάζει μια <text:span text:style-name="T16">οδηγία για την ερμηνεία και την αναφορά γενετικών παραλλαγών στον καρκίνο, που βασίζεται σε συναίνεση ειδικών από πολλές οργανώσεις</text:span>, όπως η Association for Molecular Pathology (AMP), η American Society of Clinical Oncology (ASCO) και το College of American Pathologists (CAP).</text:p>
      <text:h text:style-name="P11" text:outline-level="3">Κύρια Σημεία:</text:h>
      <text:list text:style-name="L1">
        <text:list-item>
          <text:p text:style-name="P51"><text:span text:style-name="Strong_20_Emphasis"><text:span text:style-name="T6">Ταξινόμηση Παραλλαγών</text:span></text:span><text:span text:style-name="T8">:<text:line-break/>Οι παραλλαγές κατηγοριοποιούνται σε τέσσερις βαθμίδες (tiers) με βάση την κλινική τους σημασία:</text:span></text:p>
          <text:list>
            <text:list-item>
              <text:p text:style-name="P52"><text:span text:style-name="Strong_20_Emphasis"><text:span text:style-name="T6">Tier I</text:span></text:span><text:span text:style-name="T8">: Παραλλαγές με ισχυρή κλινική σημασία (π.χ., αυτές που συνδέονται με θεραπείες εγκεκριμένες από τον FDA).</text:span></text:p>
            </text:list-item>
            <text:list-item>
              <text:p text:style-name="P52"><text:span text:style-name="Strong_20_Emphasis"><text:span text:style-name="T6">Tier II</text:span></text:span><text:span text:style-name="T8">: Παραλλαγές με πιθανή κλινική σημασία (π.χ., θεραπείες για άλλους τύπους καρκίνου ή σε κλινικές δοκιμές).</text:span></text:p>
            </text:list-item>
            <text:list-item>
              <text:p text:style-name="P52"><text:span text:style-name="Strong_20_Emphasis"><text:span text:style-name="T6">Tier III</text:span></text:span><text:span text:style-name="T8">: Παραλλαγές άγνωστης κλινικής σημασίας.</text:span></text:p>
            </text:list-item>
            <text:list-item>
              <text:p text:style-name="P52"><text:span text:style-name="Strong_20_Emphasis"><text:span text:style-name="T6">Tier IV</text:span></text:span><text:span text:style-name="T8">: Καλοήθεις ή πιθανώς καλοήθεις παραλλαγές.</text:span></text:p>
              <text:p text:style-name="P52"><text:span text:style-name="T8"/></text:p>
            </text:list-item>
          </text:list>
        </text:list-item>
        <text:list-item>
          <text:p text:style-name="P51"><text:span text:style-name="Strong_20_Emphasis"><text:span text:style-name="T6">Βάσεις Δεδομένων και Εργαλεία</text:span></text:span><text:span text:style-name="T8">:</text:span></text:p>
          <text:list>
            <text:list-item>
              <text:p text:style-name="P152">Χρησιμοποιούνται βάσεις δεδομένων (π.χ., COSMIC, ClinVar) και υπολογιστικά εργαλεία (π.χ., PolyPhen-2, SIFT) για την ανάλυση και την ερμηνεία των παραλλαγών.</text:p>
            </text:list-item>
            <text:list-item>
              <text:p text:style-name="P152">Τονίζεται η σημασία της χρήσης πρότυπης ονοματολογίας (HGVS) και γονιδιωματικών συντεταγμένων.</text:p>
            </text:list-item>
          </text:list>
        </text:list-item>
        <text:list-item>
          <text:p text:style-name="P51"><text:span text:style-name="Strong_20_Emphasis"><text:span text:style-name="T6">Αναφορά Αποτελεσμάτων</text:span></text:span><text:span text:style-name="T8">:</text:span></text:p>
          <text:list>
            <text:list-item>
              <text:p text:style-name="P152">Οι εκθέσεις πρέπει να είναι σαφείς και συνοπτικές, με έμφαση στις πληροφορίες που είναι πιο σχετικές για τη λήψη κλινικών αποφάσεων.</text:p>
            </text:list-item>
            <text:list-item>
              <text:p text:style-name="P152">Περιλαμβάνουν πληροφορίες για τη μέθοδο, τα όρια ανίχνευσης και τις πιθανές θεραπευτικές επιπτώσεις.</text:p>
            </text:list-item>
          </text:list>
        </text:list-item>
        <text:list-item>
          <text:p text:style-name="P51"><text:span text:style-name="Strong_20_Emphasis"><text:span text:style-name="T6">Διαχωρισμός Σωματικών και Κληρονομικών Παραλλαγών</text:span></text:span><text:span text:style-name="T8">:</text:span></text:p>
          <text:list>
            <text:list-item>
              <text:p text:style-name="P152">Τονίζεται η ανάγκη διαφοροποίησης μεταξύ σωματικών και κληρονομικών παραλλαγών, ιδιαίτερα όταν εντοπίζονται παραλλαγές σε γονίδια που σχετίζονται με κληρονομικά σύνδρομα.</text:p>
            </text:list-item>
          </text:list>
          <text:p text:style-name="P51"><text:span text:style-name="Strong_20_Emphasis"><text:span text:style-name="T6"/></text:span></text:p>
          <text:p text:style-name="P51"><text:span text:style-name="Strong_20_Emphasis"><text:span text:style-name="T6"/></text:span></text:p>
        </text:list-item>
        <text:list-item>
          <text:p text:style-name="P51"><text:soft-page-break/><text:span text:style-name="Strong_20_Emphasis"><text:span text:style-name="T6">Συνεχής Ενημέρωση</text:span></text:span><text:span text:style-name="T8">:</text:span></text:p>
          <text:list>
            <text:list-item>
              <text:p text:style-name="P152">Η γνώση στον τομέα της καρκινογενετικής εξελίσσεται γρήγορα, επομένως οι παραλλαγές πρέπει να επανεκτιμώνται περιοδικά.</text:p>
            </text:list-item>
          </text:list>
        </text:list-item>
      </text:list>
      <text:h text:style-name="P11" text:outline-level="3">Συμπέρασμα:</text:h>
      <text:p text:style-name="P17">Οι οδηγίες αυτές αποσκοπούν στην τυποποίηση της ερμηνείας και της αναφοράς γενετικών παραλλαγών στον καρκίνο, ώστε να βελτιωθεί η ακρίβεια και η συνέπεια στις κλινικές διαγνώσεις και θεραπείες. Η προσέγγιση βασίζεται σε αποδεικτικά στοιχεία και συνεργασία πολυεπιστημονικών ομάδων, με στόχο την προσωποποιημένη ιατρική.</text:p>
      <text:p text:style-name="P18"/>
      <text:p text:style-name="P18"/>
      <text:p text:style-name="P12">Ακολουθεί αναλυτική παρουσίαση των πιο σημαντικών σημείων του άρθρου:</text:p>
      <text:p text:style-name="Horizontal_20_Line"/>
      <text:h text:style-name="Heading_20_2" text:outline-level="2">1. Σκοπός του Άρθρου</text:h>
      <text:p text:style-name="Text_20_body">Το άρθρο παρέχει <text:span text:style-name="Strong_20_Emphasis">οδηγίες ερμηνείας και αναφοράς σωματικών μεταλλάξεων</text:span> σε δείγματα όγκων με χρήση τεχνολογιών επόμενης γενιάς αλληλούχισης (NGS), στο πλαίσιο της <text:span text:style-name="Strong_20_Emphasis">ιατρικής ακριβείας</text:span>.</text:p>
      <text:p text:style-name="Quotations">🔹 Συντάχθηκε από την Association for Molecular Pathology (AMP) με τη συμμετοχή ACMG, ASCO και CAP.</text:p>
      <text:p text:style-name="Horizontal_20_Line"/>
      <text:h text:style-name="Heading_20_2" text:outline-level="2">2. Τετραβάθμιο Σύστημα Κατηγοριοποίησης Μεταλλάξεων</text:h>
      <text:p text:style-name="Text_20_body">Προτείνεται ένα <text:span text:style-name="Strong_20_Emphasis">τετραεπίπεδο σύστημα αξιολόγησης</text:span> μεταλλάξεων, με βάση την κλινική τους σημασία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er</text:p>
            </table:table-cell>
            <table:table-cell table:style-name="Table1.A1" office:value-type="string">
              <text:p text:style-name="Table_20_Heading">Περιγραφή</text:p>
            </table:table-cell>
            <table:table-cell table:style-name="Table1.A1" office:value-type="string">
              <text:p text:style-name="Table_20_Heading">Επίπεδο Τεκμηρίωσης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</text:span></text:p>
          </table:table-cell>
          <table:table-cell table:style-name="Table1.A1" office:value-type="string">
            <text:p text:style-name="Table_20_Contents">Ισχυρή Κλινική Σημασία</text:p>
          </table:table-cell>
          <table:table-cell table:style-name="Table1.A1" office:value-type="string">
            <text:p text:style-name="Table_20_Contents">Επίπεδα A &amp; B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I</text:span></text:p>
          </table:table-cell>
          <table:table-cell table:style-name="Table1.A1" office:value-type="string">
            <text:p text:style-name="Table_20_Contents">Πιθανή Κλινική Σημασία</text:p>
          </table:table-cell>
          <table:table-cell table:style-name="Table1.A1" office:value-type="string">
            <text:p text:style-name="Table_20_Contents">Επίπεδα C &amp; 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II</text:span></text:p>
          </table:table-cell>
          <table:table-cell table:style-name="Table1.A1" office:value-type="string">
            <text:p text:style-name="Table_20_Contents">Άγνωστη Κλινική Σημασία</text:p>
          </table:table-cell>
          <table:table-cell table:style-name="Table1.A1" office:value-type="string">
            <text:p text:style-name="Table_20_Contents">Μη επαρκή δεδομένα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V</text:span></text:p>
          </table:table-cell>
          <table:table-cell table:style-name="Table1.A1" office:value-type="string">
            <text:p text:style-name="Table_20_Contents">Καλοήθεις / Πιθανώς Καλοήθεις</text:p>
          </table:table-cell>
          <table:table-cell table:style-name="Table1.A1" office:value-type="string">
            <text:p text:style-name="Table_20_Contents">Δεδομένα από πληθυσμιακές βάσεις, κ.ά.</text:p>
          </table:table-cell>
        </table:table-row>
      </table:table>
      <text:p text:style-name="Text_20_body">🔹 <text:span text:style-name="Strong_20_Emphasis">Επίπεδα Τεκμηρίωσης (A-D):</text:span></text:p>
      <text:list text:style-name="L2">
        <text:list-item>
          <text:p text:style-name="P178"><text:span text:style-name="Strong_20_Emphasis">Α</text:span>: Θεραπείες εγκεκριμένες από FDA ή επίσημες κατευθυντήριες οδηγίες</text:p>
        </text:list-item>
        <text:list-item>
          <text:p text:style-name="P178"><text:soft-page-break/><text:span text:style-name="Strong_20_Emphasis">Β</text:span>: Καλά σχεδιασμένες μελέτες με συναίνεση ειδικών</text:p>
        </text:list-item>
        <text:list-item>
          <text:p text:style-name="P178"><text:span text:style-name="Strong_20_Emphasis">C</text:span>: Προκαταρκτικά δεδομένα ή θεραπεία για άλλους τύπους όγκων</text:p>
        </text:list-item>
        <text:list-item>
          <text:p text:style-name="P178"><text:span text:style-name="Strong_20_Emphasis">D</text:span>: Προκλινικά ή περιορισμένα δεδομένα, case reports</text:p>
        </text:list-item>
      </text:list>
      <text:p text:style-name="Horizontal_20_Line"/>
      <text:h text:style-name="Heading_20_2" text:outline-level="2">3. Δεδομένα που Χρησιμοποιούνται για την Ερμηνεία</text:h>
      <text:h text:style-name="Heading_20_3" text:outline-level="3">🔹 Πηγές δεδομένων:</text:h>
      <text:list text:style-name="L3">
        <text:list-item>
          <text:p text:style-name="P179"><text:span text:style-name="Strong_20_Emphasis">Δημόσιες βάσεις</text:span>: COSMIC, ClinVar, dbSNP, ExAC, MyCancerGenome</text:p>
        </text:list-item>
        <text:list-item>
          <text:p text:style-name="P179"><text:span text:style-name="Strong_20_Emphasis">In silico προβλέψεις</text:span>: SIFT, PolyPhen-2, MutationTaster, CADD</text:p>
        </text:list-item>
        <text:list-item>
          <text:p text:style-name="P179"><text:span text:style-name="Strong_20_Emphasis">Εσωτερικές βάσεις εργαστηρίων</text:span>: Για συνεπή αξιολόγηση</text:p>
        </text:list-item>
      </text:list>
      <text:h text:style-name="Heading_20_3" text:outline-level="3">🔹 Παράγοντες αξιολόγησης μεταλλάξεων:</text:h>
      <text:list xml:id="list2867301637" text:style-name="L4">
        <text:list-item>
          <text:p text:style-name="P180">Συχνότητα εμφάνισης σε υγιή άτομα (π.χ. MAF &gt;1% ⇒ πιθανώς καλοήθης)</text:p>
        </text:list-item>
        <text:list-item>
          <text:p text:style-name="P181">Τύπος μετάλλαξης (missense, nonsense, indel, fusion)</text:p>
          <text:p text:style-name="P181"><text:span text:style-name="Strong_20_Emphasis">Missense</text:span>: Αλλαγή ενός νουκλεοτιδίου που οδηγεί σε αντικατάσταση ενός αμινοξέος με άλλο στην πρωτεΐνη.</text:p>
        </text:list-item>
      </text:list>
      <text:list text:style-name="L5">
        <text:list-header>
          <text:p text:style-name="P182"><text:span text:style-name="Strong_20_Emphasis">Nonsense</text:span>: Αλλαγή που εισάγει πρόωρο κωδικό λήξης (stop codon), διακόπτοντας την πρωτεΐνη πρόωρα.</text:p>
        </text:list-header>
      </text:list>
      <text:list text:style-name="L6">
        <text:list-header>
          <text:p text:style-name="P183"><text:span text:style-name="Strong_20_Emphasis">Indel</text:span>: Εισαγωγή (insertion) ή διαγραφή (deletion) νουκλεοτιδίων, που συχνά προκαλεί μετατόπιση πλαισίου ανάγνωσης (frameshift).</text:p>
        </text:list-header>
      </text:list>
      <text:list text:style-name="L7">
        <text:list-header>
          <text:p text:style-name="P184"><text:span text:style-name="Strong_20_Emphasis">Fusion</text:span>: Αναδιάταξη DNA που ενώνει δύο διαφορετικά γονίδια, σχηματίζοντας ένα υβριδικό (fusion) γονίδιο με πιθανή ογκογόνο δράση.</text:p>
        </text:list-header>
      </text:list>
      <text:list text:continue-list="list2867301637" text:style-name="L4">
        <text:list-header>
          <text:p text:style-name="P180"/>
        </text:list-header>
        <text:list-item>
          <text:p text:style-name="P180">Εντοπισμός σε γονίδιο (ογκογονίδιο ή ογκοκατασταλτικό)</text:p>
        </text:list-item>
        <text:list-item>
          <text:p text:style-name="P180">Πιθανή εμπλοκή σε κυτταρικές οδούς (signaling pathways)</text:p>
        </text:list-item>
        <text:list-item>
          <text:p text:style-name="P180">Εμπειρική ή κλινική τεκμηρίωση (π.χ. θεραπευτική ανταπόκριση)</text:p>
        </text:list-item>
      </text:list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4. Ανάλυση και Αναφορά Μεταλλάξεων</text:h>
      <text:h text:style-name="Heading_20_3" text:outline-level="3">🔹 Τεχνικά Στοιχεία:</text:h>
      <text:list text:style-name="L8">
        <text:list-item>
          <text:p text:style-name="P185">Η χρήση NGS επιτρέπει ταυτόχρονη ανάλυση πολλών γονιδίων.</text:p>
        </text:list-item>
        <text:list-item>
          <text:p text:style-name="P185">Παράγει μεγάλο αριθμό παραλλαγών, που απαιτούν αυστηρή φιλτράρισμα.</text:p>
        </text:list-item>
      </text:list>
      <text:h text:style-name="Heading_20_3" text:outline-level="3">🔹 Απαιτήσεις Αναφοράς:</text:h>
      <text:list text:style-name="L9">
        <text:list-item>
          <text:p text:style-name="P186">Χρήση HGVS ονοματολογίας</text:p>
        </text:list-item>
        <text:list-item>
          <text:p text:style-name="P186">Αναφορά συχνότητας αλλήλου (VAF)</text:p>
        </text:list-item>
        <text:list-item>
          <text:p text:style-name="P186">Περιγραφή της μεθόδου, των περιορισμών, και της πιθανής σημασίας</text:p>
        </text:list-item>
        <text:list-item>
          <text:p text:style-name="P186">Διασύνδεση με κλινικά δεδομένα (π.χ. ιστολογικά, οικογενειακό ιστορικό)</text:p>
        </text:list-item>
      </text:list>
      <text:p text:style-name="Horizontal_20_Line"/>
      <text:h text:style-name="Heading_20_2" text:outline-level="2">5. Γερμινωτικές Μεταλλάξεις (Germline Findings)</text:h>
      <text:p text:style-name="Text_20_body">Κατά την ανάλυση όγκων, ενδέχεται να ανιχνευτούν γερμινωτικές μεταλλάξεις:</text:p>
      <text:list text:style-name="L10">
        <text:list-item>
          <text:p text:style-name="P187">Αν VAF ~50% ή 100% ⇒ πιθανώς γερμινωτική</text:p>
        </text:list-item>
        <text:list-item>
          <text:p text:style-name="P187">Απαιτείται <text:span text:style-name="Strong_20_Emphasis">επιβεβαίωση με φυσιολογικό ιστό</text:span> και <text:span text:style-name="Strong_20_Emphasis">γενετική συμβουλευτική</text:span></text:p>
        </text:list-item>
        <text:list-item>
          <text:p text:style-name="P187">Ενδέχεται να έχουν <text:span text:style-name="Strong_20_Emphasis">προγνωστική, διαγνωστική ή προληπτική σημασία</text:span> (π.χ. BRCA1/2, TP53)</text:p>
        </text:list-item>
      </text:list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>6. Σημασία για την Κλινική Πράξη</text:h>
      <text:p text:style-name="Text_20_body">Η καθολική υιοθέτηση αυτών των οδηγιών:</text:p>
      <text:list text:style-name="L11">
        <text:list-item>
          <text:p text:style-name="P188">Εξασφαλίζει <text:span text:style-name="Strong_20_Emphasis">ομοιογένεια και ακρίβεια</text:span> στην αναφορά μεταλλάξεων.</text:p>
        </text:list-item>
        <text:list-item>
          <text:p text:style-name="P188">Επιτρέπει την <text:span text:style-name="Strong_20_Emphasis">καλύτερη θεραπευτική καθοδήγηση</text:span> (π.χ. στοχευμένες θεραπείες).</text:p>
        </text:list-item>
        <text:list-item>
          <text:p text:style-name="P188">Προάγει τη συμμετοχή ασθενών σε <text:span text:style-name="Strong_20_Emphasis">κλινικές μελέτες</text:span>.</text:p>
        </text:list-item>
      </text:list>
      <text:p text:style-name="Horizontal_20_Line"/>
      <text:h text:style-name="Heading_20_2" text:outline-level="2">7. Συμπεράσματα</text:h>
      <text:list text:style-name="L12">
        <text:list-item>
          <text:p text:style-name="P189">Η κατηγοριοποίηση των μεταλλάξεων βάσει κλινικής σημασίας είναι απαραίτητη.</text:p>
        </text:list-item>
        <text:list-item>
          <text:p text:style-name="P189">Η χρήση συνδυασμού πηγών, βάσεων, και κλινικού πλαισίου είναι ουσιώδης για την ερμηνεία.</text:p>
        </text:list-item>
        <text:list-item>
          <text:p text:style-name="P189">Το πεδίο εξελίσσεται γρήγορα και απαιτεί <text:span text:style-name="Strong_20_Emphasis">συνεχή αναθεώρηση</text:span> των οδηγιών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4">ΠΡΩΤΗ ΠΑΡΑΓΑΡΑΦΟΣ</text:p>
      <text:p text:style-name="P19"><text:span text:style-name="T17">Επανάσταση της αλληλουχίας DNA και την εφαρμογή της στη </text:span><text:span text:style-name="Strong_20_Emphasis"><text:span text:style-name="T18">προσωποποιημένη ιατρική</text:span></text:span><text:span text:style-name="T17"> και τη </text:span><text:span text:style-name="Strong_20_Emphasis"><text:span text:style-name="T18">μοριακή ογκολογία</text:span></text:span><text:span text:style-name="T17">.</text:span></text:p>
      <text:h text:style-name="P28" text:outline-level="3">Βασικά σημεία ανάλυσης:</text:h>
      <text:h text:style-name="P45" text:outline-level="4"><text:span text:style-name="T19">1. </text:span><text:span text:style-name="Strong_20_Emphasis"><text:span text:style-name="T21">Η επανάσταση της αλληλουχίας DNA και η εποχή της προσωποποιημένης ιατρικής</text:span></text:span></text:h>
      <text:list text:style-name="L13">
        <text:list-item>
          <text:p text:style-name="P53"><text:span text:style-name="T19">Το </text:span><text:span text:style-name="Strong_20_Emphasis"><text:span text:style-name="T21">Human Genome Project</text:span></text:span><text:span text:style-name="T19"> άνοιξε το δρόμο για τεχνολογίες που αναγνωρίζουν γονιδιωματικές, μεταγραφικές, πρωτεομικές και επιγενετικές αλλοιώσεις στους όγκους των ασθενών.</text:span></text:p>
        </text:list-item>
        <text:list-item>
          <text:p text:style-name="P53"><text:span text:style-name="T19">Η </text:span><text:span text:style-name="Strong_20_Emphasis"><text:span text:style-name="T21">προσωποποιημένη ιατρική</text:span></text:span><text:span text:style-name="T19"> βασίζεται στη χρήση μοριακών δεδομένων για την εξατομίκευση της πρόληψης, διάγνωσης και θεραπείας του καρκίνου.</text:span></text:p>
        </text:list-item>
      </text:list>
      <text:h text:style-name="P45" text:outline-level="4"><text:span text:style-name="T19">2. </text:span><text:span text:style-name="Strong_20_Emphasis"><text:span text:style-name="T21">Η μετάβαση από την παραδοσιακή στη νέα γενιά αλληλουχίας (NGS)</text:span></text:span></text:h>
      <text:list text:style-name="L14">
        <text:list-item>
          <text:p text:style-name="P54"><text:span text:style-name="T19">Οι παλαιότερες μέθοδοι (π.χ., Sanger sequencing) αντικαταστάθηκαν από την </text:span><text:span text:style-name="Strong_20_Emphasis"><text:span text:style-name="T21">NGS</text:span></text:span><text:span text:style-name="T19">, η οποία προσφέρει:</text:span></text:p>
          <text:list>
            <text:list-item>
              <text:p text:style-name="P55"><text:span text:style-name="Strong_20_Emphasis"><text:span text:style-name="T21">Υψηλή απόδοση</text:span></text:span><text:span text:style-name="T19">: Αξιολόγηση πολλών γονιδίων ταυτόχρονα.</text:span></text:p>
            </text:list-item>
            <text:list-item>
              <text:p text:style-name="P55"><text:span text:style-name="Strong_20_Emphasis"><text:span text:style-name="T21">Χαμηλό κόστος</text:span></text:span><text:span text:style-name="T19">: Οικονομικότερη ανάλυση.</text:span></text:p>
            </text:list-item>
            <text:list-item>
              <text:p text:style-name="P55"><text:span text:style-name="Strong_20_Emphasis"><text:span text:style-name="T21">Πληροφορίες για σωματικές και κληρονομικές παραλλαγές</text:span></text:span><text:span text:style-name="T19">.</text:span></text:p>
            </text:list-item>
          </text:list>
        </text:list-item>
        <text:list-item>
          <text:p text:style-name="P55"><text:span text:style-name="T19">Η NGS αποκαλύπτει την </text:span><text:span text:style-name="Strong_20_Emphasis"><text:span text:style-name="T21">πολυπλοκότητα της καρκινογένεσης</text:span></text:span><text:span text:style-name="T19">, συμπεριλαμβανομένης της ετερογένειας των όγκων (διαφορετικοί κλώνοι με μοναδικά μοριακά χαρακτηριστικά).</text:span></text:p>
        </text:list-item>
      </text:list>
      <text:p text:style-name="P47"><text:span text:style-name="T19"/></text:p>
      <text:p text:style-name="P47"><text:span text:style-name="T19"/></text:p>
      <text:p text:style-name="P47"><text:span text:style-name="T19"/></text:p>
      <text:h text:style-name="P45" text:outline-level="4"><text:soft-page-break/><text:span text:style-name="T19">3. </text:span><text:span text:style-name="Strong_20_Emphasis"><text:span text:style-name="T21">Τύποι γενετικών αλλοιώσεων στον καρκίνο</text:span></text:span></text:h>
      <text:list text:style-name="L15">
        <text:list-header>
          <text:p text:style-name="P56"><text:span text:style-name="Strong_20_Emphasis"><text:span text:style-name="T21">Σωματικές vs. κληρονομικές παραλλαγές</text:span></text:span><text:span text:style-name="T19">:</text:span></text:p>
          <text:list>
            <text:list-item>
              <text:list>
                <text:list-item>
                  <text:p text:style-name="P57"><text:span text:style-name="T19">Οι </text:span><text:span text:style-name="Strong_20_Emphasis"><text:span text:style-name="T21">σωματικές</text:span></text:span><text:span text:style-name="T19"> εμφανίζονται σε σωματικά κύτταρα και δεν κληρονομούνται.</text:span></text:p>
                </text:list-item>
                <text:list-item>
                  <text:p text:style-name="P57"><text:span text:style-name="T19">Οι </text:span><text:span text:style-name="Strong_20_Emphasis"><text:span text:style-name="T21">κληρονομικές</text:span></text:span><text:span text:style-name="T19"> προέρχονται από γαμέτες και μπορούν να μεταβιβαστούν.</text:span></text:p>
                </text:list-item>
              </text:list>
            </text:list-item>
          </text:list>
          <text:p text:style-name="P56"><text:span text:style-name="Strong_20_Emphasis"><text:span text:style-name="T21"/></text:span></text:p>
          <text:p text:style-name="P56"><text:span text:style-name="Strong_20_Emphasis"><text:span text:style-name="T21">Μηχανισμοί δράσης</text:span></text:span><text:span text:style-name="T19">:</text:span></text:p>
          <text:list>
            <text:list-item>
              <text:list>
                <text:list-item text:start-value="1">
                  <text:p text:style-name="P57"><text:span text:style-name="Strong_20_Emphasis"><text:span text:style-name="T21">Ενεργοποιητικές</text:span></text:span><text:span text:style-name="T19"> (π.χ., missense μεταλλάξεις που οδηγούν σε υπερδραστηριότητα πρωτεϊνών).</text:span></text:p>
                </text:list-item>
                <text:list-item>
                  <text:p text:style-name="P57"><text:span text:style-name="Strong_20_Emphasis"><text:span text:style-name="T21">Απενεργοποιητικές</text:span></text:span><text:span text:style-name="T19"> (π.χ., nonsense μεταλλάξεις που απενεργοποιούν γονίδια καταστολέας όγκου).</text:span></text:p>
                </text:list-item>
              </text:list>
            </text:list-item>
          </text:list>
          <text:p text:style-name="P56"><text:span text:style-name="Strong_20_Emphasis"><text:span text:style-name="T21">Δομικές αλλαγές</text:span></text:span><text:span text:style-name="T19">:</text:span></text:p>
          <text:list>
            <text:list-item>
              <text:list>
                <text:list-item text:start-value="1">
                  <text:p text:style-name="P190">Μεταλλάξεις ενός νουκλεοτιδίου (SNVs), εισαγωγές/διαγραφές (indels), αλλαγές στον αριθμό αντιγράφων (CNVs), και γονιδιακές συγχωνεύσεις (π.χ., EML4-ALK στον καρκίνο πνεύμονα).</text:p>
                </text:list-item>
              </text:list>
            </text:list-item>
          </text:list>
        </text:list-header>
      </text:list>
      <text:p text:style-name="P30"/>
      <text:p text:style-name="P30"/>
      <text:h text:style-name="P45" text:outline-level="4"><text:span text:style-name="T19">4. </text:span><text:span text:style-name="Strong_20_Emphasis"><text:span text:style-name="T21">Κλινικές εφαρμογές μοριακής προφύλαξης</text:span></text:span></text:h>
      <text:list text:style-name="L16">
        <text:list-header>
          <text:p text:style-name="P191">Οι μοριακές αναλύσεις μπορούν να καθοδηγήσουν:</text:p>
          <text:list>
            <text:list-item>
              <text:p text:style-name="P58"><text:span text:style-name="Strong_20_Emphasis"><text:span text:style-name="T21">Διάγνωση και πρόγνωση</text:span></text:span><text:span text:style-name="T19"> (π.χ., ανίχνευση μεταλλάξεων BRAF V600E).</text:span></text:p>
            </text:list-item>
            <text:list-item>
              <text:p text:style-name="P58"><text:span text:style-name="Strong_20_Emphasis"><text:span text:style-name="T21">Επιλογή στοχευμένων θεραπειών</text:span></text:span><text:span text:style-name="T19"> (FDA-approved ή off-label).</text:span></text:p>
            </text:list-item>
            <text:list-item>
              <text:p text:style-name="P58"><text:span text:style-name="Strong_20_Emphasis"><text:span text:style-name="T21">Συμμετοχή σε κλινικές δοκιμές</text:span></text:span><text:span text:style-name="T19">.</text:span></text:p>
            </text:list-item>
          </text:list>
        </text:list-header>
        <text:list-item>
          <text:p text:style-name="P58"><text:span text:style-name="T19">Η ρύθμιση από τα </text:span><text:span text:style-name="Strong_20_Emphasis"><text:span text:style-name="T21">Clinical Laboratory Improvement Amendments (CLIA)</text:span></text:span><text:span text:style-name="T19"> διασφαλίζει την ακρίβεια των εργαστηρίων.</text:span></text:p>
        </text:list-item>
      </text:list>
      <text:h text:style-name="P45" text:outline-level="4"><text:soft-page-break/><text:span text:style-name="T19"/></text:h>
      <text:h text:style-name="P45" text:outline-level="4"><text:span text:style-name="T19">5. </text:span><text:span text:style-name="Strong_20_Emphasis"><text:span text:style-name="T21">Η ανάγκη για τυποποίηση</text:span></text:span></text:h>
      <text:list text:style-name="L17">
        <text:list-header>
          <text:p text:style-name="P192">Η εφαρμογή της NGS αποκαλύπτει έναν τεράστιο αριθμό παραλλαγών, απαιτώντας:</text:p>
          <text:list>
            <text:list-item>
              <text:p text:style-name="P59"><text:span text:style-name="Strong_20_Emphasis"><text:span text:style-name="T21">Ενοποιημένες οδηγίες</text:span></text:span><text:span text:style-name="T19"> για ερμηνεία και αναφορά.</text:span></text:p>
            </text:list-item>
            <text:list-item>
              <text:p text:style-name="P193">Συνεργασία πολυεπιστημονικών ομάδων (παθολόγοι, γενετιστές, ογκολόγοι).</text:p>
            </text:list-item>
          </text:list>
        </text:list-header>
        <text:list-item>
          <text:p text:style-name="P193">Στόχος: Βελτίωση της ακρίβειας και της συνέπειας στη λήψη κλινικών αποφάσεων.</text:p>
        </text:list-item>
      </text:list>
      <text:h text:style-name="P28" text:outline-level="3">Συμπέρασμα</text:h>
      <text:p text:style-name="P46"><text:span text:style-name="T19">Αυτό το κείμενο υπογραμμίζει τη </text:span><text:span text:style-name="Strong_20_Emphasis"><text:span text:style-name="T21">μετάβαση από την παραδοσιακή γενετική ανάλυση στη μοριακή ογκολογία</text:span></text:span><text:span text:style-name="T19">, με έμφαση στην </text:span><text:span text:style-name="Strong_20_Emphasis"><text:span text:style-name="T21">προσωποποιημένη θεραπευτική προσέγγιση</text:span></text:span><text:span text:style-name="T19">. Η NGS έχει αναδείξει την πολυπλοκότητα του καρκίνου, αλλά και την ανάγκη για τυποποιημένες πρακτικές για τη βέλτιστη αξιοποίηση των δεδομένων.</text:span></text:p>
      <text:p text:style-name="P23"/>
      <text:p text:style-name="P22">Databases </text:p>
      <text:p text:style-name="P22">Genomic Databases</text:p>
      <text:p text:style-name="P14"/>
      <text:h text:style-name="P13" text:outline-level="3"><text:span text:style-name="Strong_20_Emphasis"><text:span text:style-name="T31">Ανάλυση Γονιδιωματικών Βάσεων Δεδομένων στην Ερμηνεία Σωματικών Παραλλαγών</text:span></text:span></text:h>
      <text:p text:style-name="P43"><text:span text:style-name="T7">Αυτό το απόσπασμα επικεντρώνεται στις </text:span><text:span text:style-name="Strong_20_Emphasis"><text:span text:style-name="T5">δημόσιες βάσεις δεδομένων</text:span></text:span><text:span text:style-name="T7"> που χρησιμοποιούνται στην καρκινογενετική, τις οποίες ερευνητές και κλινικά εργαστήρια αξιοποιούν για την ανίχνευση, την ερμηνεία και την αναφορά σωματικών μεταλλάξεων στον καρκίνο.</text:span></text:p>
      <text:p text:style-name="P1"/>
      <text:h text:style-name="P26" text:outline-level="3"><text:soft-page-break/><text:span text:style-name="Strong_20_Emphasis"><text:span text:style-name="T9"/></text:span></text:h>
      <text:h text:style-name="P26" text:outline-level="3"><text:span text:style-name="Strong_20_Emphasis"><text:span text:style-name="T9"/></text:span></text:h>
      <text:h text:style-name="P26" text:outline-level="3"><text:span text:style-name="Strong_20_Emphasis"><text:span text:style-name="T9">1. Ρόλος των Βάσεων Δεδομένων στην Προσωποποιημένη Ογκολογία</text:span></text:span></text:h>
      <text:p text:style-name="P15">Οι βάσεις δεδομένων παρέχουν:</text:p>
      <text:list text:style-name="L18">
        <text:list-item>
          <text:p text:style-name="P91"><text:span text:style-name="Strong_20_Emphasis"><text:span text:style-name="T5">Συγκεντρωμένη γνώση</text:span></text:span><text:span text:style-name="T7"> από μεγάλες μελέτες (π.χ., </text:span><text:span text:style-name="Strong_20_Emphasis"><text:span text:style-name="T5">The Cancer Genome Atlas - TCGA</text:span></text:span><text:span text:style-name="T7">).</text:span></text:p>
        </text:list-item>
        <text:list-item>
          <text:p text:style-name="P91"><text:span text:style-name="Strong_20_Emphasis"><text:span text:style-name="T5">Κατάλογους σωματικών μεταλλάξεων</text:span></text:span><text:span text:style-name="T7"> (π.χ., </text:span><text:span text:style-name="Strong_20_Emphasis"><text:span text:style-name="T5">COSMIC</text:span></text:span><text:span text:style-name="T7"> με εκατομμύρια μεταλλάξεις σε διάφορους καρκίνους).</text:span></text:p>
        </text:list-item>
        <text:list-item>
          <text:p text:style-name="P91"><text:span text:style-name="Strong_20_Emphasis"><text:span text:style-name="T5">Πληροφορίες για κληρονομικές παραλλαγές</text:span></text:span><text:span text:style-name="T7"> (π.χ., </text:span><text:span text:style-name="Strong_20_Emphasis"><text:span text:style-name="T5">ClinVar</text:span></text:span><text:span text:style-name="T7">, </text:span><text:span text:style-name="Strong_20_Emphasis"><text:span text:style-name="T5">dbSNP</text:span></text:span><text:span text:style-name="T7">).</text:span></text:p>
        </text:list-item>
        <text:list-item>
          <text:p text:style-name="P91"><text:span text:style-name="Strong_20_Emphasis"><text:span text:style-name="T5">Αναφορές αλληλουχιών</text:span></text:span><text:span text:style-name="T7"> (π.χ., </text:span><text:span text:style-name="Strong_20_Emphasis"><text:span text:style-name="T5">RefSeq</text:span></text:span><text:span text:style-name="T7">, </text:span><text:span text:style-name="Strong_20_Emphasis"><text:span text:style-name="T5">Ensembl</text:span></text:span><text:span text:style-name="T7">) για ακριβή αντιστοίχιση μεταλλάξεων.</text:span></text:p>
        </text:list-item>
      </text:list>
      <text:p text:style-name="P1"/>
      <text:h text:style-name="P26" text:outline-level="3"><text:span text:style-name="Strong_20_Emphasis"><text:span text:style-name="T9"/></text:span></text:h>
      <text:h text:style-name="P26" text:outline-level="3"><text:span text:style-name="Strong_20_Emphasis"><text:span text:style-name="T9"/></text:span></text:h>
      <text:h text:style-name="P26" text:outline-level="3"><text:span text:style-name="Strong_20_Emphasis"><text:span text:style-name="T9">2. Κύριοι Τύποι Βάσεων Δεδομένων</text:span></text:span></text:h>
      <text:h text:style-name="P41" text:outline-level="4"><text:span text:style-name="Strong_20_Emphasis"><text:span text:style-name="T5">Α. Βάσεις Σωματικών Μεταλλάξεων</text:span></text:span></text:h>
      <text:list text:style-name="L19">
        <text:list-item>
          <text:p text:style-name="P92"><text:span text:style-name="Strong_20_Emphasis"><text:span text:style-name="T5">COSMIC</text:span></text:span><text:span text:style-name="T7">: Καταγράφει μεταλλάξεις σε γονίδια που σχετίζονται με καρκίνο.</text:span></text:p>
        </text:list-item>
        <text:list-item>
          <text:p text:style-name="P92"><text:span text:style-name="Strong_20_Emphasis"><text:span text:style-name="T5">TCGA &amp; Genome Data Commons</text:span></text:span><text:span text:style-name="T7">: Περιέχουν δεδομένα από ολογονιδιακές αναλύσεις καρκίνων.</text:span></text:p>
        </text:list-item>
      </text:list>
      <text:h text:style-name="P41" text:outline-level="4"><text:span text:style-name="Strong_20_Emphasis"><text:span text:style-name="T5">Β. Βάσεις Κληρονομικών Παραλλαγών</text:span></text:span></text:h>
      <text:list text:style-name="L20">
        <text:list-item>
          <text:p text:style-name="P93"><text:span text:style-name="Strong_20_Emphasis"><text:span text:style-name="T5">ClinVar</text:span></text:span><text:span text:style-name="T7">: Διαθέτει πληροφορίες για παθογενείς μεταλλάξεις σε κληρονομικές ασθένειες.</text:span></text:p>
        </text:list-item>
        <text:list-item>
          <text:p text:style-name="P93"><text:span text:style-name="Strong_20_Emphasis"><text:span text:style-name="T5">dbSNP</text:span></text:span><text:span text:style-name="T7">: Καταγράφει κοινές πολυμορφισμούς (SNPs) στον γενικό πληθυσμό.</text:span></text:p>
        </text:list-item>
      </text:list>
      <text:h text:style-name="P41" text:outline-level="4"><text:soft-page-break/><text:span text:style-name="Strong_20_Emphasis"><text:span text:style-name="T5"/></text:span></text:h>
      <text:h text:style-name="P41" text:outline-level="4"><text:span text:style-name="Strong_20_Emphasis"><text:span text:style-name="T5">Γ. Βάσεις Αναφοράς Αλληλουχιών</text:span></text:span></text:h>
      <text:list text:style-name="L21">
        <text:list-item>
          <text:p text:style-name="P94"><text:span text:style-name="Strong_20_Emphasis"><text:span text:style-name="T5">RefSeq</text:span></text:span><text:span text:style-name="T7">, </text:span><text:span text:style-name="Strong_20_Emphasis"><text:span text:style-name="T5">Ensembl</text:span></text:span><text:span text:style-name="T7">: Παρέχουν τυποποιημένες αναφορές για γονίδια και μεταγραφικά.</text:span></text:p>
        </text:list-item>
      </text:list>
      <text:p text:style-name="P1"/>
      <text:h text:style-name="P26" text:outline-level="3"><text:span text:style-name="Strong_20_Emphasis"><text:span text:style-name="T9"/></text:span></text:h>
      <text:h text:style-name="P26" text:outline-level="3"><text:span text:style-name="Strong_20_Emphasis"><text:span text:style-name="T9"/></text:span></text:h>
      <text:h text:style-name="P26" text:outline-level="3"><text:span text:style-name="Strong_20_Emphasis"><text:span text:style-name="T9">3. Πρακτικές Συμβουλές για Χρήση Βάσεων</text:span></text:span></text:h>
      <text:p text:style-name="P15">Για αξιόπιστη ερμηνεία, τα εργαστήρια πρέπει να:</text:p>
      <text:list text:style-name="L22">
        <text:list-item>
          <text:p text:style-name="P95"><text:span text:style-name="Strong_20_Emphasis"><text:span text:style-name="T5">Εξετάζουν την προέλευση και τη δομή κάθε βάσης</text:span></text:span></text:p>
          <text:list>
            <text:list-item>
              <text:p text:style-name="P153">Πώς συλλέγονται τα δεδομένα; Είναι από επιστημονικές μελέτες ή αυτοματοποιημένη εξαγωγή;</text:p>
            </text:list-item>
          </text:list>
        </text:list-item>
        <text:list-item>
          <text:p text:style-name="P95"><text:span text:style-name="Strong_20_Emphasis"><text:span text:style-name="T5">Αναγνωρίζουν τα όρια κάθε βάσης</text:span></text:span></text:p>
          <text:list>
            <text:list-item>
              <text:p text:style-name="P153">Ορισμένες βάσεις μπορεί να περιέχουν λάθη ή ελλιπή δεδομένα.</text:p>
            </text:list-item>
          </text:list>
        </text:list-item>
        <text:list-item>
          <text:p text:style-name="P95"><text:span text:style-name="Strong_20_Emphasis"><text:span text:style-name="T5">Χρησιμοποιούν σωστές εκδόσεις γονιδιωματικής αναφοράς</text:span></text:span></text:p>
          <text:list>
            <text:list-item>
              <text:p text:style-name="P153">Η χρήση λανθασμένης έκδοσης (π.χ., hg19 vs. hg38) μπορεί να οδηγήσει σε λάθη στην ανίχνευση μεταλλάξεων.</text:p>
            </text:list-item>
          </text:list>
        </text:list-item>
        <text:list-item>
          <text:p text:style-name="P95"><text:span text:style-name="Strong_20_Emphasis"><text:span text:style-name="T5">Προτιμούν γονιδιωματικές συντεταγμένες έναντι HGVS</text:span></text:span></text:p>
          <text:list>
            <text:list-item>
              <text:p text:style-name="P153">Οι συντεταγμένες (π.χ., chr17:7674250) είναι λιγότερο επιρρεπείς σε παρερμηνείες από την HGVS ονοματολογία (π.χ., c.1799T&gt;A).</text:p>
            </text:list-item>
          </text:list>
        </text:list-item>
        <text:list-item>
          <text:p text:style-name="P95"><text:span text:style-name="Strong_20_Emphasis"><text:span text:style-name="T5">Αξιολογούν την ποιότητα των δεδομένων</text:span></text:span></text:p>
          <text:list>
            <text:list-item>
              <text:p text:style-name="P153">Βάθος ανάλυσης; Υπάρχουν πειραματικές επιβεβαιώσεις; Έχει μελετηθεί η λειτουργική επίδραση της μετάλλαξης;</text:p>
            </text:list-item>
          </text:list>
        </text:list-item>
        <text:list-item>
          <text:p text:style-name="P95"><text:span text:style-name="Strong_20_Emphasis"><text:span text:style-name="T5">Επαληθεύουν την παθολογική διάγνωση</text:span></text:span></text:p>
          <text:list>
            <text:list-item>
              <text:p text:style-name="P153">Τα δεδομένα πρέπει να αντιστοιχούν σε συγκεκριμένο τύπο καρκίνου (π.χ., καρκίνος μαστού vs. πνεύμονα).</text:p>
            </text:list-item>
          </text:list>
        </text:list-item>
      </text:list>
      <text:p text:style-name="P1"/>
      <text:h text:style-name="P26" text:outline-level="3"><text:soft-page-break/><text:span text:style-name="Strong_20_Emphasis"><text:span text:style-name="T9">4. Προκλήσεις και Μελλοντικές Κατευθύνσεις</text:span></text:span></text:h>
      <text:list text:style-name="L23">
        <text:list-item>
          <text:p text:style-name="P96"><text:span text:style-name="Strong_20_Emphasis"><text:span text:style-name="T5">Ετερογένεια δεδομένων</text:span></text:span><text:span text:style-name="T7">: Διαφορετικές βάσεις μπορεί να έχουν αντιφατικές πληροφορίες.</text:span></text:p>
        </text:list-item>
        <text:list-item>
          <text:p text:style-name="P96"><text:span text:style-name="Strong_20_Emphasis"><text:span text:style-name="T5">Δυναμική ενημέρωση</text:span></text:span><text:span text:style-name="T7">: Οι βάσεις πρέπει να αναβαθμίζονται συνεχώς με νέα δεδομένα.</text:span></text:p>
        </text:list-item>
        <text:list-item>
          <text:p text:style-name="P96"><text:span text:style-name="Strong_20_Emphasis"><text:span text:style-name="T5">Ενσωμάτωση κλινικών δεδομένων</text:span></text:span><text:span text:style-name="T7">: Ιδανικά, οι βάσεις θα πρέπει να συνδυάζουν γονιδιωματικές και θεραπευτικές πληροφορίες (π.χ., ανταπόκριση σε φάρμακα).</text:span></text:p>
        </text:list-item>
      </text:list>
      <text:p text:style-name="P1"/>
      <text:h text:style-name="P26" text:outline-level="3"><text:span text:style-name="Strong_20_Emphasis"><text:span text:style-name="T9"/></text:span></text:h>
      <text:p text:style-name="P27"><text:span text:style-name="Strong_20_Emphasis"><text:span text:style-name="T9"/></text:span></text:p>
      <text:h text:style-name="P26" text:outline-level="3"><text:span text:style-name="Strong_20_Emphasis"><text:span text:style-name="T9">Συμπέρασμα</text:span></text:span></text:h>
      <text:p text:style-name="P40"><text:span text:style-name="T7">Οι γονιδιωματικές βάσεις δεδομένων είναι </text:span><text:span text:style-name="Strong_20_Emphasis"><text:span text:style-name="T5">απαραίτητο εργαλείο</text:span></text:span><text:span text:style-name="T7"> για την ερμηνεία σωματικών μεταλλάξεων στον καρκίνο. Ωστόσο, η σωστή χρήση τους απαιτεί </text:span><text:span text:style-name="Strong_20_Emphasis"><text:span text:style-name="T5">κριτική σκέψη</text:span></text:span><text:span text:style-name="T7">, </text:span><text:span text:style-name="Strong_20_Emphasis"><text:span text:style-name="T5">επικαιροποιημένες αναφορές</text:span></text:span><text:span text:style-name="T7"> και </text:span><text:span text:style-name="Strong_20_Emphasis"><text:span text:style-name="T5">διεπιστημονικό έλεγχο</text:span></text:span><text:span text:style-name="T7"> για να εξασφαλιστεί η ακρίβεια στη μοριακή διάγνωση και τη θεραπευτική επιλογή.</text:span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oft-page-break/><text:span text:style-name="T7"/></text:p>
      <text:p text:style-name="P22">Reference Sequence Databases</text:p>
      <text:h text:style-name="P39" text:outline-level="3"><text:span text:style-name="Strong_20_Emphasis"><text:span text:style-name="T12">Ανάλυση Βάσεων Αναφοράς Αλληλουχιών (Reference Sequence Databases)</text:span></text:span></text:h>
      <text:p text:style-name="P43"><text:span text:style-name="T15">Οι </text:span><text:span text:style-name="Strong_20_Emphasis"><text:span text:style-name="T12">βάσεις αναφοράς αλληλουχιών</text:span></text:span><text:span text:style-name="T15"> είναι θεμελιώδεις για την τυποποιημένη ερμηνεία και αναφορά γενετικών παραλλαγών στον καρκίνο. Παρέχουν κρίσιμες πληροφορίες για:</text:span></text:p>
      <text:p text:style-name="P2"/>
      <text:h text:style-name="P26" text:outline-level="3"><text:span text:style-name="Strong_20_Emphasis"><text:span text:style-name="T12">1. Σκοπός και Σημασία</text:span></text:span></text:h>
      <text:list text:style-name="L24">
        <text:list-header>
          <text:p text:style-name="P97"><text:span text:style-name="Strong_20_Emphasis"><text:span text:style-name="T12">Παρέχουν το "σύστημα συντεταγμένων" του γονιδιώματος</text:span></text:span><text:span text:style-name="T15">:</text:span></text:p>
          <text:list>
            <text:list-item>
              <text:list>
                <text:list-item>
                  <text:p text:style-name="P154">Καθορίζουν την ακριβή θέση μιας μετάλλαξης (π.χ., σε ποιο χρωμόσωμα, γονίδιο ή εξόνιο ανήκει).</text:p>
                </text:list-item>
                <text:list-item>
                  <text:p text:style-name="P98"><text:span text:style-name="T15">Εξασφαλίζουν </text:span><text:span text:style-name="Strong_20_Emphasis"><text:span text:style-name="T12">αναπαράσταση χωρίς ασάφειες</text:span></text:span><text:span text:style-name="T15"> (π.χ., μεταξύ διαφορετικών εκδόσεων του γονιδιώματος).</text:span></text:p>
                </text:list-item>
              </text:list>
            </text:list-item>
          </text:list>
          <text:p text:style-name="P97"><text:span text:style-name="Strong_20_Emphasis"><text:span text:style-name="T12">Υποστηρίζουν την HGVS ονοματολογία</text:span></text:span><text:span text:style-name="T15">:</text:span></text:p>
          <text:list>
            <text:list-item>
              <text:list>
                <text:list-item text:start-value="1">
                  <text:p text:style-name="P98"><text:span text:style-name="T15">Για να περιγράψουν μια μετάλλαξη με τυποποιημένο τρόπο (π.χ., </text:span><text:span text:style-name="Source_20_Text"><text:span text:style-name="T13">BRAF NM_004333.4:c.1799T&gt;A</text:span></text:span><text:span text:style-name="T15">).</text:span></text:p>
                </text:list-item>
              </text:list>
            </text:list-item>
          </text:list>
        </text:list-header>
      </text:list>
      <text:p text:style-name="P2"/>
      <text:h text:style-name="P26" text:outline-level="3"><text:span text:style-name="Strong_20_Emphasis"><text:span text:style-name="T12"/></text:span></text:h>
      <text:h text:style-name="P26" text:outline-level="3"><text:span text:style-name="Strong_20_Emphasis"><text:span text:style-name="T12">2. Βασικές Πληροφορίες που Παρέχουν</text:span></text:span></text:h>
      <text:p text:style-name="P4">Οι βάσεις αυτές περιλαμβάνουν:</text:p>
      <text:list text:style-name="L25">
        <text:list-item>
          <text:p text:style-name="P99"><text:span text:style-name="Strong_20_Emphasis"><text:span text:style-name="T12">Εκδόσεις γονιδιωματικής συναρμολόγησης</text:span></text:span><text:span text:style-name="T15"> (π.χ., GRCh37/hg19 vs. GRCh38/hg38).</text:span></text:p>
        </text:list-item>
        <text:list-item>
          <text:p text:style-name="P99"><text:span text:style-name="Strong_20_Emphasis"><text:span text:style-name="T12">Accession numbers για μεταγραφικά</text:span></text:span><text:span text:style-name="T15"> (π.χ., </text:span><text:span text:style-name="Source_20_Text"><text:span text:style-name="T13">NM_004333.4</text:span></text:span><text:span text:style-name="T15"> για το γονίδιο BRAF).</text:span></text:p>
        </text:list-item>
        <text:list-item>
          <text:p text:style-name="P99"><text:span text:style-name="Strong_20_Emphasis"><text:span text:style-name="T12">Όρια εξονίων και μη κωδικοποιητικές περιοχές</text:span></text:span><text:span text:style-name="T15"> (π.χ., 5’UTR, 3’UTR, splice sites).</text:span></text:p>
        </text:list-item>
        <text:list-item>
          <text:p text:style-name="P99"><text:span text:style-name="Strong_20_Emphasis"><text:span text:style-name="T12">Πληροφορίες για το strand</text:span></text:span><text:span text:style-name="T15"> (θετικό ή αρνητικό) που καθορίζει την κατεύθυνση της μετάλλαξης.</text:span></text:p>
        </text:list-item>
      </text:list>
      <text:p text:style-name="P2"/>
      <text:h text:style-name="P26" text:outline-level="3"><text:soft-page-break/><text:span text:style-name="Strong_20_Emphasis"><text:span text:style-name="T12">3. Δημοφιλείς Βάσεις Αναφοράς</text:span></text:span></text:h>
      <text:h text:style-name="P41" text:outline-level="4"><text:span text:style-name="Strong_20_Emphasis"><text:span text:style-name="T12">Α. RefSeq (NCBI)</text:span></text:span></text:h>
      <text:list text:style-name="L26">
        <text:list-item>
          <text:p text:style-name="P100"><text:span text:style-name="Strong_20_Emphasis"><text:span text:style-name="T12">Ιστότοπος</text:span></text:span><text:span text:style-name="T15">: </text:span><text:a xlink:type="simple" xlink:href="https://www.ncbi.nlm.nih.gov/refseq" office:target-frame-name="_blank" xlink:show="new" text:style-name="Internet_20_link" text:visited-style-name="Visited_20_Internet_20_Link"><text:span text:style-name="T10">https://www.ncbi.nlm.nih.gov/refseq</text:span></text:a></text:p>
        </text:list-item>
        <text:list-item>
          <text:p text:style-name="P101"><text:span text:style-name="Strong_20_Emphasis"><text:span text:style-name="T12">Χαρακτηριστικά</text:span></text:span><text:span text:style-name="T15">:</text:span></text:p>
          <text:list>
            <text:list-item>
              <text:p text:style-name="P100"><text:span text:style-name="T15">Παρέχει </text:span><text:span text:style-name="Strong_20_Emphasis"><text:span text:style-name="T12">επικυρωμένες</text:span></text:span><text:span text:style-name="T15"> (curated) αλληλουχίες γονιδίων και πρωτεϊνών.</text:span></text:p>
            </text:list-item>
            <text:list-item>
              <text:p text:style-name="P100"><text:span text:style-name="T15">Κάθε εγγραφή έχει μοναδικό αναγνωριστικό (π.χ., </text:span><text:span text:style-name="Source_20_Text"><text:span text:style-name="T13">NM_004333.4</text:span></text:span><text:span text:style-name="T15">).</text:span></text:p>
            </text:list-item>
          </text:list>
        </text:list-item>
      </text:list>
      <text:h text:style-name="P41" text:outline-level="4"><text:span text:style-name="Strong_20_Emphasis"><text:span text:style-name="T12">Β. Ensembl</text:span></text:span></text:h>
      <text:list text:style-name="L27">
        <text:list-item>
          <text:p text:style-name="P102"><text:span text:style-name="Strong_20_Emphasis"><text:span text:style-name="T12">Ιστότοπος</text:span></text:span><text:span text:style-name="T15">: </text:span><text:a xlink:type="simple" xlink:href="http://www.ensembl.org/" office:target-frame-name="_blank" xlink:show="new" text:style-name="Internet_20_link" text:visited-style-name="Visited_20_Internet_20_Link"><text:span text:style-name="T10">http://www.ensembl.org</text:span></text:a></text:p>
        </text:list-item>
        <text:list-item>
          <text:p text:style-name="P103"><text:span text:style-name="Strong_20_Emphasis"><text:span text:style-name="T12">Χαρακτηριστικά</text:span></text:span><text:span text:style-name="T15">:</text:span></text:p>
          <text:list>
            <text:list-item>
              <text:p text:style-name="P102"><text:span text:style-name="T15">Εστιάζει σε </text:span><text:span text:style-name="Strong_20_Emphasis"><text:span text:style-name="T12">συγκριτική γονιδιωματική</text:span></text:span><text:span text:style-name="T15"> (ανθρώπινο + άλλα είδη).</text:span></text:p>
            </text:list-item>
            <text:list-item>
              <text:p text:style-name="P155">Δυνατότητες οπτικοποίησης (π.χ., γραφική αναπαράσταση γονιδίων).</text:p>
            </text:list-item>
          </text:list>
        </text:list-item>
      </text:list>
      <text:h text:style-name="P41" text:outline-level="4"><text:span text:style-name="Strong_20_Emphasis"><text:span text:style-name="T12">Γ. Locus Reference Genomic (LRG)</text:span></text:span></text:h>
      <text:list text:style-name="L28">
        <text:list-item>
          <text:p text:style-name="P104"><text:span text:style-name="Strong_20_Emphasis"><text:span text:style-name="T12">Ιστότοπος</text:span></text:span><text:span text:style-name="T15">: </text:span><text:a xlink:type="simple" xlink:href="https://www.lrg-sequence.org/" office:target-frame-name="_blank" xlink:show="new" text:style-name="Internet_20_link" text:visited-style-name="Visited_20_Internet_20_Link"><text:span text:style-name="T10">https://www.lrg-sequence.org</text:span></text:a></text:p>
        </text:list-item>
        <text:list-item>
          <text:p text:style-name="P105"><text:span text:style-name="Strong_20_Emphasis"><text:span text:style-name="T12">Χαρακτηριστικά</text:span></text:span><text:span text:style-name="T15">:</text:span></text:p>
          <text:list>
            <text:list-item>
              <text:p text:style-name="P104"><text:span text:style-name="T15">Εξασφαλίζει </text:span><text:span text:style-name="Strong_20_Emphasis"><text:span text:style-name="T12">σταθερές αναφορές</text:span></text:span><text:span text:style-name="T15"> για γονίδια με κλινική σημασία.</text:span></text:p>
            </text:list-item>
            <text:list-item>
              <text:p text:style-name="P156">Χρήσιμο για μελέτες διαγνωστικών εργαστηρίων.</text:p>
            </text:list-item>
          </text:list>
        </text:list-item>
      </text:list>
      <text:p text:style-name="P2"/>
      <text:h text:style-name="P26" text:outline-level="3"><text:span text:style-name="Strong_20_Emphasis"><text:span text:style-name="T12">4. Πρακτικές Προκλήσεις</text:span></text:span></text:h>
      <text:list text:style-name="L29">
        <text:list-item>
          <text:p text:style-name="P106"><text:span text:style-name="Strong_20_Emphasis"><text:span text:style-name="T12">Εκδόσεις γονιδιώματος</text:span></text:span><text:span text:style-name="T15">: Η χρήση λάθος έκδοσης (π.χ., hg19 αντί hg38) μπορεί να οδηγήσει σε λάθος ερμηνεία.</text:span></text:p>
        </text:list-item>
        <text:list-item>
          <text:p text:style-name="P106"><text:span text:style-name="Strong_20_Emphasis"><text:span text:style-name="T12">Εναλλακτικά μεταγραφικά</text:span></text:span><text:span text:style-name="T15">: Κάθε γονίδιο μπορεί να έχει πολλαπλά ισομορφή (π.χ., διαφορετικά εξόνια). Η επιλογή του σωστού είναι κρίσιμη.</text:span></text:p>
        </text:list-item>
        <text:list-item>
          <text:p text:style-name="P106"><text:span text:style-name="Strong_20_Emphasis"><text:span text:style-name="T12">Ενημερώσεις</text:span></text:span><text:span text:style-name="T15">: Οι βάσεις ανανεώνονται συχνά, απαιτώντας συνεχή προσαρμογή από τα εργαστήρια.</text:span></text:p>
        </text:list-item>
      </text:list>
      <text:p text:style-name="P2"/>
      <text:h text:style-name="P26" text:outline-level="3"><text:soft-page-break/><text:span text:style-name="Strong_20_Emphasis"><text:span text:style-name="T12"/></text:span></text:h>
      <text:h text:style-name="P26" text:outline-level="3"><text:span text:style-name="Strong_20_Emphasis"><text:span text:style-name="T12">5. Συμβουλές για Ακριβή Ερμηνεία</text:span></text:span></text:h>
      <text:list text:style-name="L30">
        <text:list-item>
          <text:p text:style-name="P107"><text:span text:style-name="Strong_20_Emphasis"><text:span text:style-name="T12">Χρησιμοποιείτε πάντα την τελευταία έκδοση</text:span></text:span><text:span text:style-name="T15"> του γονιδιώματος και των μεταγραφικών.</text:span></text:p>
        </text:list-item>
        <text:list-item>
          <text:p text:style-name="P107"><text:span text:style-name="Strong_20_Emphasis"><text:span text:style-name="T12">Επιβεβαιώνετε τις συντεταγμένες</text:span></text:span><text:span text:style-name="T15"> μιας μετάλλαξης και σε ποιο strand ανήκει.</text:span></text:p>
        </text:list-item>
        <text:list-item>
          <text:p text:style-name="P107"><text:span text:style-name="Strong_20_Emphasis"><text:span text:style-name="T12">Ελέγχετε για εναλλακτικά splicing</text:span></text:span><text:span text:style-name="T15"> (isoforms) που μπορεί να επηρεάσουν την κλινική σημασία μιας μετάλλαξης.</text:span></text:p>
        </text:list-item>
      </text:list>
      <text:p text:style-name="P2"/>
      <text:h text:style-name="P26" text:outline-level="3"><text:span text:style-name="Strong_20_Emphasis"><text:span text:style-name="T12">Συμπέρασμα</text:span></text:span></text:h>
      <text:p text:style-name="P43"><text:span text:style-name="T15">Οι βάσεις αναφοράς αλληλουχιών είναι </text:span><text:span text:style-name="Strong_20_Emphasis"><text:span text:style-name="T12">απαραίτητο εργαλείο</text:span></text:span><text:span text:style-name="T15"> για την ερμηνεία μεταλλάξεων στον καρκίνο. Η σωστή χρήση τους εξαρτάται από:</text:span></text:p>
      <text:list text:style-name="L31">
        <text:list-item>
          <text:p text:style-name="P108"><text:span text:style-name="Strong_20_Emphasis"><text:span text:style-name="T12">Ενημερωμένες εκδόσεις</text:span></text:span></text:p>
        </text:list-item>
        <text:list-item>
          <text:p text:style-name="P108"><text:span text:style-name="Strong_20_Emphasis"><text:span text:style-name="T12">Σωστή αντιστοίχιση σε γονίδια/ισομορφή</text:span></text:span></text:p>
        </text:list-item>
        <text:list-item>
          <text:p text:style-name="P108"><text:span text:style-name="Strong_20_Emphasis"><text:span text:style-name="T12">Επικύρωση μέσω πολλαπλών πηγών</text:span></text:span></text:p>
        </text:list-item>
      </text:list>
      <text:p text:style-name="P5">Αυτό εξασφαλίζει ακριβή μοριακή διάγνωση και βελτιστοποιημένη θεραπευτική αγωγή για τους ασθενείς.</text:p>
      <text:p text:style-name="P10"/>
      <text:p text:style-name="P194">Population Databases</text:p>
      <text:h text:style-name="P29" text:outline-level="3"><text:span text:style-name="Strong_20_Emphasis"><text:span text:style-name="T32">Ανάλυση Πληθυσμιακών Βάσεων Δεδομένων στη Σωματική Γενετική</text:span></text:span></text:h>
      <text:p text:style-name="P43"><text:span text:style-name="T15">Οι </text:span><text:span text:style-name="Strong_20_Emphasis"><text:span text:style-name="T12">πληθυσμιακές βάσεις δεδομένων</text:span></text:span><text:span text:style-name="T15"> παίζουν κρίσιμο ρόλο στη διερεύνηση της συχνότητας εναλλακτικών αλληλόμορφων (minor alleles) σε συγκεκριμένους γονιδιακούς τόπους (loci). Χρησιμοποιούνται κυρίως για:</text:span></text:p>
      <text:p text:style-name="P2"/>
      <text:h text:style-name="P26" text:outline-level="3"><text:soft-page-break/><text:span text:style-name="Strong_20_Emphasis"><text:span text:style-name="T12"/></text:span></text:h>
      <text:h text:style-name="P26" text:outline-level="3"><text:span text:style-name="Strong_20_Emphasis"><text:span text:style-name="T12">1. Σκοπός και Χρήση</text:span></text:span></text:h>
      <text:list text:style-name="L32">
        <text:list-item>
          <text:p text:style-name="P109"><text:span text:style-name="Strong_20_Emphasis"><text:span text:style-name="T12">Φιλτράρισμα καλοήθων ή πολυμορφικών παραλλαγών</text:span></text:span><text:span text:style-name="T15">:</text:span></text:p>
          <text:list>
            <text:list-item>
              <text:list>
                <text:list-item>
                  <text:p text:style-name="P110"><text:span text:style-name="T15">Οι μεταλλάξεις με υψηλή συχνότητα στον γενικό πληθυσμό (π.χ., MAF &gt; 1%) θεωρούνται συνήθως </text:span><text:span text:style-name="Strong_20_Emphasis"><text:span text:style-name="T12">μη παθογενείς</text:span></text:span><text:span text:style-name="T15">.</text:span></text:p>
                </text:list-item>
                <text:list-item>
                  <text:p text:style-name="P110"><text:span text:style-name="T15">Χρησιμοποιείται ένα </text:span><text:span text:style-name="Strong_20_Emphasis"><text:span text:style-name="T12">κατώφλι MAF</text:span></text:span><text:span text:style-name="T15"> (π.χ., 1%) για να εξαιρεθούν οι κοινές πολυμορφίες από την ανάλυση.</text:span></text:p>
                </text:list-item>
              </text:list>
            </text:list-item>
          </text:list>
        </text:list-item>
        <text:list-item>
          <text:p text:style-name="P109"><text:span text:style-name="Strong_20_Emphasis"><text:span text:style-name="T12">Εθνοτικές διαφορές</text:span></text:span><text:span text:style-name="T15">:</text:span></text:p>
          <text:list>
            <text:list-item>
              <text:list>
                <text:list-item>
                  <text:p text:style-name="P157">Ορισμένες μεταλλάξεις είναι συχνές σε συγκεκριμένους πληθυσμούς (π.χ., φαινότυποι G6PD σε Μεσόγειο).</text:p>
                </text:list-item>
              </text:list>
            </text:list-item>
          </text:list>
        </text:list-item>
      </text:list>
      <text:p text:style-name="P2"/>
      <text:h text:style-name="P26" text:outline-level="3"><text:span text:style-name="Strong_20_Emphasis"><text:span text:style-name="T12"/></text:span></text:h>
      <text:h text:style-name="P26" text:outline-level="3"><text:span text:style-name="Strong_20_Emphasis"><text:span text:style-name="T12">2. Πρότυπα και Προκλήσεις</text:span></text:span></text:h>
      <text:h text:style-name="P41" text:outline-level="4"><text:span text:style-name="Strong_20_Emphasis"><text:span text:style-name="T12">Α. Καθορισμός Κατωφλίου MAF</text:span></text:span></text:h>
      <text:list text:style-name="L33">
        <text:list-item>
          <text:p text:style-name="P111"><text:span text:style-name="Strong_20_Emphasis"><text:span text:style-name="T12">Δεν υπάρχει τυποποιημένο όριο</text:span></text:span><text:span text:style-name="T15">, αλλά συνιστάται </text:span><text:span text:style-name="Strong_20_Emphasis"><text:span text:style-name="T12">MAF &lt; 1%</text:span></text:span><text:span text:style-name="T15"> για να θεωρηθεί μια μετάλλαξη "σπάνια" και πιθανώς παθογόνα. </text:span><text:span text:style-name="T20">Το </text:span><text:span text:style-name="Strong_20_Emphasis"><text:span text:style-name="T20">MAF (Minor Allele Frequency)</text:span></text:span><text:span text:style-name="T23"> </text:span><text:span text:style-name="T20">είναι η </text:span><text:span text:style-name="Strong_20_Emphasis"><text:span text:style-name="T20">συχνότητα του σπανιότερου αλληλόμορφου</text:span></text:span><text:span text:style-name="T23"> </text:span><text:span text:style-name="T20">(εναλλακτική έκδοση ενός γονιδίου) σε έναν συγκεκριμένο πληθυσμό. </text:span></text:p>
        </text:list-item>
        <text:list-item>
          <text:p text:style-name="P111"><text:span text:style-name="Strong_20_Emphasis"><text:span text:style-name="T12">Εθνοτικές βάσεις δεδομένων</text:span></text:span><text:span text:style-name="T15"> (π.χ., gnomAD) βοηθούν να εντοπιστούν μεταλλάξεις που είναι συχνές μόνο σε ορισμένους πληθυσμούς.</text:span></text:p>
        </text:list-item>
      </text:list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p text:style-name="P42"><text:span text:style-name="T15"/></text:p>
      <text:h text:style-name="P41" text:outline-level="4"><text:soft-page-break/><text:span text:style-name="Strong_20_Emphasis"><text:span text:style-name="T12">Β. Προβλήματα στη Σωματική Ανάλυση</text:span></text:span></text:h>
      <text:list text:style-name="L34">
        <text:list-item>
          <text:p text:style-name="P112"><text:span text:style-name="Strong_20_Emphasis"><text:span text:style-name="T12">Εσφαλμένη ετικέτα "καλοήθης" για σωματικές μεταλλάξεις</text:span></text:span><text:span text:style-name="T15">:</text:span></text:p>
          <text:list>
            <text:list-item>
              <text:p text:style-name="P158">Παραδείγματα:</text:p>
              <text:list>
                <text:list-item>
                  <text:p text:style-name="P113"><text:span text:style-name="T15">Η μετάλλαξη </text:span><text:span text:style-name="Strong_20_Emphasis"><text:span text:style-name="T12">JAK2 V617F</text:span></text:span><text:span text:style-name="T15"> (NM_004972.3:c.1849G&gt;T), γνωστή για τη σχέση της με </text:span><text:span text:style-name="Strong_20_Emphasis"><text:span text:style-name="T12">μυελοπροληфераτικά νεοπλάσματα</text:span></text:span><text:span text:style-name="T15">, εμφανίζεται και σε πληθυσμιακές βάσεις (π.χ., dbSNP) ως "germline variant".</text:span></text:p>
                </text:list-item>
                <text:list-item>
                  <text:p text:style-name="P113"><text:span text:style-name="T15">Μεταλλάξεις σε γονίδια όπως </text:span><text:span text:style-name="Strong_20_Emphasis"><text:span text:style-name="T12">DNMT3A</text:span></text:span><text:span text:style-name="T15"> ή </text:span><text:span text:style-name="Strong_20_Emphasis"><text:span text:style-name="T12">TET2</text:span></text:span><text:span text:style-name="T15"> μπορεί να ανιχνευθούν και σε υγιή άτομα λόγω </text:span><text:span text:style-name="Strong_20_Emphasis"><text:span text:style-name="T12">κλονικής αιματοποίησης (clonal hematopoiesis)</text:span></text:span><text:span text:style-name="T15">.</text:span></text:p>
                  <text:p text:style-name="P113"><text:span text:style-name="T15"/></text:p>
                </text:list-item>
              </text:list>
            </text:list-item>
          </text:list>
        </text:list-item>
        <text:list-item>
          <text:p text:style-name="P112"><text:span text:style-name="Strong_20_Emphasis"><text:span text:style-name="T12">Διαφοροποίηση σωματικών vs. κληρονομικών μεταλλάξεων</text:span></text:span><text:span text:style-name="T15">:</text:span></text:p>
          <text:list>
            <text:list-item>
              <text:p text:style-name="P112"><text:span text:style-name="T15">Σε </text:span><text:span text:style-name="Strong_20_Emphasis"><text:span text:style-name="T12">απουσία φυσιολογικού ιστού</text:span></text:span><text:span text:style-name="T15"> (unpaired analysis), μια μετάλλαξη με MAF ~50% μπορεί να είναι:</text:span></text:p>
              <text:list>
                <text:list-item>
                  <text:list>
                    <text:list-item>
                      <text:p text:style-name="P113"><text:span text:style-name="Strong_20_Emphasis"><text:span text:style-name="T12">Κληρονομική ετερόζυγη</text:span></text:span><text:span text:style-name="T15"> (germline).</text:span></text:p>
                    </text:list-item>
                    <text:list-item>
                      <text:p text:style-name="P113"><text:span text:style-name="Strong_20_Emphasis"><text:span text:style-name="T12">Σωματική με απώλεια ετεροζυγότητας (LOH)</text:span></text:span><text:span text:style-name="T15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h text:style-name="P26" text:outline-level="3"><text:span text:style-name="Strong_20_Emphasis"><text:span text:style-name="T12"/></text:span></text:h>
      <text:h text:style-name="P26" text:outline-level="3"><text:span text:style-name="Strong_20_Emphasis"><text:span text:style-name="T12">3. Δημοφιλείς Πληθυσμιακές Βάσεις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Βάση Δεδομένων</text:p>
            </table:table-cell>
            <table:table-cell table:style-name="Table2.A1" office:value-type="string">
              <text:p text:style-name="P9">Σύνδεσμος</text:p>
            </table:table-cell>
            <table:table-cell table:style-name="Table2.A1" office:value-type="string">
              <text:p text:style-name="P9">Χαρακτηριστικά</text:p>
            </table:table-cell>
          </table:table-row>
        </table:table-header-rows>
        <table:table-row>
          <table:table-cell table:style-name="Table2.A2" office:value-type="string">
            <text:p text:style-name="P48"><text:span text:style-name="Strong_20_Emphasis"><text:span text:style-name="T11">dbSNP</text:span></text:span><text:span text:style-name="T14"> (NCBI)</text:span></text:p>
          </table:table-cell>
          <table:table-cell table:style-name="Table2.A2" office:value-type="string">
            <text:p text:style-name="P48"><text:a xlink:type="simple" xlink:href="https://www.ncbi.nlm.nih.gov/snp" office:target-frame-name="_blank" xlink:show="new" text:style-name="Internet_20_link" text:visited-style-name="Visited_20_Internet_20_Link"><text:span text:style-name="T10">https://www.ncbi.nlm.nih.gov/snp</text:span></text:a></text:p>
          </table:table-cell>
          <table:table-cell table:style-name="Table2.A2" office:value-type="string">
            <text:p text:style-name="P6">Καταγράφει SNPs και μικρές μεταλλάξεις.</text:p>
          </table:table-cell>
        </table:table-row>
        <table:table-row>
          <table:table-cell table:style-name="Table2.A2" office:value-type="string">
            <text:p text:style-name="P48"><text:span text:style-name="Strong_20_Emphasis"><text:span text:style-name="T11">gnomAD</text:span></text:span></text:p>
          </table:table-cell>
          <table:table-cell table:style-name="Table2.A2" office:value-type="string">
            <text:p text:style-name="P48"><text:a xlink:type="simple" xlink:href="https://gnomad.broadinstitute.org/" office:target-frame-name="_blank" xlink:show="new" text:style-name="Internet_20_link" text:visited-style-name="Visited_20_Internet_20_Link"><text:span text:style-name="T10">https://gnomad.broadinstitute.org</text:span></text:a></text:p>
          </table:table-cell>
          <table:table-cell table:style-name="Table2.A2" office:value-type="string">
            <text:p text:style-name="P6">Δεδομένα από &gt;100,000 εξωγονιδιακές αλληλουχίες.</text:p>
          </table:table-cell>
        </table:table-row>
        <table:table-row>
          <table:table-cell table:style-name="Table2.A2" office:value-type="string">
            <text:p text:style-name="P48"><text:span text:style-name="Strong_20_Emphasis"><text:span text:style-name="T11">1000 Genomes</text:span></text:span></text:p>
          </table:table-cell>
          <table:table-cell table:style-name="Table2.A2" office:value-type="string">
            <text:p text:style-name="P48"><text:a xlink:type="simple" xlink:href="https://www.internationalgenome.org/" office:target-frame-name="_blank" xlink:show="new" text:style-name="Internet_20_link" text:visited-style-name="Visited_20_Internet_20_Link"><text:span text:style-name="T10">https://www.internationalgenome.org</text:span></text:a></text:p>
          </table:table-cell>
          <table:table-cell table:style-name="Table2.A2" office:value-type="string">
            <text:p text:style-name="P6">Διαπολιτισμική αντιπροσώπευση.</text:p>
          </table:table-cell>
        </table:table-row>
        <table:table-row>
          <table:table-cell table:style-name="Table2.A2" office:value-type="string">
            <text:p text:style-name="P48"><text:span text:style-name="Strong_20_Emphasis"><text:span text:style-name="T11">ExAC</text:span></text:span></text:p>
          </table:table-cell>
          <table:table-cell table:style-name="Table2.A2" office:value-type="string">
            <text:p text:style-name="P48"><text:a xlink:type="simple" xlink:href="https://exac.broadinstitute.org/" office:target-frame-name="_blank" xlink:show="new" text:style-name="Internet_20_link" text:visited-style-name="Visited_20_Internet_20_Link"><text:span text:style-name="T10">https://exac.broadinstitute.org</text:span></text:a></text:p>
          </table:table-cell>
          <table:table-cell table:style-name="Table2.A2" office:value-type="string">
            <text:p text:style-name="P7">Προκάτοχος του gnomAD.</text:p>
          </table:table-cell>
        </table:table-row>
      </table:table>
      <text:p text:style-name="P2"/>
      <text:h text:style-name="P26" text:outline-level="3"><text:soft-page-break/><text:span text:style-name="Strong_20_Emphasis"><text:span text:style-name="T12">4. Συστάσεις για Κλινικά Εργαστήρια</text:span></text:span></text:h>
      <text:list text:style-name="L35">
        <text:list-item>
          <text:p text:style-name="P114"><text:span text:style-name="Strong_20_Emphasis"><text:span text:style-name="T12">Φιλτράρισμα με MAF &lt; 1%</text:span></text:span><text:span text:style-name="T15"> για σωματικές μεταλλάξεις, αλλά με προσοχή:</text:span></text:p>
          <text:list>
            <text:list-item>
              <text:list>
                <text:list-item>
                  <text:p text:style-name="P115"><text:span text:style-name="T15">Να ελέγχεται η </text:span><text:span text:style-name="Strong_20_Emphasis"><text:span text:style-name="T12">εθνοτική καταγωγή</text:span></text:span><text:span text:style-name="T15"> του ασθενούς.</text:span></text:p>
                </text:list-item>
                <text:list-item>
                  <text:p text:style-name="P115"><text:span text:style-name="T15">Να εξαιρούνται γονίδια με γνωστές </text:span><text:span text:style-name="Strong_20_Emphasis"><text:span text:style-name="T12">σωματικές μεταλλάξεις σε υγιείς</text:span></text:span><text:span text:style-name="T15"> (π.χ., DNMT3A).</text:span></text:p>
                </text:list-item>
              </text:list>
            </text:list-item>
          </text:list>
        </text:list-item>
        <text:list-item>
          <text:p text:style-name="P115"><text:span text:style-name="Strong_20_Emphasis"><text:span text:style-name="T12">Σύγκριση με βάσεις σωματικών μεταλλάξεων</text:span></text:span><text:span text:style-name="T15"> (π.χ., COSMIC) για επιβεβαίωση.</text:span></text:p>
        </text:list-item>
        <text:list-item>
          <text:p text:style-name="P115"><text:span text:style-name="Strong_20_Emphasis"><text:span text:style-name="T12">Χρήση ζευγαρωμένων δειγμάτων</text:span></text:span><text:span text:style-name="T15"> (tumor-normal) όταν είναι δυνατόν, για να διαχωριστούν οι σωματικές από τις κληρονομικές μεταλλάξεις.</text:span></text:p>
        </text:list-item>
      </text:list>
      <text:p text:style-name="P2"/>
      <text:h text:style-name="P26" text:outline-level="3"><text:span text:style-name="Strong_20_Emphasis"><text:span text:style-name="T12">5. Περίπτωση Μελέτης: JAK2 V617F</text:span></text:span></text:h>
      <text:list text:style-name="L36">
        <text:list-item>
          <text:p text:style-name="P116"><text:span text:style-name="Strong_20_Emphasis"><text:span text:style-name="T12">Σωματική σημασία</text:span></text:span><text:span text:style-name="T15">: Συσχετίζεται με </text:span><text:span text:style-name="Strong_20_Emphasis"><text:span text:style-name="T12">πολυκυτταραιμία vera</text:span></text:span><text:span text:style-name="T15"> και άλλα μυελοπροληфераτικά νεοπλάσματα.</text:span></text:p>
        </text:list-item>
        <text:list-item>
          <text:p text:style-name="P116"><text:span text:style-name="Strong_20_Emphasis"><text:span text:style-name="T12">Παγίδα</text:span></text:span><text:span text:style-name="T15">: Εμφανίζεται σε πληθυσμιακές βάσεις (dbSNP) ως "germline variant", αλλά στην πραγματικότητα είναι </text:span><text:span text:style-name="Strong_20_Emphasis"><text:span text:style-name="T12">σπάνια ως κληρονομική</text:span></text:span><text:span text:style-name="T15">.</text:span></text:p>
        </text:list-item>
        <text:list-item>
          <text:p text:style-name="P116"><text:span text:style-name="Strong_20_Emphasis"><text:span text:style-name="T12">Λύση</text:span></text:span><text:span text:style-name="T15">: Η κλινική ερμηνεία πρέπει να βασίζεται </text:span><text:span text:style-name="Strong_20_Emphasis"><text:span text:style-name="T12">και σε ιστολογικά/κλινικά δεδομένα</text:span></text:span><text:span text:style-name="T15">.</text:span></text:p>
        </text:list-item>
      </text:list>
      <text:p text:style-name="P2"/>
      <text:h text:style-name="P26" text:outline-level="3"><text:span text:style-name="Strong_20_Emphasis"><text:span text:style-name="T12"/></text:span></text:h>
      <text:h text:style-name="P26" text:outline-level="3"><text:span text:style-name="Strong_20_Emphasis"><text:span text:style-name="T12"/></text:span></text:h>
      <text:h text:style-name="P26" text:outline-level="3"><text:span text:style-name="Strong_20_Emphasis"><text:span text:style-name="T12">Συμπέρασμα</text:span></text:span></text:h>
      <text:p text:style-name="P4">Οι πληθυσμιακές βάσεις είναι ανεκτίμητες για το φιλτράρισμα καλοήθων μεταλλάξεων, αλλά:</text:p>
      <text:list text:style-name="L37">
        <text:list-item>
          <text:p text:style-name="P117"><text:span text:style-name="Strong_20_Emphasis"><text:span text:style-name="T12">Πρέπει να χρησιμοποιούνται με κριτική σκέψη</text:span></text:span><text:span text:style-name="T15"> στη σωματική γενετική.</text:span></text:p>
        </text:list-item>
        <text:list-item>
          <text:p text:style-name="P117"><text:span text:style-name="Strong_20_Emphasis"><text:span text:style-name="T12">Η εθνοτική προέλευση και οι γνωστές εξαιρέσεις</text:span></text:span><text:span text:style-name="T15"> (π.χ., clonal hematopoiesis) πρέπει να λαμβάνονται υπόψη.</text:span></text:p>
        </text:list-item>
        <text:list-item>
          <text:p text:style-name="P117"><text:span text:style-name="Strong_20_Emphasis"><text:span text:style-name="T12">Η συνδυασμένη ανάλυση με βάσεις σωματικών μεταλλάξεων</text:span></text:span><text:span text:style-name="T15"> (COSMIC) και κλινικά δεδομένα είναι απαραίτητη για ακριβή διάγνωση.</text:span></text:p>
        </text:list-item>
      </text:list>
      <text:p text:style-name="P10"/>
      <text:p text:style-name="P21"><text:soft-page-break/><text:span text:style-name="T29">Cancer-Specific Databases</text:span><text:span text:style-name="T4"><text:line-break/></text:span></text:p>
      <text:h text:style-name="P20" text:outline-level="3"><text:span text:style-name="Strong_20_Emphasis"><text:span text:style-name="T30">Ανάλυση Βάσεων Δεδομένων Ειδικών για Καρκίνο (Cancer-Specific Databases)</text:span></text:span></text:h>
      <text:p text:style-name="P46"><text:span text:style-name="T24">Οι βάσεις δεδομένων ειδικές για καρκίνο είναι </text:span><text:span text:style-name="Strong_20_Emphasis"><text:span text:style-name="T25">απαραίτητο εργαλείο</text:span></text:span><text:span text:style-name="T24"> για την κατανόηση της συχνότητας, της κλινικής σημασίας και των θεραπευτικών επιλογών για συγκεκριμένες μεταλλάξεις σε όγκους. Ωστόσο, η χρήση τους απαιτεί </text:span><text:span text:style-name="Strong_20_Emphasis"><text:span text:style-name="T25">κριτική προσέγγιση</text:span></text:span><text:span text:style-name="T24"> λόγω ορισμένων περιορισμών.</text:span></text:p>
      <text:p text:style-name="P3"/>
      <text:h text:style-name="P25" text:outline-level="3"><text:span text:style-name="Strong_20_Emphasis"><text:span text:style-name="T25">1. Τι Πληροφορίες Παρέχουν;</text:span></text:span></text:h>
      <text:p text:style-name="P32">Οι βάσεις αυτές προσφέρουν:</text:p>
      <text:list text:style-name="L38">
        <text:list-item>
          <text:p text:style-name="P60"><text:span text:style-name="Strong_20_Emphasis"><text:span text:style-name="T25">Συχνότητα μεταλλάξεων</text:span></text:span><text:span text:style-name="T24"> ανά τύπο καρκίνου (π.χ., BRAF V600E στο μελάνωμα vs. παπυλλώδη καρκίνο θυρεοειδούς).</text:span></text:p>
        </text:list-item>
        <text:list-item>
          <text:p text:style-name="P61"><text:span text:style-name="Strong_20_Emphasis"><text:span text:style-name="T25">Συνδέσεις με θεραπείες</text:span></text:span><text:span text:style-name="T24">:</text:span></text:p>
          <text:list>
            <text:list-item>
              <text:list>
                <text:list-item>
                  <text:p text:style-name="P195">Εγκεκριμένες θεραπείες (FDA/EMA).</text:p>
                </text:list-item>
                <text:list-item>
                  <text:p text:style-name="P195">Κλινικές δοκιμές.</text:p>
                </text:list-item>
              </text:list>
            </text:list-item>
          </text:list>
        </text:list-item>
        <text:list-item>
          <text:p text:style-name="P60"><text:span text:style-name="Strong_20_Emphasis"><text:span text:style-name="T25">Βιολογικές οδοί</text:span></text:span><text:span text:style-name="T24"> (pathways) που επηρεάζονται από τις μεταλλάξεις.</text:span></text:p>
        </text:list-item>
        <text:list-item>
          <text:p text:style-name="P60"><text:span text:style-name="Strong_20_Emphasis"><text:span text:style-name="T25">Προγνωστικά δεδομένα</text:span></text:span><text:span text:style-name="T24"> (π.χ., επιβίωση ασθενών με συγκεκριμένες μεταλλάξεις).</text:span></text:p>
        </text:list-item>
      </text:list>
      <text:p text:style-name="P3"/>
      <text:h text:style-name="P25" text:outline-level="3"><text:span text:style-name="Strong_20_Emphasis"><text:span text:style-name="T25">2. Δημοφιλείς Βάσεις Δεδομένων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Βάση Δεδομένων</text:p>
            </table:table-cell>
            <table:table-cell table:style-name="Table3.A1" office:value-type="string">
              <text:p text:style-name="P9">Σύνδεσμος</text:p>
            </table:table-cell>
            <table:table-cell table:style-name="Table3.A1" office:value-type="string">
              <text:p text:style-name="P9">Χαρακτηριστικά</text:p>
            </table:table-cell>
          </table:table-row>
        </table:table-header-rows>
        <table:table-row>
          <table:table-cell table:style-name="Table3.A2" office:value-type="string">
            <text:p text:style-name="P48"><text:span text:style-name="Strong_20_Emphasis"><text:span text:style-name="T11">COSMIC</text:span></text:span><text:span text:style-name="T14"> (Catalogue of Somatic Mutations in Cancer)</text:span></text:p>
          </table:table-cell>
          <table:table-cell table:style-name="Table3.A2" office:value-type="string">
            <text:p text:style-name="P48"><text:a xlink:type="simple" xlink:href="https://cancer.sanger.ac.uk/cosmic" office:target-frame-name="_blank" xlink:show="new" text:style-name="Internet_20_link" text:visited-style-name="Visited_20_Internet_20_Link"><text:span text:style-name="T10">https://cancer.sanger.ac.uk/cosmic</text:span></text:a></text:p>
          </table:table-cell>
          <table:table-cell table:style-name="Table3.A2" office:value-type="string">
            <text:p text:style-name="P6">Περιέχει εκατομμύρια σωματικές μεταλλάξεις από διάφορους καρκίνους.</text:p>
          </table:table-cell>
        </table:table-row>
        <table:table-row>
          <table:table-cell table:style-name="Table3.A2" office:value-type="string">
            <text:p text:style-name="P48"><text:span text:style-name="Strong_20_Emphasis"><text:span text:style-name="T11">cBioPortal</text:span></text:span></text:p>
          </table:table-cell>
          <table:table-cell table:style-name="Table3.A2" office:value-type="string">
            <text:p text:style-name="P48"><text:a xlink:type="simple" xlink:href="https://www.cbioportal.org/" office:target-frame-name="_blank" xlink:show="new" text:style-name="Internet_20_link" text:visited-style-name="Visited_20_Internet_20_Link"><text:span text:style-name="T10">https://www.cbioportal.org</text:span></text:a></text:p>
          </table:table-cell>
          <table:table-cell table:style-name="Table3.A2" office:value-type="string">
            <text:p text:style-name="P6">Ενσωματώνει δεδομένα από TCGA, ICGC και άλλες μελέτες.</text:p>
          </table:table-cell>
        </table:table-row>
        <text:soft-page-break/>
        <table:table-row>
          <table:table-cell table:style-name="Table3.A2" office:value-type="string">
            <text:p text:style-name="P48"><text:span text:style-name="Strong_20_Emphasis"><text:span text:style-name="T11">OncoKB</text:span></text:span></text:p>
          </table:table-cell>
          <table:table-cell table:style-name="Table3.A2" office:value-type="string">
            <text:p text:style-name="P48"><text:a xlink:type="simple" xlink:href="https://www.oncokb.org/" office:target-frame-name="_blank" xlink:show="new" text:style-name="Internet_20_link" text:visited-style-name="Visited_20_Internet_20_Link"><text:span text:style-name="T10">https://www.oncokb.org</text:span></text:a></text:p>
          </table:table-cell>
          <table:table-cell table:style-name="Table3.A2" office:value-type="string">
            <text:p text:style-name="P6">Εστιάζει σε θεραπευτικά targets και επίπεδα ενδείξεων.</text:p>
          </table:table-cell>
        </table:table-row>
        <table:table-row>
          <table:table-cell table:style-name="Table3.A2" office:value-type="string">
            <text:p text:style-name="P48"><text:span text:style-name="Strong_20_Emphasis"><text:span text:style-name="T11">My Cancer Genome</text:span></text:span></text:p>
          </table:table-cell>
          <table:table-cell table:style-name="Table3.A2" office:value-type="string">
            <text:p text:style-name="P48"><text:a xlink:type="simple" xlink:href="https://www.mycancergenome.org/" office:target-frame-name="_blank" xlink:show="new" text:style-name="Internet_20_link" text:visited-style-name="Visited_20_Internet_20_Link"><text:span text:style-name="T10">https://www.mycancergenome.org</text:span></text:a></text:p>
          </table:table-cell>
          <table:table-cell table:style-name="Table3.A2" office:value-type="string">
            <text:p text:style-name="P7">Πληροφορίες για μεταλλάξεις και θεραπείες ανά καρκίνο.</text:p>
          </table:table-cell>
        </table:table-row>
      </table:table>
      <text:p text:style-name="P3"/>
      <text:h text:style-name="P25" text:outline-level="3"><text:span text:style-name="Strong_20_Emphasis"><text:span text:style-name="T25">3. Προκλήσεις και Προσοχή στη Χρήση</text:span></text:span></text:h>
      <text:h text:style-name="P45" text:outline-level="4"><text:span text:style-name="Strong_20_Emphasis"><text:span text:style-name="T25">Α. Πιθανά Λάθη ή Ελλιπή Δεδομένα</text:span></text:span></text:h>
      <text:list text:style-name="L39">
        <text:list-item>
          <text:p text:style-name="P62"><text:span text:style-name="Strong_20_Emphasis"><text:span text:style-name="T25">Ενσωμάτωση καλοήθων κληρονομικών μεταλλάξεων</text:span></text:span><text:span text:style-name="T24">:</text:span></text:p>
          <text:list>
            <text:list-item>
              <text:p text:style-name="P63"><text:span text:style-name="T24">Παράδειγμα: Η μετάλλαξη </text:span><text:span text:style-name="Strong_20_Emphasis"><text:span text:style-name="T25">KIT p.M541L</text:span></text:span><text:span text:style-name="T24"> (NM_000222.2:c.1621A&gt;C) είναι </text:span><text:span text:style-name="Strong_20_Emphasis"><text:span text:style-name="T25">συνήθως καλοήθης</text:span></text:span><text:span text:style-name="T24">, αλλά εμφανίζεται στο COSMIC.</text:span></text:p>
            </text:list-item>
          </text:list>
        </text:list-item>
        <text:list-item>
          <text:p text:style-name="P62"><text:span text:style-name="Strong_20_Emphasis"><text:span text:style-name="T25">Ετερογένεια δεδομένων</text:span></text:span><text:span text:style-name="T24">:</text:span></text:p>
          <text:list>
            <text:list-item>
              <text:p text:style-name="P63"><text:span text:style-name="T24">Ορισμένες εγγραφές προέρχονται από </text:span><text:span text:style-name="Strong_20_Emphasis"><text:span text:style-name="T25">προκαταρκτικές μελέτες</text:span></text:span><text:span text:style-name="T24"> χωρίς κλινική επιβεβαίωση.</text:span></text:p>
            </text:list-item>
          </text:list>
        </text:list-item>
      </text:list>
      <text:h text:style-name="P45" text:outline-level="4"><text:span text:style-name="Strong_20_Emphasis"><text:span text:style-name="T25">Β. Έλλειψη Τυποποίησης</text:span></text:span></text:h>
      <text:list text:style-name="L40">
        <text:list-item>
          <text:p text:style-name="P64"><text:span text:style-name="T24">Διαφορετικοί </text:span><text:span text:style-name="Strong_20_Emphasis"><text:span text:style-name="T25">πόροι χρησιμοποιούν διαφορετικά διαγνωστικά κριτήρια</text:span></text:span><text:span text:style-name="T24"> για τον ίδιο καρκίνο.</text:span></text:p>
        </text:list-item>
        <text:list-item>
          <text:p text:style-name="P64"><text:span text:style-name="T24">Ορισμένες βάσεις </text:span><text:span text:style-name="Strong_20_Emphasis"><text:span text:style-name="T25">δεν ενημερώνονται τακτικά</text:span></text:span><text:span text:style-name="T24">.</text:span></text:p>
        </text:list-item>
      </text:list>
      <text:h text:style-name="P45" text:outline-level="4"><text:span text:style-name="Strong_20_Emphasis"><text:span text:style-name="T25">Γ. Εξάρτηση από την Ποιότητα Δειγμάτων</text:span></text:span></text:h>
      <text:list text:style-name="L41">
        <text:list-item>
          <text:p text:style-name="P65"><text:span text:style-name="T24">Τα δεδομένα μπορεί να προέρχονται από </text:span><text:span text:style-name="Strong_20_Emphasis"><text:span text:style-name="T25">μικρές μελέτες</text:span></text:span><text:span text:style-name="T24"> ή </text:span><text:span text:style-name="Strong_20_Emphasis"><text:span text:style-name="T25">μη αντιπροσωπευτικούς πληθυσμούς</text:span></text:span><text:span text:style-name="T24">.</text:span></text:p>
        </text:list-item>
      </text:list>
      <text:p text:style-name="P3"/>
      <text:h text:style-name="P25" text:outline-level="3"><text:soft-page-break/><text:span text:style-name="Strong_20_Emphasis"><text:span text:style-name="T25"/></text:span></text:h>
      <text:h text:style-name="P25" text:outline-level="3"><text:span text:style-name="Strong_20_Emphasis"><text:span text:style-name="T25"/></text:span></text:h>
      <text:h text:style-name="P25" text:outline-level="3"><text:span text:style-name="Strong_20_Emphasis"><text:span text:style-name="T25">4. Συμβουλές για Αξιόπιστη Ερμηνεία</text:span></text:span></text:h>
      <text:list text:style-name="L42">
        <text:list-item>
          <text:p text:style-name="P66"><text:span text:style-name="Strong_20_Emphasis"><text:span text:style-name="T25">Συγκρίνετε πολλές πηγές</text:span></text:span><text:span text:style-name="T24"> (π.χ., COSMIC + cBioPortal + OncoKB).</text:span></text:p>
        </text:list-item>
        <text:list-item>
          <text:p text:style-name="P67"><text:span text:style-name="Strong_20_Emphasis"><text:span text:style-name="T25">Ελέγξτε την προέλευση των δεδομένων</text:span></text:span><text:span text:style-name="T24">:</text:span></text:p>
          <text:list>
            <text:list-item>
              <text:p text:style-name="P66"><text:span text:style-name="T24">Προτιμήστε μελέτες με </text:span><text:span text:style-name="Strong_20_Emphasis"><text:span text:style-name="T25">κλινική επιβεβαίωση</text:span></text:span><text:span text:style-name="T24"> (clinical-grade).</text:span></text:p>
            </text:list-item>
          </text:list>
        </text:list-item>
        <text:list-item>
          <text:p text:style-name="P66"><text:span text:style-name="Strong_20_Emphasis"><text:span text:style-name="T25">Χρησιμοποιήστε βάσεις με ανασκοπήμενη βιβλιογραφία</text:span></text:span><text:span text:style-name="T24"> (π.χ., OncoKB).</text:span></text:p>
        </text:list-item>
        <text:list-item>
          <text:p text:style-name="P67"><text:span text:style-name="Strong_20_Emphasis"><text:span text:style-name="T25">Εξετάστε το πλαίσιο της μετάλλαξης</text:span></text:span><text:span text:style-name="T24">:</text:span></text:p>
          <text:list>
            <text:list-item>
              <text:p text:style-name="P66"><text:span text:style-name="T24">Μια μετάλλαξη μπορεί να είναι σημαντική σε έναν καρκίνο αλλά </text:span><text:span text:style-name="Strong_20_Emphasis"><text:span text:style-name="T25">αδιάφορη σε άλλον</text:span></text:span><text:span text:style-name="T24">.</text:span></text:p>
            </text:list-item>
          </text:list>
        </text:list-item>
      </text:list>
      <text:p text:style-name="P3"/>
      <text:h text:style-name="P25" text:outline-level="3"><text:span text:style-name="Strong_20_Emphasis"><text:span text:style-name="T25">5. Παράδειγμα: Μετάλλαξη BRAF V600E</text:span></text:span></text:h>
      <text:list text:style-name="L43">
        <text:list-item>
          <text:p text:style-name="P68"><text:span text:style-name="Strong_20_Emphasis"><text:span text:style-name="T25">Σε μελάνωμα</text:span></text:span><text:span text:style-name="T24">: Συνδέεται με ευαισθησία σε αναστολείς BRAF (π.χ., vemurafenib).</text:span></text:p>
        </text:list-item>
        <text:list-item>
          <text:p text:style-name="P68"><text:span text:style-name="Strong_20_Emphasis"><text:span text:style-name="T25">Σε παπυλλώδη καρκίνο θυρεοειδούς</text:span></text:span><text:span text:style-name="T24">: Δεν απαιτεί πάντα θεραπεία, αλλά είναι διαγνωστικός δείκτης.</text:span></text:p>
        </text:list-item>
        <text:list-item>
          <text:p text:style-name="P68"><text:span text:style-name="Strong_20_Emphasis"><text:span text:style-name="T25">Σε κολονοκαρκίνο</text:span></text:span><text:span text:style-name="T24">: Μπορεί να σημαίνει </text:span><text:span text:style-name="Strong_20_Emphasis"><text:span text:style-name="T25">αντίσταση σε anti-EGFR θεραπείες</text:span></text:span><text:span text:style-name="T24">.</text:span></text:p>
        </text:list-item>
      </text:list>
      <text:p text:style-name="P3"/>
      <text:h text:style-name="P25" text:outline-level="3"><text:span text:style-name="Strong_20_Emphasis"><text:span text:style-name="T25">Συμπέρασμα</text:span></text:span></text:h>
      <text:p text:style-name="P46"><text:span text:style-name="T24">Οι βάσεις δεδομένων για καρκίνο είναι </text:span><text:span text:style-name="Strong_20_Emphasis"><text:span text:style-name="T25">απαραίτητες για την προσωποποιημένη ογκολογία</text:span></text:span><text:span text:style-name="T24">, αλλά:<text:line-break/>⚠️ </text:span><text:span text:style-name="Strong_20_Emphasis"><text:span text:style-name="T25">Χρειάζονται κριτική ανάγνωση</text:span></text:span><text:span text:style-name="T24"> λόγω πιθανών λαθών ή ελλιπών πληροφοριών.<text:line-break/>✅ </text:span><text:span text:style-name="Strong_20_Emphasis"><text:span text:style-name="T25">Η συνδυασμένη χρήση πολλών πηγών και η κλινική συσχέτιση</text:span></text:span><text:span text:style-name="T24"> είναι κλειδί για ακριβή ερμηνεία.</text:span></text:p>
      <text:p text:style-name="Text_20_body"><text:line-break/></text:p>
      <text:p text:style-name="Text_20_body"/>
      <text:p text:style-name="Text_20_body"/>
      <text:p text:style-name="Text_20_body"/>
      <text:p text:style-name="P49"><text:soft-page-break/><text:span text:style-name="Strong_20_Emphasis"><text:span text:style-name="T26">Constitutional Variant Databases</text:span></text:span></text:p>
      <text:h text:style-name="Heading_20_3" text:outline-level="3"><text:span text:style-name="Strong_20_Emphasis"><text:span text:style-name="T25">Βάσεις Δεδομένων Κληρονομικών (Germline) Παραλλαγών</text:span></text:span></text:h>
      <text:p text:style-name="P46"><text:span text:style-name="T24">Ακόμη και όταν αναλύουμε </text:span><text:span text:style-name="Strong_20_Emphasis"><text:span text:style-name="T25">σωματικές μεταλλάξεις</text:span></text:span><text:span text:style-name="T24"> σε όγκους, μπορεί να εντοπιστούν </text:span><text:span text:style-name="Strong_20_Emphasis"><text:span text:style-name="T25">κληρονομικές παραλλαγές</text:span></text:span><text:span text:style-name="T24"> που σχετίζονται με:</text:span></text:p>
      <text:list text:style-name="L44">
        <text:list-item>
          <text:p text:style-name="P69"><text:span text:style-name="Strong_20_Emphasis"><text:span text:style-name="T25">Συνδρόματα προδιάθεσης σε καρκίνο</text:span></text:span><text:span text:style-name="T24"> (π.χ., BRCA1, TP53, PTEN).</text:span></text:p>
        </text:list-item>
        <text:list-item>
          <text:p text:style-name="P69"><text:span text:style-name="Strong_20_Emphasis"><text:span text:style-name="T25">Άλλες κληρονομικές διαταραχές</text:span></text:span><text:span text:style-name="T24">.</text:span></text:p>
        </text:list-item>
      </text:list>
      <text:p text:style-name="P46"><text:span text:style-name="T24">Οι </text:span><text:span text:style-name="Strong_20_Emphasis"><text:span text:style-name="T25">βάσεις δεδομένων κληρονομικών μεταλλάξεων</text:span></text:span><text:span text:style-name="T24"> βοηθούν στη διαφοροποίηση μεταξύ </text:span><text:span text:style-name="Strong_20_Emphasis"><text:span text:style-name="T25">παθογενών</text:span></text:span><text:span text:style-name="T24"> και </text:span><text:span text:style-name="Strong_20_Emphasis"><text:span text:style-name="T25">καλοήθων</text:span></text:span><text:span text:style-name="T24"> κληρονομικών παραλλαγών, αλλά χρειάζονται προσεκτική ερμηνεία.</text:span></text:p>
      <text:p text:style-name="P3"/>
      <text:h text:style-name="P25" text:outline-level="3"><text:span text:style-name="Strong_20_Emphasis"><text:span text:style-name="T25">1. Ποιες Βάσεις Χρησιμοποιούνται;</text:span></text:span></text:h>
      <text:h text:style-name="P45" text:outline-level="4"><text:span text:style-name="Strong_20_Emphasis"><text:span text:style-name="T25">Α. HGMD (Human Gene Mutation Database)</text:span></text:span></text:h>
      <text:list text:style-name="L45">
        <text:list-item>
          <text:p text:style-name="P70"><text:span text:style-name="Strong_20_Emphasis"><text:span text:style-name="T25">Περιεχόμενο</text:span></text:span><text:span text:style-name="T24">: Καταγράφει </text:span><text:span text:style-name="Strong_20_Emphasis"><text:span text:style-name="T25">παθογενείς</text:span></text:span><text:span text:style-name="T24"> και πιθανώς παθογενείς μεταλλάξεις σε γονίδια που σχετίζονται με ανθρώπινες ασθένειες.</text:span></text:p>
        </text:list-item>
        <text:list-item>
          <text:p text:style-name="P70"><text:span text:style-name="Strong_20_Emphasis"><text:span text:style-name="T25">Χρήση</text:span></text:span><text:span text:style-name="T24">: Χρήσιμο για την ταξινόμηση μεταλλάξεων σε γονίδια όπως </text:span><text:span text:style-name="Strong_20_Emphasis"><text:span text:style-name="T25">TP53</text:span></text:span><text:span text:style-name="T24"> ή </text:span><text:span text:style-name="Strong_20_Emphasis"><text:span text:style-name="T25">BRCA1</text:span></text:span><text:span text:style-name="T24">.</text:span></text:p>
        </text:list-item>
      </text:list>
      <text:h text:style-name="P45" text:outline-level="4"><text:span text:style-name="Strong_20_Emphasis"><text:span text:style-name="T25">Β. ClinVar</text:span></text:span></text:h>
      <text:list text:style-name="L46">
        <text:list-item>
          <text:p text:style-name="P71"><text:span text:style-name="Strong_20_Emphasis"><text:span text:style-name="T25">Ιστότοπος</text:span></text:span><text:span text:style-name="T24">: </text:span><text:a xlink:type="simple" xlink:href="https://www.ncbi.nlm.nih.gov/clinvar/" office:target-frame-name="_blank" xlink:show="new" text:style-name="Internet_20_link" text:visited-style-name="Visited_20_Internet_20_Link"><text:span text:style-name="T28">https://www.ncbi.nlm.nih.gov/clinvar/</text:span></text:a></text:p>
        </text:list-item>
        <text:list-item>
          <text:p text:style-name="P72"><text:span text:style-name="Strong_20_Emphasis"><text:span text:style-name="T25">Πλεονεκτήματα</text:span></text:span><text:span text:style-name="T24">:</text:span></text:p>
          <text:list>
            <text:list-item>
              <text:p text:style-name="P71"><text:span text:style-name="T24">Περιλαμβάνει </text:span><text:span text:style-name="Strong_20_Emphasis"><text:span text:style-name="T25">κλινικές ερμηνείες</text:span></text:span><text:span text:style-name="T24"> (π.χ., pathogenic, benign, VUS).</text:span></text:p>
            </text:list-item>
            <text:list-item>
              <text:p text:style-name="P71"><text:span text:style-name="T24">Ορισμένες μεταλλάξεις έχουν </text:span><text:span text:style-name="Strong_20_Emphasis"><text:span text:style-name="T25">αξιολογηθεί από ειδικούς</text:span></text:span><text:span text:style-name="T24">.</text:span></text:p>
            </text:list-item>
          </text:list>
        </text:list-item>
        <text:list-item>
          <text:p text:style-name="P72"><text:span text:style-name="Strong_20_Emphasis"><text:span text:style-name="T25">Περιορισμοί</text:span></text:span><text:span text:style-name="T24">:</text:span></text:p>
          <text:list>
            <text:list-item>
              <text:p text:style-name="P71"><text:span text:style-name="Strong_20_Emphasis"><text:span text:style-name="T25">Εστιάζει μόνο σε κληρονομικές μεταλλάξεις</text:span></text:span><text:span text:style-name="T24"> (προς το παρόν).</text:span></text:p>
            </text:list-item>
            <text:list-item>
              <text:p text:style-name="P196">Οι ερμηνείες μπορεί να διαφέρουν μεταξύ εργαστηρίων.</text:p>
            </text:list-item>
          </text:list>
        </text:list-item>
      </text:list>
      <text:h text:style-name="P45" text:outline-level="4"><text:soft-page-break/><text:span text:style-name="Strong_20_Emphasis"><text:span text:style-name="T25">Γ. Ειδικές Βάσεις για Συνδρόματα Καρκίνου</text:span></text:span></text:h>
      <text:list text:style-name="L47">
        <text:list-item>
          <text:p text:style-name="P73"><text:span text:style-name="Strong_20_Emphasis"><text:span text:style-name="T25">LOVD (Leiden Open Variation Database)</text:span></text:span><text:span text:style-name="T24">: Για γονίδια όπως </text:span><text:span text:style-name="Strong_20_Emphasis"><text:span text:style-name="T25">BRCA1/2</text:span></text:span><text:span text:style-name="T24">.</text:span></text:p>
        </text:list-item>
        <text:list-item>
          <text:p text:style-name="P73"><text:span text:style-name="Strong_20_Emphasis"><text:span text:style-name="T25">IARC TP53 Database</text:span></text:span><text:span text:style-name="T24">: Ειδικά για μεταλλάξεις στο </text:span><text:span text:style-name="Strong_20_Emphasis"><text:span text:style-name="T25">TP53</text:span></text:span><text:span text:style-name="T24"> (Li-Fraumeni syndrome).</text:span></text:p>
        </text:list-item>
      </text:list>
      <text:p text:style-name="P3"/>
      <text:h text:style-name="P25" text:outline-level="3"><text:span text:style-name="Strong_20_Emphasis"><text:span text:style-name="T25">2. Πώς Βοηθούν στη Σωματική Ανάλυση;</text:span></text:span></text:h>
      <text:list text:style-name="L48">
        <text:list-item>
          <text:p text:style-name="P74"><text:span text:style-name="Strong_20_Emphasis"><text:span text:style-name="T25">Διαφοροποίηση σωματικών vs. κληρονομικών μεταλλάξεων</text:span></text:span><text:span text:style-name="T24">:</text:span></text:p>
          <text:list>
            <text:list-item>
              <text:p text:style-name="P74"><text:span text:style-name="T24">Αν μια μετάλλαξη (π.χ., TP53 R175H) εμφανίζεται </text:span><text:span text:style-name="Strong_20_Emphasis"><text:span text:style-name="T25">και σε βάσεις κληρονομικών μεταλλάξεων</text:span></text:span><text:span text:style-name="T24">, μπορεί να είναι:</text:span></text:p>
              <text:list>
                <text:list-item>
                  <text:p text:style-name="P75"><text:span text:style-name="Strong_20_Emphasis"><text:span text:style-name="T25">Κληρονομική</text:span></text:span><text:span text:style-name="T24"> (με συνέπειες για οικογενειακό ιστορικό).</text:span></text:p>
                </text:list-item>
                <text:list-item>
                  <text:p text:style-name="P75"><text:span text:style-name="Strong_20_Emphasis"><text:span text:style-name="T25">Σωματική</text:span></text:span><text:span text:style-name="T24"> (αποκτήθηκε στον όγκο).</text:span></text:p>
                </text:list-item>
              </text:list>
            </text:list-item>
          </text:list>
        </text:list-item>
        <text:list-item>
          <text:p text:style-name="P74"><text:span text:style-name="Strong_20_Emphasis"><text:span text:style-name="T25">Ερμηνεία μεταλλάξεων με διπλό ρόλο</text:span></text:span><text:span text:style-name="T24">:</text:span></text:p>
          <text:list>
            <text:list-item>
              <text:p text:style-name="P75"><text:span text:style-name="T24">Παράδειγμα: Μεταλλάξεις στο </text:span><text:span text:style-name="Strong_20_Emphasis"><text:span text:style-name="T25">PTEN</text:span></text:span><text:span text:style-name="T24"> μπορεί να εμφανιστούν τόσο σε </text:span><text:span text:style-name="Strong_20_Emphasis"><text:span text:style-name="T25">σωματικούς όγκους</text:span></text:span><text:span text:style-name="T24"> όσο και σε </text:span><text:span text:style-name="Strong_20_Emphasis"><text:span text:style-name="T25">κληρονομικά συνδρόματα</text:span></text:span><text:span text:style-name="T24"> (π.χ., Cowden syndrome).</text:span></text:p>
            </text:list-item>
          </text:list>
        </text:list-item>
        <text:list-item>
          <text:p text:style-name="P74"><text:span text:style-name="Strong_20_Emphasis"><text:span text:style-name="T25">Αναγνώριση ασθενών με κληρονομική προδιάθεση</text:span></text:span><text:span text:style-name="T24">:</text:span></text:p>
          <text:list>
            <text:list-item>
              <text:p text:style-name="P197">Αν μια παθογόνος κληρονομική μετάλλαξη (π.χ., BRCA1) εντοπιστεί σε όγκο, μπορεί να χρειαστούν:</text:p>
              <text:list>
                <text:list-item>
                  <text:p text:style-name="P75"><text:span text:style-name="Strong_20_Emphasis"><text:span text:style-name="T25">Γενετική συμβουλευτική</text:span></text:span><text:span text:style-name="T24"> για τον ασθενή.</text:span></text:p>
                </text:list-item>
                <text:list-item>
                  <text:p text:style-name="P75"><text:span text:style-name="Strong_20_Emphasis"><text:span text:style-name="T25">Διερεύνηση οικογενειακού ιστορικού</text:span></text:span><text:span text:style-name="T24">.</text:span></text:p>
                </text:list-item>
              </text:list>
            </text:list-item>
          </text:list>
        </text:list-item>
      </text:list>
      <text:p text:style-name="P3"/>
      <text:h text:style-name="P25" text:outline-level="3"><text:span text:style-name="Strong_20_Emphasis"><text:span text:style-name="T25">3. Προκλήσεις στη Χρήση τους</text:span></text:span></text:h>
      <text:list text:style-name="L49">
        <text:list-item>
          <text:p text:style-name="P76"><text:span text:style-name="Strong_20_Emphasis"><text:span text:style-name="T25">Ελλιπής κάλυψη</text:span></text:span><text:span text:style-name="T24">: Ορισμένες σπάνιες μεταλλάξεις μπορεί να λείπουν.</text:span></text:p>
        </text:list-item>
        <text:list-item>
          <text:p text:style-name="P76"><text:span text:style-name="Strong_20_Emphasis"><text:span text:style-name="T25">Ασυμφωνίες στην ερμηνεία</text:span></text:span><text:span text:style-name="T24">: Διαφορετικά εργαστήρια μπορεί να ταξινομούν την ίδια μετάλλαξη ως </text:span><text:span text:style-name="Strong_20_Emphasis"><text:span text:style-name="T25">pathogenic</text:span></text:span><text:span text:style-name="T24"> ή </text:span><text:span text:style-name="Strong_20_Emphasis"><text:span text:style-name="T25">VUS</text:span></text:span><text:span text:style-name="T24">.</text:span></text:p>
        </text:list-item>
        <text:list-item>
          <text:p text:style-name="P76"><text:span text:style-name="Strong_20_Emphasis"><text:span text:style-name="T25">Εξάρτηση από κλινικά δεδομένα</text:span></text:span><text:span text:style-name="T24">: Μια μετάλλαξη μπορεί να είναι </text:span><text:span text:style-name="Strong_20_Emphasis"><text:span text:style-name="T25">pathogenic</text:span></text:span><text:span text:style-name="T24"> σε μια ασθένεια αλλά </text:span><text:span text:style-name="Strong_20_Emphasis"><text:span text:style-name="T25">καλοήθης</text:span></text:span><text:span text:style-name="T24"> σε άλλη.</text:span></text:p>
        </text:list-item>
      </text:list>
      <text:p text:style-name="P3"/>
      <text:h text:style-name="P25" text:outline-level="3"><text:soft-page-break/><text:span text:style-name="Strong_20_Emphasis"><text:span text:style-name="T25">4. Συμβουλές για Ακριβή Ερμηνεία</text:span></text:span></text:h>
      <text:list text:style-name="L50">
        <text:list-item>
          <text:p text:style-name="P77"><text:span text:style-name="Strong_20_Emphasis"><text:span text:style-name="T25">Χρησιμοποιήστε πολλές βάσεις</text:span></text:span><text:span text:style-name="T24"> (ClinVar + HGMD + ειδικές βάσεις).</text:span></text:p>
        </text:list-item>
        <text:list-item>
          <text:p text:style-name="P77"><text:span text:style-name="Strong_20_Emphasis"><text:span text:style-name="T25">Ελέγξτε το επίπεδο βεβαιότητας</text:span></text:span><text:span text:style-name="T24"> (π.χ., εάν μια μετάλλαξη έχει επιβεβαιωθεί από ειδικούς).</text:span></text:p>
        </text:list-item>
        <text:list-item>
          <text:p text:style-name="P77"><text:span text:style-name="Strong_20_Emphasis"><text:span text:style-name="T25">Συγκρίνετε με σωματικές βάσεις</text:span></text:span><text:span text:style-name="T24"> (COSMIC) για να αποκλείσετε κοινές σωματικές μεταλλάξεις.</text:span></text:p>
        </text:list-item>
        <text:list-item>
          <text:p text:style-name="P77"><text:span text:style-name="Strong_20_Emphasis"><text:span text:style-name="T25">Συνδυάστε με κλινικά δεδομένα</text:span></text:span><text:span text:style-name="T24"> (π.χ., οικογενειακό ιστορικό, ιστολογική διάγνωση).</text:span></text:p>
        </text:list-item>
      </text:list>
      <text:p text:style-name="P3"/>
      <text:h text:style-name="P25" text:outline-level="3"><text:span text:style-name="Strong_20_Emphasis"><text:span text:style-name="T25">5. Παράδειγμα: Μετάλλαξη TP53 R175H</text:span></text:span></text:h>
      <text:list text:style-name="L51">
        <text:list-item>
          <text:p text:style-name="P78"><text:span text:style-name="Strong_20_Emphasis"><text:span text:style-name="T25">Σε βάσεις κληρονομικών μεταλλάξεων (ClinVar)</text:span></text:span><text:span text:style-name="T24">:</text:span></text:p>
          <text:list>
            <text:list-item>
              <text:p text:style-name="P79"><text:span text:style-name="Strong_20_Emphasis"><text:span text:style-name="T25">Pathogenic</text:span></text:span><text:span text:style-name="T24"> για το Li-Fraumeni syndrome.</text:span></text:p>
            </text:list-item>
          </text:list>
        </text:list-item>
        <text:list-item>
          <text:p text:style-name="P78"><text:span text:style-name="Strong_20_Emphasis"><text:span text:style-name="T25">Σε σωματικές βάσεις (COSMIC)</text:span></text:span><text:span text:style-name="T24">:</text:span></text:p>
          <text:list>
            <text:list-item>
              <text:p text:style-name="P198">Συχνή σε πολλούς καρκίνους (π.χ., μαστού, πνεύμονα).</text:p>
            </text:list-item>
          </text:list>
        </text:list-item>
        <text:list-item>
          <text:p text:style-name="P78"><text:span text:style-name="Strong_20_Emphasis"><text:span text:style-name="T25">Συμπέρασμα</text:span></text:span><text:span text:style-name="T24">:</text:span></text:p>
          <text:list>
            <text:list-item>
              <text:p text:style-name="P79"><text:span text:style-name="T24">Αν εντοπιστεί </text:span><text:span text:style-name="Strong_20_Emphasis"><text:span text:style-name="T25">χωρίς φυσιολογικό δείγμα</text:span></text:span><text:span text:style-name="T24">, μπορεί να απαιτηθεί </text:span><text:span text:style-name="Strong_20_Emphasis"><text:span text:style-name="T25">δοκιμασία αίματος</text:span></text:span><text:span text:style-name="T24"> για να διαφοροποιηθεί αν είναι κληρονομική ή σωματική.</text:span></text:p>
            </text:list-item>
          </text:list>
        </text:list-item>
      </text:list>
      <text:p text:style-name="P3"/>
      <text:h text:style-name="P25" text:outline-level="3"><text:span text:style-name="Strong_20_Emphasis"><text:span text:style-name="T25">Συμπέρασμα</text:span></text:span></text:h>
      <text:p text:style-name="P46"><text:span text:style-name="T24">Οι βάσεις κληρονομικών μεταλλάξεων είναι </text:span><text:span text:style-name="Strong_20_Emphasis"><text:span text:style-name="T25">απαραίτητες</text:span></text:span><text:span text:style-name="T24"> για:<text:line-break/>✅ Την ταξινόμηση μεταλλάξεων που εντοπίζονται σε όγκους.<text:line-break/>✅ Την αναγνώριση ασθενών με </text:span><text:span text:style-name="Strong_20_Emphasis"><text:span text:style-name="T25">κληρονομική προδιάθεση</text:span></text:span><text:span text:style-name="T24"> σε καρκίνο.<text:line-break/>⚠️ Απαιτούν </text:span><text:span text:style-name="Strong_20_Emphasis"><text:span text:style-name="T25">κριτική ανάλυση</text:span></text:span><text:span text:style-name="T24"> και </text:span><text:span text:style-name="Strong_20_Emphasis"><text:span text:style-name="T25">διεπιστημονική συνεργασία</text:span></text:span><text:span text:style-name="T24"> (μοριακό εργαστήριο, κλινικός γενετιστής, ογκολόγος).</text:span></text:p>
      <text:p text:style-name="P46"><text:span text:style-name="T24"/></text:p>
      <text:p text:style-name="P46"><text:span text:style-name="T24"/></text:p>
      <text:p text:style-name="P46"><text:span text:style-name="T24"/></text:p>
      <text:p text:style-name="P8"/>
      <text:p text:style-name="P38"><text:soft-page-break/>Internal (Laboratory-Generated) Databases</text:p>
      <text:h text:style-name="P31" text:outline-level="3"><text:span text:style-name="Strong_20_Emphasis"><text:span text:style-name="T3">Εσωτερικές Βάσεις Δεδομένων Κλινικών Εργαστηρίων</text:span></text:span></text:h>
      <text:p text:style-name="P43"><text:span text:style-name="T15">Οι </text:span><text:span text:style-name="Strong_20_Emphasis"><text:span text:style-name="T12">εσωτερικές (in-house) βάσεις δεδομένων</text:span></text:span><text:span text:style-name="T15"> είναι κρίσιμες για την αξιοπιστία και τη συνέπεια της μοριακής διαγνωστικής. Αποτελούν </text:span><text:span text:style-name="Strong_20_Emphasis"><text:span text:style-name="T12">συμπληρωματικό εργαλείο</text:span></text:span><text:span text:style-name="T15"> των δημόσιων βάσεων και έχουν εξειδικευμένους ρόλους:</text:span></text:p>
      <text:p text:style-name="P2"/>
      <text:h text:style-name="P26" text:outline-level="3"><text:span text:style-name="Strong_20_Emphasis"><text:span text:style-name="T12">1. Σκοπός και Πλεονεκτήματα</text:span></text:span></text:h>
      <text:h text:style-name="P41" text:outline-level="4"><text:span text:style-name="Strong_20_Emphasis"><text:span text:style-name="T12">Α. Παρακολούθηση Μεταλλάξεων</text:span></text:span></text:h>
      <text:list text:style-name="L52">
        <text:list-item>
          <text:p text:style-name="P118"><text:span text:style-name="Strong_20_Emphasis"><text:span text:style-name="T12">Καταγραφή όλων των μεταλλάξεων</text:span></text:span><text:span text:style-name="T15"> που εντοπίζονται στο εργαστήριο, με λεπτομερή μεταδεδομένα (π.χ., συχνότητα, τύπος καρκίνου, ποιότητα δείγματος).</text:span></text:p>
        </text:list-item>
        <text:list-item>
          <text:p text:style-name="P118"><text:span text:style-name="Strong_20_Emphasis"><text:span text:style-name="T12">Ανίχνευση ψευδώς θετικών αποτελεσμάτων</text:span></text:span><text:span text:style-name="T15"> λόγω τεχνικών σφαλμάτων (π.χ., sequencing artifacts, alignment errors).</text:span></text:p>
        </text:list-item>
      </text:list>
      <text:h text:style-name="P41" text:outline-level="4"><text:span text:style-name="Strong_20_Emphasis"><text:span text:style-name="T12">Β. Συνέπεια στην Ερμηνεία</text:span></text:span></text:h>
      <text:list text:style-name="L53">
        <text:list-item>
          <text:p text:style-name="P119"><text:span text:style-name="Strong_20_Emphasis"><text:span text:style-name="T12">Τυποποίηση ερμηνείας</text:span></text:span><text:span text:style-name="T15">: Το ίδιο εργαστήριο μπορεί να εφαρμόζει </text:span><text:span text:style-name="Strong_20_Emphasis"><text:span text:style-name="T12">σταθερά κριτήρια</text:span></text:span><text:span text:style-name="T15"> για όλες τις μεταλλάξεις.</text:span></text:p>
        </text:list-item>
        <text:list-item>
          <text:p text:style-name="P119"><text:span text:style-name="Strong_20_Emphasis"><text:span text:style-name="T12">Εξατομίκευση ανάλογα με τον πληθυσμό</text:span></text:span><text:span text:style-name="T15">: Αν το εργαστήριο εξυπηρετεί συγκεκριμένη εθνοτική ομάδα, μπορεί να αναγνωρίσει </text:span><text:span text:style-name="Strong_20_Emphasis"><text:span text:style-name="T12">ιδιαίτερες πολυμορφίες</text:span></text:span><text:span text:style-name="T15">.</text:span></text:p>
        </text:list-item>
      </text:list>
      <text:h text:style-name="P41" text:outline-level="4"><text:span text:style-name="Strong_20_Emphasis"><text:span text:style-name="T12">Γ. Ενίσχυση Δημόσιων Βάσεων</text:span></text:span></text:h>
      <text:list text:style-name="L54">
        <text:list-item>
          <text:p text:style-name="P120"><text:span text:style-name="Strong_20_Emphasis"><text:span text:style-name="T12">Καλωσορίζεται η συμμετοχή σε βάσεις όπως ClinVar ή COSMIC</text:span></text:span><text:span text:style-name="T15">, αλλά με:</text:span></text:p>
          <text:list>
            <text:list-item>
              <text:p text:style-name="P121"><text:span text:style-name="Strong_20_Emphasis"><text:span text:style-name="T12">Τυποποιημένη υποβολή</text:span></text:span><text:span text:style-name="T15"> (π.χ., με βάση HGVS nomenclature).</text:span></text:p>
            </text:list-item>
            <text:list-item>
              <text:p text:style-name="P121"><text:span text:style-name="Strong_20_Emphasis"><text:span text:style-name="T12">Συμμόρφωση με νόμους περί προστασίας δεδομένων</text:span></text:span><text:span text:style-name="T15"> (π.χ., HIPAA στις ΗΠΑ).</text:span></text:p>
            </text:list-item>
          </text:list>
        </text:list-item>
      </text:list>
      <text:p text:style-name="P2"/>
      <text:h text:style-name="P26" text:outline-level="3"><text:soft-page-break/><text:span text:style-name="Strong_20_Emphasis"><text:span text:style-name="T12"/></text:span></text:h>
      <text:h text:style-name="P26" text:outline-level="3"><text:span text:style-name="Strong_20_Emphasis"><text:span text:style-name="T12"/></text:span></text:h>
      <text:h text:style-name="P26" text:outline-level="3"><text:span text:style-name="Strong_20_Emphasis"><text:span text:style-name="T12">2. Πώς Δομούνται οι Εσωτερικές Βάσεις;</text:span></text:span></text:h>
      <text:list text:style-name="L55">
        <text:list-item>
          <text:p text:style-name="P122"><text:span text:style-name="Strong_20_Emphasis"><text:span text:style-name="T12">Στοιχεία που Περιλαμβάνονται</text:span></text:span><text:span text:style-name="T15">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">Στοιχείο</text:p>
            </table:table-cell>
            <table:table-cell table:style-name="Table4.A1" office:value-type="string">
              <text:p text:style-name="P9">Παράδειγμα</text:p>
            </table:table-cell>
            <table:table-cell table:style-name="Table4.A1" office:value-type="string">
              <text:p text:style-name="P9">Σημασία</text:p>
            </table:table-cell>
          </table:table-row>
        </table:table-header-rows>
        <table:table-row>
          <table:table-cell table:style-name="Table4.A2" office:value-type="string">
            <text:p text:style-name="P48"><text:span text:style-name="Strong_20_Emphasis"><text:span text:style-name="T11">Γονιδιωματικές συντεταγμένες</text:span></text:span></text:p>
          </table:table-cell>
          <table:table-cell table:style-name="Table4.A2" office:value-type="string">
            <text:p text:style-name="P6">chr17:7674250</text:p>
          </table:table-cell>
          <table:table-cell table:style-name="Table4.A2" office:value-type="string">
            <text:p text:style-name="P6">Ακριβής εντοπισμός μετάλλαξης.</text:p>
          </table:table-cell>
        </table:table-row>
        <table:table-row>
          <table:table-cell table:style-name="Table4.A2" office:value-type="string">
            <text:p text:style-name="P48"><text:span text:style-name="Strong_20_Emphasis"><text:span text:style-name="T11">Variant Allele Frequency (VAF)</text:span></text:span></text:p>
          </table:table-cell>
          <table:table-cell table:style-name="Table4.A2" office:value-type="string">
            <text:p text:style-name="P6">25%</text:p>
          </table:table-cell>
          <table:table-cell table:style-name="Table4.A2" office:value-type="string">
            <text:p text:style-name="P6">Εκτίμηση κλωνικής ετερογένειας.</text:p>
          </table:table-cell>
        </table:table-row>
        <table:table-row>
          <table:table-cell table:style-name="Table4.A2" office:value-type="string">
            <text:p text:style-name="P48"><text:span text:style-name="Strong_20_Emphasis"><text:span text:style-name="T11">Τύπος καρκίνου</text:span></text:span></text:p>
          </table:table-cell>
          <table:table-cell table:style-name="Table4.A2" office:value-type="string">
            <text:p text:style-name="P6">Μελάνωμα</text:p>
          </table:table-cell>
          <table:table-cell table:style-name="Table4.A2" office:value-type="string">
            <text:p text:style-name="P6">Συσχέτιση με συγκεκριμένη νόσο.</text:p>
          </table:table-cell>
        </table:table-row>
        <table:table-row>
          <table:table-cell table:style-name="Table4.A2" office:value-type="string">
            <text:p text:style-name="P48"><text:span text:style-name="Strong_20_Emphasis"><text:span text:style-name="T11">Ποιότητα δείγματος</text:span></text:span></text:p>
          </table:table-cell>
          <table:table-cell table:style-name="Table4.A2" office:value-type="string">
            <text:p text:style-name="P6">Tumor purity 80%</text:p>
          </table:table-cell>
          <table:table-cell table:style-name="Table4.A2" office:value-type="string">
            <text:p text:style-name="P6">Αξιοπιστία αποτελέσματος.</text:p>
          </table:table-cell>
        </table:table-row>
        <table:table-row>
          <table:table-cell table:style-name="Table4.A2" office:value-type="string">
            <text:p text:style-name="P48"><text:span text:style-name="Strong_20_Emphasis"><text:span text:style-name="T11">Κλινική ερμηνεία</text:span></text:span></text:p>
          </table:table-cell>
          <table:table-cell table:style-name="Table4.A2" office:value-type="string">
            <text:p text:style-name="P6">Pathogenic (Tier I)</text:p>
          </table:table-cell>
          <table:table-cell table:style-name="Table4.A2" office:value-type="string">
            <text:p text:style-name="P7">Βάσει εσωτερικών προτύπων.</text:p>
          </table:table-cell>
        </table:table-row>
      </table:table>
      <text:list text:continue-numbering="true" text:style-name="L55">
        <text:list-item>
          <text:p text:style-name="P122"><text:span text:style-name="Strong_20_Emphasis"><text:span text:style-name="T12">Εργαλεία Διαχείρισης</text:span></text:span><text:span text:style-name="T15">:</text:span></text:p>
          <text:list>
            <text:list-item>
              <text:p text:style-name="P123"><text:span text:style-name="Strong_20_Emphasis"><text:span text:style-name="T12">SQL databases</text:span></text:span><text:span text:style-name="T15"> (π.χ., MySQL) για οργανωμένη αποθήκευση.</text:span></text:p>
            </text:list-item>
            <text:list-item>
              <text:p text:style-name="P123"><text:span text:style-name="Strong_20_Emphasis"><text:span text:style-name="T12">Επεξεργαστικά εργαλεία</text:span></text:span><text:span text:style-name="T15"> (π.χ., Python, R) για ανάλυση.</text:span></text:p>
            </text:list-item>
          </text:list>
        </text:list-item>
      </text:list>
      <text:p text:style-name="P2"/>
      <text:h text:style-name="P26" text:outline-level="3"><text:span text:style-name="Strong_20_Emphasis"><text:span text:style-name="T12">3. Προκλήσεις και Λύσεις</text:span></text:span></text:h>
      <text:h text:style-name="P41" text:outline-level="4"><text:span text:style-name="Strong_20_Emphasis"><text:span text:style-name="T12">Α. Ποιότητα και Επεξεργασία Δεδομένων</text:span></text:span></text:h>
      <text:list text:style-name="L56">
        <text:list-item>
          <text:p text:style-name="P124"><text:span text:style-name="Strong_20_Emphasis"><text:span text:style-name="T12">Πρόκληση</text:span></text:span><text:span text:style-name="T15">: Οι "βρώμικες" ή ημιτελείς εγγραφές μπορούν να οδηγήσουν σε λάθη.</text:span></text:p>
        </text:list-item>
        <text:list-item>
          <text:p text:style-name="P124"><text:span text:style-name="Strong_20_Emphasis"><text:span text:style-name="T12">Λύση</text:span></text:span><text:span text:style-name="T15">: Αυστηρά </text:span><text:span text:style-name="Strong_20_Emphasis"><text:span text:style-name="T12">QC checks</text:span></text:span><text:span text:style-name="T15"> πριν την εισαγωγή δεδομένων.</text:span></text:p>
        </text:list-item>
      </text:list>
      <text:h text:style-name="P41" text:outline-level="4"><text:soft-page-break/><text:span text:style-name="Strong_20_Emphasis"><text:span text:style-name="T12">Β. Προστασία Προσωπικών Δεδομένων</text:span></text:span></text:h>
      <text:list text:style-name="L57">
        <text:list-item>
          <text:p text:style-name="P125"><text:span text:style-name="Strong_20_Emphasis"><text:span text:style-name="T12">Πρόκληση</text:span></text:span><text:span text:style-name="T15">: Η αποθήκευση δεδομένων ασθενών πρέπει να συμμορφώνεται με </text:span><text:span text:style-name="Strong_20_Emphasis"><text:span text:style-name="T12">GDPR (ΕΕ) ή HIPAA (ΗΠΑ)</text:span></text:span><text:span text:style-name="T15">.</text:span></text:p>
        </text:list-item>
        <text:list-item>
          <text:p text:style-name="P125"><text:span text:style-name="Strong_20_Emphasis"><text:span text:style-name="T12">Λύση</text:span></text:span><text:span text:style-name="T15">: </text:span><text:span text:style-name="Strong_20_Emphasis"><text:span text:style-name="T12">Ανωνυμοποίηση δεδομένων</text:span></text:span><text:span text:style-name="T15"> πριν την υποβολή σε δημόσιες βάσεις.</text:span></text:p>
        </text:list-item>
      </text:list>
      <text:h text:style-name="P41" text:outline-level="4"><text:span text:style-name="Strong_20_Emphasis"><text:span text:style-name="T12">Γ. Ενημέρωση και Συντήρηση</text:span></text:span></text:h>
      <text:list text:style-name="L58">
        <text:list-item>
          <text:p text:style-name="P126"><text:span text:style-name="Strong_20_Emphasis"><text:span text:style-name="T12">Πρόκληση</text:span></text:span><text:span text:style-name="T15">: Οι βάσεις πρέπει να ενημερώνονται τακτικά με νέα δεδομένα.</text:span></text:p>
        </text:list-item>
        <text:list-item>
          <text:p text:style-name="P126"><text:span text:style-name="Strong_20_Emphasis"><text:span text:style-name="T12">Λύση</text:span></text:span><text:span text:style-name="T15">: Αυτοματοποιημένες </text:span><text:span text:style-name="Strong_20_Emphasis"><text:span text:style-name="T12">διαδικασίες ελέγχου</text:span></text:span><text:span text:style-name="T15"> (π.χ., συνδέσεις με δημόσιες βάσεις).</text:span></text:p>
        </text:list-item>
      </text:list>
      <text:p text:style-name="P2"/>
      <text:h text:style-name="P26" text:outline-level="3"><text:span text:style-name="Strong_20_Emphasis"><text:span text:style-name="T12">4. Μελλοντικές Κατευθύνσεις</text:span></text:span></text:h>
      <text:list text:style-name="L59">
        <text:list-item>
          <text:p text:style-name="P127"><text:span text:style-name="Strong_20_Emphasis"><text:span text:style-name="T12">Ενοποίηση με AI</text:span></text:span><text:span text:style-name="T15">: Μηχανική μάθηση για </text:span><text:span text:style-name="Strong_20_Emphasis"><text:span text:style-name="T12">αυτόματη ταξινόμηση μεταλλάξεων</text:span></text:span><text:span text:style-name="T15">.</text:span></text:p>
        </text:list-item>
        <text:list-item>
          <text:p text:style-name="P127"><text:span text:style-name="Strong_20_Emphasis"><text:span text:style-name="T12">Διαλειτουργικότητα</text:span></text:span><text:span text:style-name="T15">: Χρήση </text:span><text:span text:style-name="Strong_20_Emphasis"><text:span text:style-name="T12">FHIR (Fast Healthcare Interoperability Resources)</text:span></text:span><text:span text:style-name="T15"> για εύκολη ανταλλαγή δεδομένων μεταξύ εργαστηρίων.</text:span></text:p>
        </text:list-item>
        <text:list-item>
          <text:p text:style-name="P127"><text:span text:style-name="Strong_20_Emphasis"><text:span text:style-name="T12">Κλινικής Ποιότητας Βάσεις</text:span></text:span><text:span text:style-name="T15">: Πρωτοβουλίες όπως </text:span><text:span text:style-name="Strong_20_Emphasis"><text:span text:style-name="T12">Genomics England</text:span></text:span><text:span text:style-name="T15"> ή </text:span><text:span text:style-name="Strong_20_Emphasis"><text:span text:style-name="T12">All of Us</text:span></text:span><text:span text:style-name="T15"> (ΗΠΑ) δημιουργούν βάσεις υψηλής αξιοπιστίας.</text:span></text:p>
        </text:list-item>
      </text:list>
      <text:p text:style-name="P2"/>
      <text:h text:style-name="P26" text:outline-level="3"><text:span text:style-name="Strong_20_Emphasis"><text:span text:style-name="T12">5. Συμβουλές για Κλινικά Εργαστήρια</text:span></text:span></text:h>
      <text:list text:style-name="L60">
        <text:list-item>
          <text:p text:style-name="P128"><text:span text:style-name="Strong_20_Emphasis"><text:span text:style-name="T12">Αναπτύξτε μια δομημένη βάση</text:span></text:span><text:span text:style-name="T15"> με υποχρεωτικά πεδία (π.χ., VAF, τύπος καρκίνου).</text:span></text:p>
        </text:list-item>
        <text:list-item>
          <text:p text:style-name="P128"><text:span text:style-name="Strong_20_Emphasis"><text:span text:style-name="T12">Συμμετέχετε σε δημόσιες βάσεις</text:span></text:span><text:span text:style-name="T15"> αλλά με </text:span><text:span text:style-name="Strong_20_Emphasis"><text:span text:style-name="T12">τυποποιημένη διαδικασία</text:span></text:span><text:span text:style-name="T15">.</text:span></text:p>
        </text:list-item>
        <text:list-item>
          <text:p text:style-name="P128"><text:span text:style-name="Strong_20_Emphasis"><text:span text:style-name="T12">Εφαρμόστε αυστηρά πρωτόκολλα προστασίας δεδομένων</text:span></text:span><text:span text:style-name="T15">.</text:span></text:p>
        </text:list-item>
        <text:list-item>
          <text:p text:style-name="P128"><text:span text:style-name="Strong_20_Emphasis"><text:span text:style-name="T12">Ενημερώστε τακτικά</text:span></text:span><text:span text:style-name="T15"> τη βάση με νέες μεταλλάξεις και βιβλιογραφία.</text:span></text:p>
        </text:list-item>
      </text:list>
      <text:p text:style-name="P2"/>
      <text:h text:style-name="P26" text:outline-level="3"><text:span text:style-name="Strong_20_Emphasis"><text:span text:style-name="T12">Συμπέρασμα</text:span></text:span></text:h>
      <text:p text:style-name="P43"><text:span text:style-name="T15">Οι εσωτερικές βάσεις δεδομένων είναι </text:span><text:span text:style-name="Strong_20_Emphasis"><text:span text:style-name="T12">ο στύλος της προσωποποιημένης ογκολογίας</text:span></text:span><text:span text:style-name="T15"> για:<text:line-break/>✅ </text:span><text:span text:style-name="Strong_20_Emphasis"><text:span text:style-name="T12">Αξιόπιστη ερμηνεία</text:span></text:span><text:span text:style-name="T15"> μεταλλάξεων.<text:line-break/>✅ </text:span><text:span text:style-name="Strong_20_Emphasis"><text:span text:style-name="T12">Αποφυγή λαθών</text:span></text:span><text:span text:style-name="T15"> μέσω ιστορικού δεδομένων.<text:line-break/>✅ </text:span><text:span text:style-name="Strong_20_Emphasis"><text:span text:style-name="T12">Συμβολή στην ευρύτερη έρευνα</text:span></text:span><text:span text:style-name="T15"> (μετά από ανωνυμοποίηση).</text:span></text:p>
      <text:p text:style-name="P40"><text:soft-page-break/><text:span text:style-name="Strong_20_Emphasis"><text:span text:style-name="T12">Τελική Συνίσταση</text:span></text:span><text:span text:style-name="T15">: Η δημιουργία τους απαιτεί </text:span><text:span text:style-name="Strong_20_Emphasis"><text:span text:style-name="T12">πολύ προσεκτικό σχεδιασμό</text:span></text:span><text:span text:style-name="T15">, αλλά αποδίδει σε </text:span><text:span text:style-name="Strong_20_Emphasis"><text:span text:style-name="T12">ακρίβεια, συνέπεια και καινοτομία</text:span></text:span><text:span text:style-name="T15">.</text:span></text:p>
      <text:p text:style-name="P10"/>
      <text:p text:style-name="P37">In Silico (Computational) Prediction</text:p>
      <text:h text:style-name="P33" text:outline-level="3"><text:span text:style-name="Strong_20_Emphasis"><text:span text:style-name="T2"><text:line-break/>In Silico (Υπολογιστικά) Αλγόριθμοι Πρόβλεψης για Γενετικές Παραλλαγές</text:span></text:span></text:h>
      <text:p text:style-name="P46"><text:span text:style-name="T24">Οι </text:span><text:span text:style-name="Strong_20_Emphasis"><text:span text:style-name="T25">υπολογιστικοί αλγόριθμοι πρόβλεψης</text:span></text:span><text:span text:style-name="T24"> χρησιμοποιούνται ευρέως για την εκτίμηση του πιθανού </text:span><text:span text:style-name="Strong_20_Emphasis"><text:span text:style-name="T25">λειτουργικού και δομικού αντίκτυπου</text:span></text:span><text:span text:style-name="T24"> των γενετικών μεταλλάξεων σε πρωτεΐνες ή στη διαδικασία του splicing. Παρά τη χρησιμότητά τους, έχουν </text:span><text:span text:style-name="Strong_20_Emphasis"><text:span text:style-name="T25">σημαντικούς περιορισμούς</text:span></text:span><text:span text:style-name="T24"> και δεν πρέπει να αποτελούν το μοναδικό κριτήριο για κλινικές αποφάσεις.</text:span></text:p>
      <text:p text:style-name="P3"/>
      <text:h text:style-name="P25" text:outline-level="3"><text:span text:style-name="Strong_20_Emphasis"><text:span text:style-name="T25">1. Τύποι Αλγορίθμων</text:span></text:span></text:h>
      <text:p text:style-name="P32">Οι αλγόριθμοι χωρίζονται σε δύο κύριες κατηγορίες:</text:p>
      <text:h text:style-name="P45" text:outline-level="4"><text:span text:style-name="Strong_20_Emphasis"><text:span text:style-name="T25">Α. Πρόβλεψη Αντίκτυπου Missense Μεταλλάξεων</text:span></text:span></text:h>
      <text:p text:style-name="P32">Προβλέπουν πώς μια αλλαγή σε ένα αμινοξύ επηρεάζει τη λειτουργία της πρωτεΐνης. Βασίζονται σε:</text:p>
      <text:list text:style-name="L61">
        <text:list-item>
          <text:p text:style-name="P80"><text:span text:style-name="Strong_20_Emphasis"><text:span text:style-name="T25">Εξελικτική διατήρηση</text:span></text:span><text:span text:style-name="T24">: Αν το αμινοξύ είναι συντηρημένο μεταξύ ειδών.</text:span></text:p>
        </text:list-item>
        <text:list-item>
          <text:p text:style-name="P80"><text:span text:style-name="Strong_20_Emphasis"><text:span text:style-name="T25">Βιοχημικές ιδιότητες</text:span></text:span><text:span text:style-name="T24">: Π.χ., αλλαγή από πολικό σε μη πολικό αμινοξύ.</text:span></text:p>
        </text:list-item>
        <text:list-item>
          <text:p text:style-name="P80"><text:span text:style-name="Strong_20_Emphasis"><text:span text:style-name="T25">Θέση στη δομή της πρωτεΐνης</text:span></text:span><text:span text:style-name="T24">: Π.χ., μεταλλάξεις σε ενεργό θέση ενζύμου.</text:span></text:p>
        </text:list-item>
      </text:list>
      <text:p text:style-name="P46"><text:span text:style-name="Strong_20_Emphasis"><text:span text:style-name="T25">Δημοφιλείς εργαλεία</text:span></text:span><text:span text:style-name="T24">:</text:span></text:p>
      <text:list text:style-name="L62">
        <text:list-item>
          <text:p text:style-name="P81"><text:span text:style-name="Strong_20_Emphasis"><text:span text:style-name="T25">PolyPhen-2</text:span></text:span></text:p>
        </text:list-item>
        <text:list-item>
          <text:p text:style-name="P81"><text:span text:style-name="Strong_20_Emphasis"><text:span text:style-name="T25">SIFT</text:span></text:span></text:p>
        </text:list-item>
        <text:list-item>
          <text:p text:style-name="P81"><text:span text:style-name="Strong_20_Emphasis"><text:span text:style-name="T25">PROVEAN</text:span></text:span></text:p>
        </text:list-item>
        <text:list-item>
          <text:p text:style-name="P81"><text:span text:style-name="Strong_20_Emphasis"><text:span text:style-name="T25">MutationTaster</text:span></text:span></text:p>
        </text:list-item>
      </text:list>
      <text:h text:style-name="P45" text:outline-level="4"><text:soft-page-break/><text:span text:style-name="Strong_20_Emphasis"><text:span text:style-name="T25">Β. Πρόβλεψη Αντίκτυπου σε Splicing</text:span></text:span></text:h>
      <text:p text:style-name="P32">Προβλέπουν αν μια μετάλλαξη επηρεάζει τη διαδικασία της ωρίμανσης του mRNA (splicing). Χρησιμοποιούν:</text:p>
      <text:list text:style-name="L63">
        <text:list-item>
          <text:p text:style-name="P82"><text:span text:style-name="Strong_20_Emphasis"><text:span text:style-name="T25">Μοντέλα Markov</text:span></text:span></text:p>
        </text:list-item>
        <text:list-item>
          <text:p text:style-name="P82"><text:span text:style-name="Strong_20_Emphasis"><text:span text:style-name="T25">Νευρωνικά δίκτυα</text:span></text:span></text:p>
        </text:list-item>
        <text:list-item>
          <text:p text:style-name="P82"><text:span text:style-name="Strong_20_Emphasis"><text:span text:style-name="T25">Αλγόριθμους μηχανικής μάθησης</text:span></text:span></text:p>
        </text:list-item>
      </text:list>
      <text:p text:style-name="P46"><text:span text:style-name="Strong_20_Emphasis"><text:span text:style-name="T25">Δημοφιλή εργαλεία</text:span></text:span><text:span text:style-name="T24">:</text:span></text:p>
      <text:list text:style-name="L64">
        <text:list-item>
          <text:p text:style-name="P83"><text:span text:style-name="Strong_20_Emphasis"><text:span text:style-name="T25">SpliceAI</text:span></text:span></text:p>
        </text:list-item>
        <text:list-item>
          <text:p text:style-name="P83"><text:span text:style-name="Strong_20_Emphasis"><text:span text:style-name="T25">Human Splicing Finder</text:span></text:span></text:p>
        </text:list-item>
        <text:list-item>
          <text:p text:style-name="P83"><text:span text:style-name="Strong_20_Emphasis"><text:span text:style-name="T25">MaxEntScan</text:span></text:span></text:p>
        </text:list-item>
      </text:list>
      <text:p text:style-name="P3"/>
      <text:h text:style-name="P25" text:outline-level="3"><text:span text:style-name="Strong_20_Emphasis"><text:span text:style-name="T25">2. Προκλήσεις και Περιορισμοί</text:span></text:span></text:h>
      <text:h text:style-name="P45" text:outline-level="4"><text:span text:style-name="Strong_20_Emphasis"><text:span text:style-name="T25">Α. Υπερεκτίμηση Παθογένειας</text:span></text:span></text:h>
      <text:list text:style-name="L65">
        <text:list-item>
          <text:p text:style-name="P84"><text:span text:style-name="T24">Πολλά εργαλεία έχουν </text:span><text:span text:style-name="Strong_20_Emphasis"><text:span text:style-name="T25">τάση να προβλέπουν "βλαπτικό" αντίκτυπο</text:span></text:span><text:span text:style-name="T24"> (υψηλή ευαισθησία, χαμηλή ειδικότητα ~60-80%).</text:span></text:p>
        </text:list-item>
        <text:list-item>
          <text:p text:style-name="P84"><text:span text:style-name="Strong_20_Emphasis"><text:span text:style-name="T25">Παράδειγμα</text:span></text:span><text:span text:style-name="T24">: Η </text:span><text:span text:style-name="Strong_20_Emphasis"><text:span text:style-name="T25">BRAF V600E</text:span></text:span><text:span text:style-name="T24"> (κανονικά παθογόνος) μπορεί να ταξινομηθεί ως "καλοήθης" από ορισμένα εργαλεία.</text:span></text:p>
        </text:list-item>
      </text:list>
      <text:h text:style-name="P45" text:outline-level="4"><text:span text:style-name="Strong_20_Emphasis"><text:span text:style-name="T25">Β. Διαφορές Ανάμεσα σε Αλγορίθμους</text:span></text:span></text:h>
      <text:list text:style-name="L66">
        <text:list-item>
          <text:p text:style-name="P85"><text:span text:style-name="T24">Το ίδιο variant μπορεί να έχει </text:span><text:span text:style-name="Strong_20_Emphasis"><text:span text:style-name="T25">αντιφατικές προβλέψεις</text:span></text:span><text:span text:style-name="T24"> ανάλογα με το εργαλείο.</text:span></text:p>
          <text:list>
            <text:list-item>
              <text:p text:style-name="P86"><text:span text:style-name="T24">Π.χ., το </text:span><text:span text:style-name="Strong_20_Emphasis"><text:span text:style-name="T25">SIFT</text:span></text:span><text:span text:style-name="T24"> μπορεί να προβλέψει "βλαπτικό", ενώ το </text:span><text:span text:style-name="Strong_20_Emphasis"><text:span text:style-name="T25">PolyPhen-2</text:span></text:span><text:span text:style-name="T24"> "καλοήθη".</text:span></text:p>
            </text:list-item>
          </text:list>
        </text:list-item>
      </text:list>
      <text:h text:style-name="P45" text:outline-level="4"><text:span text:style-name="Strong_20_Emphasis"><text:span text:style-name="T25">Γ. Δυσκολία στην Ερμηνεία Ενεργοποιητικών Μεταλλάξεων</text:span></text:span></text:h>
      <text:list text:style-name="L67">
        <text:list-item>
          <text:p text:style-name="P87"><text:span text:style-name="T24">Ορισμένες </text:span><text:span text:style-name="Strong_20_Emphasis"><text:span text:style-name="T25">ονκογονικές μεταλλάξεις</text:span></text:span><text:span text:style-name="T24"> (π.χ., ενεργοποίηση κινάσης) δεν ανιχνεύονται σωστά από αλγορίθμους που αναπτύχθηκαν για </text:span><text:span text:style-name="Strong_20_Emphasis"><text:span text:style-name="T25">απώλεια λειτουργίας</text:span></text:span><text:span text:style-name="T24"> (LOF).</text:span></text:p>
        </text:list-item>
      </text:list>
      <text:p text:style-name="P3"/>
      <text:h text:style-name="P25" text:outline-level="3"><text:soft-page-break/><text:span text:style-name="Strong_20_Emphasis"><text:span text:style-name="T25">3. Πρακτικές Συμβουλές για Κλινική Χρήση</text:span></text:span></text:h>
      <text:list text:style-name="L68">
        <text:list-item>
          <text:p text:style-name="P88"><text:span text:style-name="Strong_20_Emphasis"><text:span text:style-name="T25">Μην βασίζεστε αποκλειστικά σε in silico προβλέψεις</text:span></text:span><text:span text:style-name="T24">.</text:span></text:p>
          <text:list>
            <text:list-item>
              <text:p text:style-name="P89"><text:span text:style-name="T24">Χρησιμοποιήστε και </text:span><text:span text:style-name="Strong_20_Emphasis"><text:span text:style-name="T25">πειραματικά δεδομένα</text:span></text:span><text:span text:style-name="T24"> (π.χ., λειτουργικές μελέτες) ή </text:span><text:span text:style-name="Strong_20_Emphasis"><text:span text:style-name="T25">κλινικές βάσεις</text:span></text:span><text:span text:style-name="T24"> (ClinVar, COSMIC).</text:span></text:p>
            </text:list-item>
          </text:list>
        </text:list-item>
        <text:list-item>
          <text:p text:style-name="P88"><text:span text:style-name="Strong_20_Emphasis"><text:span text:style-name="T25">Συνδυάστε πολλαπλά εργαλεία</text:span></text:span><text:span text:style-name="T24"> για καλύτερη αξιολόγηση.</text:span></text:p>
          <text:list>
            <text:list-item>
              <text:p text:style-name="P89"><text:span text:style-name="T24">Π.χ., </text:span><text:span text:style-name="Strong_20_Emphasis"><text:span text:style-name="T25">SIFT + PolyPhen-2 + CADD</text:span></text:span><text:span text:style-name="T24"> για missense μεταλλάξεις.</text:span></text:p>
            </text:list-item>
          </text:list>
        </text:list-item>
        <text:list-item>
          <text:p text:style-name="P88"><text:span text:style-name="Strong_20_Emphasis"><text:span text:style-name="T25">Λάβετε υπόψη το γενετικό και βιολογικό πλαίσιο</text:span></text:span><text:span text:style-name="T24">:</text:span></text:p>
          <text:list>
            <text:list-item>
              <text:p text:style-name="P89"><text:span text:style-name="T24">Αν η μετάλλαξη είναι σε </text:span><text:span text:style-name="Strong_20_Emphasis"><text:span text:style-name="T25">ονκογονό</text:span></text:span><text:span text:style-name="T24"> (π.χ., BRAF), ελέγξτε εάν είναι γνωστή παθογόνος.</text:span></text:p>
            </text:list-item>
            <text:list-item>
              <text:p text:style-name="P89"><text:span text:style-name="T24">Αν είναι σε </text:span><text:span text:style-name="Strong_20_Emphasis"><text:span text:style-name="T25">γονίδιο καταστολέα όγκου</text:span></text:span><text:span text:style-name="T24"> (π.χ., TP53), ψάξτε για LOF μεταλλάξεις.</text:span></text:p>
            </text:list-item>
          </text:list>
        </text:list-item>
        <text:list-item>
          <text:p text:style-name="P88"><text:span text:style-name="Strong_20_Emphasis"><text:span text:style-name="T25">Προσοχή σε μεταλλάξεις splicing</text:span></text:span><text:span text:style-name="T24">:</text:span></text:p>
          <text:list>
            <text:list-item>
              <text:p text:style-name="P199">Ορισμένες δεν επηρεάζουν κωδικοποιητικές περιοχές αλλά μπορεί να αλλάξουν τη δομή της πρωτεΐνης.</text:p>
            </text:list-item>
          </text:list>
        </text:list-item>
      </text:list>
      <text:p text:style-name="P3"/>
      <text:h text:style-name="P25" text:outline-level="3"><text:span text:style-name="Strong_20_Emphasis"><text:span text:style-name="T25">4. Πότε Είναι Χρήσιμοι οι Αλγόριθμοι;</text:span></text:span></text:h>
      <text:p text:style-name="P46"><text:span text:style-name="T22">✔ </text:span><text:span text:style-name="Strong_20_Emphasis"><text:span text:style-name="T25">Γρήγορη προεπισκόπηση</text:span></text:span><text:span text:style-name="T24"> της πιθανής επίδρασης μιας μετάλλαξης.<text:line-break/>✔ </text:span><text:span text:style-name="Strong_20_Emphasis"><text:span text:style-name="T25">Προτεραιοποίηση μεταλλάξεων</text:span></text:span><text:span text:style-name="T24"> για περαιτέρω ανάλυση (π.χ., σε VUS).<text:line-break/>✔ </text:span><text:span text:style-name="Strong_20_Emphasis"><text:span text:style-name="T25">Επιπλέον στοιχείο</text:span></text:span><text:span text:style-name="T24"> σε περιπτώσεις όπου τα κλινικά δεδομένα είναι ασαφή.</text:span></text:p>
      <text:p text:style-name="P3"/>
      <text:h text:style-name="P25" text:outline-level="3"><text:span text:style-name="Strong_20_Emphasis"><text:span text:style-name="T25">5. Συμπέρασμα</text:span></text:span></text:h>
      <text:p text:style-name="P46"><text:span text:style-name="T24">Οι </text:span><text:span text:style-name="Strong_20_Emphasis"><text:span text:style-name="T25">in silico αλγόριθμοι</text:span></text:span><text:span text:style-name="T24"> είναι ένα </text:span><text:span text:style-name="Strong_20_Emphasis"><text:span text:style-name="T25">χρήσιμο εργαλείο</text:span></text:span><text:span text:style-name="T24">, αλλά:<text:line-break/>⚠️ </text:span><text:span text:style-name="Strong_20_Emphasis"><text:span text:style-name="T25">Δεν είναι απόλυτα αξιόπιστοι</text:span></text:span><text:span text:style-name="T24"> και μπορεί να οδηγήσουν σε λανθασμένες ερμηνείες.<text:line-break/>✅ </text:span><text:span text:style-name="Strong_20_Emphasis"><text:span text:style-name="T25">Πρέπει να συνδυάζονται με άλλα δεδομένα</text:span></text:span><text:span text:style-name="T24"> (κλινικά, λειτουργικά, βιβλιογραφία).<text:line-break/>🔬 </text:span><text:span text:style-name="Strong_20_Emphasis"><text:span text:style-name="T25">Σε αμφίβολες περιπτώσεις, απαιτείται πειραματική επιβεβαίωση</text:span></text:span><text:span text:style-name="T24">.</text:span></text:p>
      <text:p text:style-name="P46"><text:span text:style-name="Strong_20_Emphasis"><text:span text:style-name="T25"/></text:span></text:p>
      <text:p text:style-name="P46"><text:span text:style-name="Strong_20_Emphasis"><text:span text:style-name="T25"/></text:span></text:p>
      <text:p text:style-name="P46"><text:soft-page-break/><text:span text:style-name="Strong_20_Emphasis"><text:span text:style-name="T25">Παράδειγμα</text:span></text:span><text:span text:style-name="T24">:</text:span></text:p>
      <text:list text:style-name="L69">
        <text:list-item>
          <text:p text:style-name="P90"><text:span text:style-name="T24">Αν μια μετάλλαξη στο </text:span><text:span text:style-name="Strong_20_Emphasis"><text:span text:style-name="T25">TP53</text:span></text:span><text:span text:style-name="T24"> προβλέπεται ως "βλαπτική" από όλα τα εργαλεία, αλλά δεν υπάρχουν κλινικά δεδομένα, μπορεί να απαιτηθεί </text:span><text:span text:style-name="Strong_20_Emphasis"><text:span text:style-name="T25">λειτουργική μελέτη</text:span></text:span><text:span text:style-name="T24"> για επιβεβαίωση.</text:span></text:p>
        </text:list-item>
      </text:list>
      <text:p text:style-name="P36"/>
      <text:p text:style-name="P36"/>
      <text:p text:style-name="P22">Variant Identifification and Annotation</text:p>
      <text:h text:style-name="P34" text:outline-level="3"><text:span text:style-name="Strong_20_Emphasis"><text:span text:style-name="T1">Βελτιωμένη Ανάλυση Ανίχνευσης, Σχολιασμού και Ερμηνείας Μεταλλάξεων</text:span></text:span></text:h>
      <text:h text:style-name="P41" text:outline-level="4"><text:span text:style-name="Strong_20_Emphasis"><text:span text:style-name="T12">1. Ανίχνευση Μεταλλάξεων (Variant Calling)</text:span></text:span></text:h>
      <text:p text:style-name="P43"><text:span text:style-name="Strong_20_Emphasis"><text:span text:style-name="T12">Εργαλεία &amp; Προτεινόμενες Πρακτικές:</text:span></text:span></text:p>
      <text:list text:style-name="L70">
        <text:list-item>
          <text:p text:style-name="P129"><text:span text:style-name="Strong_20_Emphasis"><text:span text:style-name="T12">SNVs:</text:span></text:span><text:span text:style-name="T15"> GATK, VarScan2 (επαλήθευση με ≥100x coverage)</text:span></text:p>
        </text:list-item>
        <text:list-item>
          <text:p text:style-name="P129"><text:span text:style-name="Strong_20_Emphasis"><text:span text:style-name="T12">Indels:</text:span></text:span><text:span text:style-name="T15"> Scalpel, Pindel (ειδική προσοχή σε homopolymer regions)</text:span></text:p>
        </text:list-item>
        <text:list-item>
          <text:p text:style-name="P129"><text:span text:style-name="Strong_20_Emphasis"><text:span text:style-name="T12">CNVs:</text:span></text:span><text:span text:style-name="T15"> CNVkit (επαλήθευση με orthogonal methods όπως MLPA)</text:span></text:p>
        </text:list-item>
        <text:list-item>
          <text:p text:style-name="P129"><text:span text:style-name="Strong_20_Emphasis"><text:span text:style-name="T12">Fusions:</text:span></text:span><text:span text:style-name="T15"> Arriba, STAR-Fusion (RNA-seq validation)</text:span></text:p>
        </text:list-item>
      </text:list>
      <text:p text:style-name="P43"><text:span text:style-name="Strong_20_Emphasis"><text:span text:style-name="T12">Κρίσιμες Παράμετροι:</text:span></text:span></text:p>
      <text:list text:style-name="L71">
        <text:list-item>
          <text:p text:style-name="P130"><text:span text:style-name="Strong_20_Emphasis"><text:span text:style-name="T12">VAF &gt; 5%</text:span></text:span><text:span text:style-name="T15"> για σωματικές μεταλλάξεις</text:span></text:p>
        </text:list-item>
        <text:list-item>
          <text:p text:style-name="P130"><text:span text:style-name="Strong_20_Emphasis"><text:span text:style-name="T12">QUAL score &gt; 30</text:span></text:span><text:span text:style-name="T15"> (Q30)</text:span></text:p>
        </text:list-item>
        <text:list-item>
          <text:p text:style-name="P130"><text:span text:style-name="Strong_20_Emphasis"><text:span text:style-name="T12">Strand bias check</text:span></text:span><text:span text:style-name="T15"> (FS &lt; 60 για GATK)</text:span></text:p>
        </text:list-item>
      </text:list>
      <text:h text:style-name="P41" text:outline-level="4"><text:span text:style-name="Strong_20_Emphasis"><text:span text:style-name="T12">2. Σχολιασμός Μεταλλάξεων (Annotation)</text:span></text:span></text:h>
      <text:p text:style-name="P43"><text:span text:style-name="Strong_20_Emphasis"><text:span text:style-name="T12">Βασικές Αρχές:</text:span></text:span></text:p>
      <text:list text:style-name="L72">
        <text:list-item>
          <text:p text:style-name="P131"><text:span text:style-name="Strong_20_Emphasis"><text:span text:style-name="T12">Συστηματική χρήση HGVS nomenclature</text:span></text:span><text:span text:style-name="T15"> με:</text:span></text:p>
          <text:list>
            <text:list-item>
              <text:p text:style-name="P132"><text:span text:style-name="Strong_20_Emphasis"><text:span text:style-name="T12">Right-alignment</text:span></text:span><text:span text:style-name="T15"> για indels</text:span></text:p>
            </text:list-item>
            <text:list-item>
              <text:p text:style-name="P132"><text:span text:style-name="Strong_20_Emphasis"><text:span text:style-name="T12">Canonical transcripts</text:span></text:span><text:span text:style-name="T15"> (RefSeq preferred)</text:span></text:p>
            </text:list-item>
            <text:list-item>
              <text:p text:style-name="P132"><text:span text:style-name="Strong_20_Emphasis"><text:span text:style-name="T12">Versioned accessions</text:span></text:span><text:span text:style-name="T15"> (NM_004333.4)</text:span></text:p>
            </text:list-item>
          </text:list>
        </text:list-item>
        <text:list-item>
          <text:p text:style-name="P131"><text:span text:style-name="Strong_20_Emphasis"><text:span text:style-name="T12">Εργαλεία Σχολιασμού:</text:span></text:span></text:p>
          <text:list>
            <text:list-item>
              <text:p text:style-name="P159">VEP (πλήρης σχολιασμός με ClinVar/COSMIC integration)</text:p>
            </text:list-item>
            <text:list-item>
              <text:p text:style-name="P159">ANNOVAR (γρήγορη επεξεργασία bulk variants)</text:p>
            </text:list-item>
            <text:list-item>
              <text:p text:style-name="P132"><text:span text:style-name="Strong_20_Emphasis"><text:span text:style-name="T12">Custom scripts</text:span></text:span><text:span text:style-name="T15"> για complex variants</text:span></text:p>
            </text:list-item>
          </text:list>
        </text:list-item>
      </text:list>
      <text:p text:style-name="P43"><text:soft-page-break/><text:span text:style-name="Strong_20_Emphasis"><text:span text:style-name="T12">Προκλήσεις &amp; Λύσεις:</text:span>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Πρόβλημα</text:p>
            </table:table-cell>
            <table:table-cell table:style-name="Table5.A1" office:value-type="string">
              <text:p text:style-name="P9">Λύση</text:p>
            </table:table-cell>
          </table:table-row>
        </table:table-header-rows>
        <table:table-row>
          <table:table-cell table:style-name="Table5.A2" office:value-type="string">
            <text:p text:style-name="P6">Left vs right alignment</text:p>
          </table:table-cell>
          <table:table-cell table:style-name="Table5.A2" office:value-type="string">
            <text:p text:style-name="P6">Χρήση bcftools norm --fasta-ref</text:p>
          </table:table-cell>
        </table:table-row>
        <table:table-row>
          <table:table-cell table:style-name="Table5.A2" office:value-type="string">
            <text:p text:style-name="P6">Εναλλακτικά transcripts</text:p>
          </table:table-cell>
          <table:table-cell table:style-name="Table5.A2" office:value-type="string">
            <text:p text:style-name="P6">Επιλογή κύριου ισομορφού (MANE Select)</text:p>
          </table:table-cell>
        </table:table-row>
        <table:table-row>
          <table:table-cell table:style-name="Table5.A2" office:value-type="string">
            <text:p text:style-name="P6">Complex variants</text:p>
          </table:table-cell>
          <table:table-cell table:style-name="Table5.A2" office:value-type="string">
            <text:p text:style-name="P7">Χειροκίνητη επιθεώρηση IGV</text:p>
          </table:table-cell>
        </table:table-row>
      </table:table>
      <text:h text:style-name="P41" text:outline-level="4"><text:span text:style-name="Strong_20_Emphasis"><text:span text:style-name="T12">3. Προτεραιοποίηση &amp; Ερμηνεία</text:span></text:span></text:h>
      <text:p text:style-name="P43"><text:span text:style-name="Strong_20_Emphasis"><text:span text:style-name="T12">Στρατηγική Προτεραιοποίησης:</text:span></text:span></text:p>
      <text:list text:style-name="L73">
        <text:list-item>
          <text:p text:style-name="P133"><text:span text:style-name="Strong_20_Emphasis"><text:span text:style-name="T12">Φιλτράρισμα βάσει:</text:span></text:span></text:p>
          <text:list>
            <text:list-item>
              <text:p text:style-name="P160">MAF &lt; 1% (gnomAD)</text:p>
            </text:list-item>
            <text:list-item>
              <text:p text:style-name="P160">COSMIC prevalence</text:p>
            </text:list-item>
            <text:list-item>
              <text:p text:style-name="P160">ACMG/AMP guidelines</text:p>
            </text:list-item>
          </text:list>
        </text:list-item>
        <text:list-item>
          <text:p text:style-name="P133"><text:span text:style-name="Strong_20_Emphasis"><text:span text:style-name="T12">Ειδικές Περιπτώσεις:</text:span></text:span></text:p>
          <text:list>
            <text:list-item>
              <text:p text:style-name="P134"><text:span text:style-name="Strong_20_Emphasis"><text:span text:style-name="T12">Clonal hematopoiesis variants</text:span></text:span><text:span text:style-name="T15"> (DNMT3A, TET2) → exclusion if VAF &lt;10%</text:span></text:p>
            </text:list-item>
            <text:list-item>
              <text:p text:style-name="P134"><text:span text:style-name="Strong_20_Emphasis"><text:span text:style-name="T12">Germline contaminants</text:span></text:span><text:span text:style-name="T15"> → comparison with matched normal</text:span></text:p>
            </text:list-item>
          </text:list>
        </text:list-item>
      </text:list>
      <text:p text:style-name="P43"><text:span text:style-name="Strong_20_Emphasis"><text:span text:style-name="T12">Εργαλεία Ερμηνείας:</text:span></text:span></text:p>
      <text:list text:style-name="L74">
        <text:list-item>
          <text:p text:style-name="P135"><text:span text:style-name="Strong_20_Emphasis"><text:span text:style-name="T12">InterVar</text:span></text:span><text:span text:style-name="T15"> (αυτοματοποιημένη ACMG classification)</text:span></text:p>
        </text:list-item>
        <text:list-item>
          <text:p text:style-name="P135"><text:span text:style-name="Strong_20_Emphasis"><text:span text:style-name="T12">Cancer-specific tools</text:span></text:span><text:span text:style-name="T15"> (CIViC, OncoKB)</text:span></text:p>
        </text:list-item>
      </text:list>
      <text:h text:style-name="P41" text:outline-level="4"><text:span text:style-name="Strong_20_Emphasis"><text:span text:style-name="T12">4. Βέλτιστες Πρακτικές για Εργαστήρια</text:span></text:span></text:h>
      <text:list text:style-name="L75">
        <text:list-item>
          <text:p text:style-name="P136"><text:span text:style-name="Strong_20_Emphasis"><text:span text:style-name="T12">Διαδικασιακό Πρωτόκολλο:</text:span></text:span></text:p>
          <text:p text:style-name="P171">Diagram</text:p>
          <text:p text:style-name="P173">Code</text:p>
          <text:p text:style-name="P175">Download</text:p>
          <text:p text:style-name="P169"><text:soft-page-break/>Raw FASTQ</text:p>
          <text:p text:style-name="P169">Alignment</text:p>
          <text:p text:style-name="P169">Variant Calling</text:p>
          <text:p text:style-name="P169">Annotation</text:p>
          <text:p text:style-name="P169">Prioritization</text:p>
          <text:p text:style-name="P169">Clinical Report</text:p>
        </text:list-item>
        <text:list-item>
          <text:p text:style-name="P136"><text:span text:style-name="Strong_20_Emphasis"><text:span text:style-name="T12">Ποιότητα Ελέγχου:</text:span></text:span></text:p>
          <text:list>
            <text:list-item>
              <text:p text:style-name="P161">Monthly review of:</text:p>
              <text:list>
                <text:list-item>
                  <text:p text:style-name="P162">False positive/negative rates</text:p>
                </text:list-item>
                <text:list-item>
                  <text:p text:style-name="P162">Turnaround time</text:p>
                </text:list-item>
                <text:list-item>
                  <text:p text:style-name="P162">Concordance with orthogonal methods</text:p>
                </text:list-item>
              </text:list>
            </text:list-item>
          </text:list>
        </text:list-item>
        <text:list-item>
          <text:p text:style-name="P136"><text:span text:style-name="Strong_20_Emphasis"><text:span text:style-name="T12">Αποθήκευση Δεδομένων:</text:span></text:span></text:p>
          <text:list>
            <text:list-item>
              <text:p text:style-name="P137"><text:span text:style-name="Strong_20_Emphasis"><text:span text:style-name="T12">Genomic coordinates</text:span></text:span><text:span text:style-name="T15"> ως primary key</text:span></text:p>
            </text:list-item>
            <text:list-item>
              <text:p text:style-name="P137"><text:span text:style-name="Strong_20_Emphasis"><text:span text:style-name="T12">Version-controlled pipelines</text:span></text:span></text:p>
            </text:list-item>
            <text:list-item>
              <text:p text:style-name="P137"><text:span text:style-name="Strong_20_Emphasis"><text:span text:style-name="T12">Regular database updates</text:span></text:span><text:span text:style-name="T15"> (quarterly)</text:span></text:p>
            </text:list-item>
          </text:list>
        </text:list-item>
      </text:list>
      <text:h text:style-name="P41" text:outline-level="4"><text:span text:style-name="Strong_20_Emphasis"><text:span text:style-name="T12">5. Emerging Technologies</text:span></text:span></text:h>
      <text:list text:style-name="L76">
        <text:list-item>
          <text:p text:style-name="P138"><text:span text:style-name="Strong_20_Emphasis"><text:span text:style-name="T12">Long-read sequencing</text:span></text:span><text:span text:style-name="T15"> για resolution complex variants</text:span></text:p>
        </text:list-item>
        <text:list-item>
          <text:p text:style-name="P138"><text:span text:style-name="Strong_20_Emphasis"><text:span text:style-name="T12">AI-assisted interpretation</text:span></text:span><text:span text:style-name="T15"> (DeepVariant, AlphaMissense)</text:span></text:p>
        </text:list-item>
        <text:list-item>
          <text:p text:style-name="P138"><text:span text:style-name="Strong_20_Emphasis"><text:span text:style-name="T12">Single-cell analysis</text:span></text:span><text:span text:style-name="T15"> για tumor heterogeneity</text:span></text:p>
        </text:list-item>
      </text:list>
      <text:p text:style-name="P43"><text:span text:style-name="Strong_20_Emphasis"><text:span text:style-name="T12">Συμπέρασμα:</text:span></text:span><text:span text:style-name="T15"><text:line-break/>Η βέλτιστη ανάλυση απαιτεί:</text:span></text:p>
      <text:list text:style-name="L77">
        <text:list-item>
          <text:p text:style-name="P139"><text:span text:style-name="Strong_20_Emphasis"><text:span text:style-name="T12">Σταθερή βιοπληροφορική υποδομή</text:span></text:span></text:p>
        </text:list-item>
        <text:list-item>
          <text:p text:style-name="P139"><text:span text:style-name="Strong_20_Emphasis"><text:span text:style-name="T12">Τυποποιημένες διαδικασίες</text:span></text:span></text:p>
        </text:list-item>
        <text:list-item>
          <text:p text:style-name="P139"><text:span text:style-name="Strong_20_Emphasis"><text:span text:style-name="T12">Συνεχή εκπαίδευση</text:span></text:span><text:span text:style-name="T15"> σε νέες τεχνολογίες</text:span></text:p>
        </text:list-item>
        <text:list-item>
          <text:p text:style-name="P139"><text:span text:style-name="Strong_20_Emphasis"><text:span text:style-name="T12">Διαλειτουργικότητα</text:span></text:span><text:span text:style-name="T15"> μεταξύ κλινικών/εργαστηριακών συστημάτων</text:span></text:p>
        </text:list-item>
      </text:list>
      <text:p text:style-name="P44"><text:span text:style-name="Strong_20_Emphasis"><text:span text:style-name="T12">Key Message:</text:span></text:span><text:span text:style-name="T15"> Η ολοκληρωμένη προσέγγιση από ανίχνευση έως ερμηνεία απαιτεί πολυεπιστημονική συνεργασία και αυστηρή τυποποίηση για αξιόπιστη κλινική εφαρμογή.</text:span></text:p>
      <text:p text:style-name="P10"/>
      <text:p text:style-name="P35"><text:soft-page-break/><text:span text:style-name="Strong_20_Emphasis"><text:span text:style-name="T34">Proposed Guideline for Evidence-Based Categorization of Somatic Variants</text:span></text:span></text:p>
      <text:h text:style-name="P34" text:outline-level="3"><text:span text:style-name="Strong_20_Emphasis"><text:span text:style-name="T1">Εξηγηση των Επιπεδων Επιδρασης Σωματικων Μεταλλαξεων στον Καρκινο (Tier Classification System)</text:span></text:span></text:h>
      <text:h text:style-name="P41" text:outline-level="4"><text:span text:style-name="Strong_20_Emphasis"><text:span text:style-name="T12">1. Εισαγωγη</text:span></text:span></text:h>
      <text:p text:style-name="P43"><text:span text:style-name="T15">Το συστημα </text:span><text:span text:style-name="Strong_20_Emphasis"><text:span text:style-name="T12">4-tier</text:span></text:span><text:span text:style-name="T15"> χρησιμοποιειται για την ταξινομηση σωματικων μεταλλαξεων βασει της </text:span><text:span text:style-name="Strong_20_Emphasis"><text:span text:style-name="T12">κλινικης σημασιας</text:span></text:span><text:span text:style-name="T15"> τους. Βασιζεται σε </text:span><text:span text:style-name="Strong_20_Emphasis"><text:span text:style-name="T12">επιπεδα αποδεικτικων στοιχειων</text:span></text:span><text:span text:style-name="T15"> (Level A-D) και εχει σχεδιαστει για:</text:span></text:p>
      <text:list text:style-name="L78">
        <text:list-item>
          <text:p text:style-name="P140"><text:span text:style-name="Strong_20_Emphasis"><text:span text:style-name="T12">Οδηγηση θεραπευτικων αποφασεων</text:span></text:span></text:p>
        </text:list-item>
        <text:list-item>
          <text:p text:style-name="P140"><text:span text:style-name="Strong_20_Emphasis"><text:span text:style-name="T12">Προγνωστικη αξιολογηση</text:span></text:span></text:p>
        </text:list-item>
        <text:list-item>
          <text:p text:style-name="P140"><text:span text:style-name="Strong_20_Emphasis"><text:span text:style-name="T12">Διαγνωστικη ακριβεια</text:span></text:span></text:p>
        </text:list-item>
        <text:list-item>
          <text:p text:style-name="P140"><text:span text:style-name="Strong_20_Emphasis"><text:span text:style-name="T12">Εξατομικευμενη ιατρικη</text:span></text:span></text:p>
        </text:list-item>
      </text:list>
      <text:p text:style-name="P2"/>
      <text:h text:style-name="P26" text:outline-level="3"><text:span text:style-name="Strong_20_Emphasis"><text:span text:style-name="T12">2. Τα 4 Επιπεδα Κλινικης Σημασιας (Tiers)</text:span></text:span></text:h>
      <text:h text:style-name="P41" text:outline-level="4"><text:span text:style-name="Strong_20_Emphasis"><text:span text:style-name="T12">Tier I: Μεταλλαξεις Ισχυρης Κλινικης Σημασιας (Level A &amp; B)</text:span></text:span></text:h>
      <text:p text:style-name="P43"><text:span text:style-name="Strong_20_Emphasis"><text:span text:style-name="T12">Χαρακτηριστικα:</text:span></text:span></text:p>
      <text:list text:style-name="L79">
        <text:list-item>
          <text:p text:style-name="P141"><text:span text:style-name="Strong_20_Emphasis"><text:span text:style-name="T12">Level A</text:span></text:span><text:span text:style-name="T15">:</text:span></text:p>
          <text:list>
            <text:list-item>
              <text:p text:style-name="P142"><text:span text:style-name="T15">Εγκεκριμενες θεραπειες απο FDA (π.χ., </text:span><text:span text:style-name="Strong_20_Emphasis"><text:span text:style-name="T12">BRAF V600E</text:span></text:span><text:span text:style-name="T15"> → vemurafenib στο μελανωμα)</text:span></text:p>
            </text:list-item>
            <text:list-item>
              <text:p text:style-name="P163">Συμπεριλαμβανονται σε εθνικες οδηγιες (π.χ., NCCN)</text:p>
            </text:list-item>
            <text:list-item>
              <text:p text:style-name="P141"><text:span text:style-name="Strong_20_Emphasis"><text:span text:style-name="T12">Παραδειγματα</text:span></text:span><text:span text:style-name="T15">:</text:span></text:p>
              <text:list>
                <text:list-item>
                  <text:p text:style-name="P142"><text:span text:style-name="Emphasis"><text:span text:style-name="T15">Θεραπευτικη</text:span></text:span><text:span text:style-name="T15">: KRAS mutations → αντισταση σε anti-EGFR σε καρκινο παχεος εντερου</text:span></text:p>
                </text:list-item>
                <text:list-item>
                  <text:p text:style-name="P142"><text:span text:style-name="Emphasis"><text:span text:style-name="T15">Διαγνωστικη</text:span></text:span><text:span text:style-name="T15">: PML-RARA fusion → promyelocytic leukemia</text:span></text:p>
                </text:list-item>
                <text:list-item>
                  <text:p text:style-name="P142"><text:span text:style-name="Emphasis"><text:span text:style-name="T15">Προγνωστικη</text:span></text:span><text:span text:style-name="T15">: FLT3-ITD → κακη πρόγνωση σε οξεία μυελογενή λευχαιμία</text:span></text:p>
                </text:list-item>
              </text:list>
            </text:list-item>
          </text:list>
        </text:list-item>
        <text:list-item>
          <text:p text:style-name="P141"><text:span text:style-name="Strong_20_Emphasis"><text:span text:style-name="T12">Level B</text:span></text:span><text:span text:style-name="T15">:</text:span></text:p>
          <text:list>
            <text:list-item>
              <text:p text:style-name="P142"><text:span text:style-name="T15">Καλης ποιοτητας μελετες με συναινετο εμπειρογνωμονων (π.χ., </text:span><text:span text:style-name="Strong_20_Emphasis"><text:span text:style-name="T12">BRAF V600E</text:span></text:span><text:span text:style-name="T15"> σε τριχοκυτταρικη λευχαιμία → 96% αποκριση σε vemurafenib)</text:span></text:p>
            </text:list-item>
            <text:list-item>
              <text:p text:style-name="P163">Πιθανοτητα αναβαθμισης σε Level A με νεες εγκρισεις</text:p>
            </text:list-item>
          </text:list>
        </text:list-item>
      </text:list>
      <text:h text:style-name="P41" text:outline-level="4"><text:soft-page-break/><text:span text:style-name="Strong_20_Emphasis"><text:span text:style-name="T12">Tier II: Μεταλλαξεις Πιθανης Κλινικης Σημασιας (Level C &amp; D)</text:span></text:span></text:h>
      <text:p text:style-name="P43"><text:span text:style-name="Strong_20_Emphasis"><text:span text:style-name="T12">Χαρακτηριστικα:</text:span></text:span></text:p>
      <text:list text:style-name="L80">
        <text:list-item>
          <text:p text:style-name="P143"><text:span text:style-name="Strong_20_Emphasis"><text:span text:style-name="T12">Level C</text:span></text:span><text:span text:style-name="T15">:</text:span></text:p>
          <text:list>
            <text:list-item>
              <text:p text:style-name="P164">Off-label θεραπειες (π.χ., ruxolitinib για JAK2+ ALL)</text:p>
            </text:list-item>
            <text:list-item>
              <text:p text:style-name="P164">Κριτηριο συμμετοχης σε κλινικες δοκιμες (π.χ., FLT3 inhibitors)</text:p>
            </text:list-item>
            <text:list-item>
              <text:p text:style-name="P164">Μικρες μελετες με καποια συναινετο (π.χ., SF3B1 mutations → καλη προγνωση σε MDS)</text:p>
            </text:list-item>
          </text:list>
        </text:list-item>
        <text:list-item>
          <text:p text:style-name="P143"><text:span text:style-name="Strong_20_Emphasis"><text:span text:style-name="T12">Level D</text:span></text:span><text:span text:style-name="T15">:</text:span></text:p>
          <text:list>
            <text:list-item>
              <text:p text:style-name="P164">Προκλινικα δεδομενα (π.χ., nutlins για TP53 mutations)</text:p>
            </text:list-item>
            <text:list-item>
              <text:p text:style-name="P164">Περιπτωσιακες αναφορες χωρις συναινετο</text:p>
            </text:list-item>
          </text:list>
        </text:list-item>
      </text:list>
      <text:h text:style-name="P41" text:outline-level="4"><text:span text:style-name="Strong_20_Emphasis"><text:span text:style-name="T12">Tier III: Μεταλλαξεις Αγνωστης Σημασιας (VUS)</text:span></text:span></text:h>
      <text:p text:style-name="P43"><text:span text:style-name="Strong_20_Emphasis"><text:span text:style-name="T12">Κριτηρια</text:span></text:span><text:span text:style-name="T15">:</text:span></text:p>
      <text:list text:style-name="L81">
        <text:list-item>
          <text:p text:style-name="P165">Δεν εχουν αναφερθει σε βάσεις δεδομενων (COSMIC, gnomAD)</text:p>
        </text:list-item>
        <text:list-item>
          <text:p text:style-name="P165">Αγνωστο functional impact</text:p>
        </text:list-item>
        <text:list-item>
          <text:p text:style-name="P144"><text:span text:style-name="Strong_20_Emphasis"><text:span text:style-name="T12">Προσεγγιση</text:span></text:span><text:span text:style-name="T15">:</text:span></text:p>
          <text:list>
            <text:list-item>
              <text:p text:style-name="P165">Εξεταση τυπου μεταλλαξης (π.χ., nonsense vs missense)</text:p>
            </text:list-item>
            <text:list-item>
              <text:p text:style-name="P165">In silico προβλεψεις (SIFT, PolyPhen-2) ως εναρμονιστικο στοιχειο</text:p>
            </text:list-item>
          </text:list>
        </text:list-item>
      </text:list>
      <text:h text:style-name="P41" text:outline-level="4"><text:span text:style-name="Strong_20_Emphasis"><text:span text:style-name="T12">Tier IV: Καλοηθεις Μεταλλαξεις</text:span></text:span></text:h>
      <text:p text:style-name="P43"><text:span text:style-name="Strong_20_Emphasis"><text:span text:style-name="T12">Κριτηρια</text:span></text:span><text:span text:style-name="T15">:</text:span></text:p>
      <text:list text:style-name="L82">
        <text:list-item>
          <text:p text:style-name="P166">Συχνοτητα (MAF) &gt;1% σε πληθυσμιακες βάσεις</text:p>
        </text:list-item>
        <text:list-item>
          <text:p text:style-name="P166">Χωρις γνωστη συσχετιση με καρκινο</text:p>
        </text:list-item>
      </text:list>
      <text:p text:style-name="P2"/>
      <text:h text:style-name="P26" text:outline-level="3"><text:span text:style-name="Strong_20_Emphasis"><text:span text:style-name="T12">3. Ειδικες Περιπτωσεις</text:span></text:span></text:h>
      <text:h text:style-name="P41" text:outline-level="4"><text:span text:style-name="Strong_20_Emphasis"><text:span text:style-name="T12">Κληρονομικες Μεταλλαξεις σε Σωματικη Ανάλυση</text:span></text:span></text:h>
      <text:list text:style-name="L83">
        <text:list-item>
          <text:p text:style-name="P145"><text:span text:style-name="Strong_20_Emphasis"><text:span text:style-name="T12">Προβλημα</text:span></text:span><text:span text:style-name="T15">: Δυσκολία διαχωρισμού σωματικών vs germline variants</text:span></text:p>
        </text:list-item>
        <text:list-item>
          <text:p text:style-name="P146"><text:soft-page-break/><text:span text:style-name="Strong_20_Emphasis"><text:span text:style-name="T12">Λυσεις</text:span></text:span><text:span text:style-name="T15">:</text:span></text:p>
          <text:list>
            <text:list-item>
              <text:p text:style-name="P146"><text:span text:style-name="Strong_20_Emphasis"><text:span text:style-name="T12">VAF Analysis</text:span></text:span><text:span text:style-name="T15">:</text:span></text:p>
              <text:list>
                <text:list-item>
                  <text:p text:style-name="P167">Germline: ~50% (heterozygous) ή 100% (homozygous)</text:p>
                </text:list-item>
                <text:list-item>
                  <text:p text:style-name="P167">Somatic: &lt;50% λογω ογκολογικης ετερογένειας</text:p>
                </text:list-item>
              </text:list>
            </text:list-item>
            <text:list-item>
              <text:p text:style-name="P145"><text:span text:style-name="Strong_20_Emphasis"><text:span text:style-name="T12">Matched Normal Testing</text:span></text:span><text:span text:style-name="T15">: Χρυσός κανόνας για διαφοροποίηση</text:span></text:p>
            </text:list-item>
            <text:list-item>
              <text:p text:style-name="P146"><text:span text:style-name="Strong_20_Emphasis"><text:span text:style-name="T12">Κλινικά Κριτήρια</text:span></text:span><text:span text:style-name="T15">:</text:span></text:p>
              <text:list>
                <text:list-item>
                  <text:p text:style-name="P167">Νεαρή ηλικία έναρξης → πιθανότητα κληρονομικού συνδρόμου</text:p>
                </text:list-item>
                <text:list-item>
                  <text:p text:style-name="P167">Διπλόs όγκοι (π.χ., διπλός καρκίνος μαστού) → BRCA1/2</text:p>
                </text:list-item>
              </text:list>
            </text:list-item>
          </text:list>
        </text:list-item>
      </text:list>
      <text:p text:style-name="P43"><text:span text:style-name="Strong_20_Emphasis"><text:span text:style-name="T12">Παραδειγματα</text:span></text:span><text:span text:style-name="T15">:</text:span></text:p>
      <text:list text:style-name="L84">
        <text:list-item>
          <text:p text:style-name="P147"><text:span text:style-name="Strong_20_Emphasis"><text:span text:style-name="T12">BRCA1/2</text:span></text:span><text:span text:style-name="T15"> germline → PARP inhibitors (FDA-approved)</text:span></text:p>
        </text:list-item>
        <text:list-item>
          <text:p text:style-name="P147"><text:span text:style-name="Strong_20_Emphasis"><text:span text:style-name="T12">TP53</text:span></text:span><text:span text:style-name="T15"> germline → Li-Fraumeni syndrome (εντατική παρακολούθηση)</text:span></text:p>
        </text:list-item>
      </text:list>
      <text:p text:style-name="P2"/>
      <text:h text:style-name="P26" text:outline-level="3"><text:span text:style-name="Strong_20_Emphasis"><text:span text:style-name="T12">4. Πρακτικες Συμβουλες για Εργαστηρια</text:span></text:span></text:h>
      <text:list text:style-name="L85">
        <text:list-item>
          <text:p text:style-name="P148"><text:span text:style-name="Strong_20_Emphasis"><text:span text:style-name="T12">Αλγοριθμος Αναλυσης</text:span></text:span><text:span text:style-name="T15">:</text:span></text:p>
          <text:p text:style-name="P172">Diagram</text:p>
          <text:p text:style-name="P174">Code</text:p>
          <text:p text:style-name="P176">Download</text:p>
          <text:p text:style-name="P177">Yes</text:p>
          <text:p text:style-name="P177">No</text:p>
          <text:p text:style-name="P177">Yes</text:p>
          <text:p text:style-name="P177">No</text:p>
          <text:p text:style-name="P177">Yes</text:p>
          <text:p text:style-name="P177">No</text:p>
          <text:p text:style-name="P170">Variant Calling</text:p>
          <text:p text:style-name="P170">MAF &lt;1%?</text:p>
          <text:p text:style-name="P170">Check COSMIC/ClinVar</text:p>
          <text:p text:style-name="P170">Tier IV</text:p>
          <text:p text:style-name="P170">Level A/B?</text:p>
          <text:p text:style-name="P170"><text:soft-page-break/>Tier I</text:p>
          <text:p text:style-name="P170">Level C/D?</text:p>
          <text:p text:style-name="P170">Tier II</text:p>
          <text:p text:style-name="P170">Tier III</text:p>
        </text:list-item>
        <text:list-item>
          <text:p text:style-name="P148"><text:span text:style-name="Strong_20_Emphasis"><text:span text:style-name="T12">Αναφορα Αποτελεσματων</text:span></text:span><text:span text:style-name="T15">:</text:span></text:p>
          <text:list>
            <text:list-item>
              <text:p text:style-name="P149"><text:span text:style-name="Strong_20_Emphasis"><text:span text:style-name="T12">Tier I/II</text:span></text:span><text:span text:style-name="T15">: Συνισταμενες ενεργειες (θεραπειες, κλινικες δοκιμες)</text:span></text:p>
            </text:list-item>
            <text:list-item>
              <text:p text:style-name="P149"><text:span text:style-name="Strong_20_Emphasis"><text:span text:style-name="T12">Tier III</text:span></text:span><text:span text:style-name="T15">: Σημειωση ως VUS + προταση για επανεξέταση με νεα δεδομενα</text:span></text:p>
            </text:list-item>
            <text:list-item>
              <text:p text:style-name="P149"><text:span text:style-name="Strong_20_Emphasis"><text:span text:style-name="T12">Tier IV</text:span></text:span><text:span text:style-name="T15">: Μην αναφέρονται (εκτος αν ζητηθει)</text:span></text:p>
            </text:list-item>
          </text:list>
        </text:list-item>
        <text:list-item>
          <text:p text:style-name="P148"><text:span text:style-name="Strong_20_Emphasis"><text:span text:style-name="T12">Αναβαθμιση Επιπεδων</text:span></text:span><text:span text:style-name="T15">:</text:span></text:p>
          <text:list>
            <text:list-item>
              <text:p text:style-name="P168">Ετησια αναθεωρηση VUS με νεες δημοσιευσεις</text:p>
            </text:list-item>
            <text:list-item>
              <text:p text:style-name="P168">Ενημερωση βάσεων δεδομενων (π.χ., ClinVar)</text:p>
            </text:list-item>
          </text:list>
        </text:list-item>
      </text:list>
      <text:p text:style-name="P2"/>
      <text:h text:style-name="P26" text:outline-level="3"><text:span text:style-name="Strong_20_Emphasis"><text:span text:style-name="T12">5. Συμπερασμα</text:span></text:span></text:h>
      <text:p text:style-name="P43"><text:span text:style-name="T15">Το </text:span><text:span text:style-name="Strong_20_Emphasis"><text:span text:style-name="T12">4-tier σύστημα</text:span></text:span><text:span text:style-name="T15"> προσφέρει:</text:span></text:p>
      <text:list text:style-name="L86">
        <text:list-item>
          <text:p text:style-name="P150"><text:span text:style-name="Strong_20_Emphasis"><text:span text:style-name="T12">Σταθερότητα</text:span></text:span><text:span text:style-name="T15"> σε θεραπευτικές αποφάσεις</text:span></text:p>
        </text:list-item>
        <text:list-item>
          <text:p text:style-name="P150"><text:span text:style-name="Strong_20_Emphasis"><text:span text:style-name="T12">Ευελιξία</text:span></text:span><text:span text:style-name="T15"> για νεες ανακαλυψεις</text:span></text:p>
        </text:list-item>
        <text:list-item>
          <text:p text:style-name="P150"><text:span text:style-name="Strong_20_Emphasis"><text:span text:style-name="T12">Σαφήνεια</text:span></text:span><text:span text:style-name="T15"> στη διαχωριστική διαγνωστική</text:span></text:p>
        </text:list-item>
      </text:list>
      <text:p text:style-name="P43"><text:span text:style-name="Strong_20_Emphasis"><text:span text:style-name="T12">Κλειδιά Επιτυχίας</text:span></text:span><text:span text:style-name="T15">:</text:span></text:p>
      <text:list text:style-name="L87">
        <text:list-item>
          <text:p text:style-name="P151"><text:span text:style-name="T15">Διαθεσιμοτητα </text:span><text:span text:style-name="Strong_20_Emphasis"><text:span text:style-name="T12">paired normal samples</text:span></text:span></text:p>
        </text:list-item>
        <text:list-item>
          <text:p text:style-name="P151"><text:span text:style-name="T15">Ενημερωμενες </text:span><text:span text:style-name="Strong_20_Emphasis"><text:span text:style-name="T12">βιβλιογραφικες αναφορες</text:span></text:span></text:p>
        </text:list-item>
        <text:list-item>
          <text:p text:style-name="P151"><text:span text:style-name="T15">Συνεργασία </text:span><text:span text:style-name="Strong_20_Emphasis"><text:span text:style-name="T12">μοριακών εργαστηρίων-κλινικών ογκολόγων</text:span></text:span></text:p>
        </text:list-item>
      </text:list>
      <text:p text:style-name="P40"><text:span text:style-name="T15">Για πρακτική εφαρμογή, συνιστάται η χρήση πλατφορμών όπως </text:span><text:span text:style-name="Strong_20_Emphasis"><text:span text:style-name="T12">OncoKB</text:span></text:span><text:span text:style-name="T15"> ή </text:span><text:span text:style-name="Strong_20_Emphasis"><text:span text:style-name="T12">CIViC</text:span></text:span><text:span text:style-name="T15"> για αυτοματοποιημένη ταξινόμηση.</text:span></text:p>
      <text:p text:style-name="P10"/>
      <text:p text:style-name="P10"/>
      <text:p text:style-name="P10"/>
      <text:p text:style-name="P35"><text:soft-page-break/><text:span text:style-name="Strong_20_Emphasis"><text:span text:style-name="T33">Interpretation and Reporting</text:span></text:span></text:p>
      <text:h text:style-name="P34" text:outline-level="3"><text:span text:style-name="Strong_20_Emphasis"><text:span text:style-name="T33">🔹 1. Η σημασία της αναφοράς (reporting)</text:span></text:span></text:h>
      <text:p text:style-name="Text_20_body">Η αναφορά (report) είναι κρίσιμη για κάθε εργαστηριακή εξέταση, καθώς πρέπει να:</text:p>
      <text:list text:style-name="L88">
        <text:list-item>
          <text:p text:style-name="P200">Εξηγεί <text:span text:style-name="Strong_20_Emphasis">τι ακριβώς εξετάστηκε</text:span>.</text:p>
        </text:list-item>
        <text:list-item>
          <text:p text:style-name="P200">Αναφέρει <text:span text:style-name="Strong_20_Emphasis">τι βρέθηκε</text:span> και <text:span text:style-name="Strong_20_Emphasis">με ποιον τρόπο</text:span>.</text:p>
        </text:list-item>
        <text:list-item>
          <text:p text:style-name="P200">Επισημαίνει <text:span text:style-name="Strong_20_Emphasis">πιθανούς περιορισμούς</text:span> του αποτελέσματος.</text:p>
        </text:list-item>
      </text:list>
      <text:p text:style-name="Text_20_body">👉</text:p>
      <text:h text:style-name="Heading_20_5" text:outline-level="5">You said:</text:h>
      <text:p text:style-name="Text_20_body">επιστημονικα οχι απλα ειναι για την δουλεια μου</text:p>
      <text:h text:style-name="Heading_20_6" text:outline-level="6">ChatGPT said:</text:h>
      <text:p text:style-name="Text_20_body">Εφόσον πρόκειται για επιστημονική χρήση στο πλαίσιο της δουλειάς σου, παρακάτω παρατίθεται μια <text:span text:style-name="Strong_20_Emphasis">αναλυτική και επιστημονικά διατυπωμένη παρουσίαση</text:span> του κεφαλαίου <text:span text:style-name="Strong_20_Emphasis">“Interpretation and Reporting”</text:span> από το άρθρο <text:span text:style-name="Emphasis">ACMG/AMP 2017</text:span> για την ερμηνεία και αναφορά σωματικών μεταλλάξεων στον καρκίνο.</text:p>
      <text:p text:style-name="Horizontal_20_Line"/>
      <text:h text:style-name="Heading_20_2" text:outline-level="2">🔬 Επιστημονική Ανάλυση Κεφαλαίου: <text:span text:style-name="Strong_20_Emphasis">Interpretation and Reporting</text:span></text:h>
      <text:p text:style-name="Horizontal_20_Line"/>
      <text:h text:style-name="Heading_20_3" text:outline-level="3">📌 1. Η σημασία της εργαστηριακής αναφοράς</text:h>
      <text:p text:style-name="Text_20_body">Η αναφορά αποτελεί κρίσιμο τελικό προϊόν κάθε μοριακού διαγνωστικού ελέγχου και οφείλει να περιλαμβάνει:</text:p>
      <text:list text:style-name="L89">
        <text:list-item>
          <text:p text:style-name="P201">Πλήρη περιγραφή του <text:span text:style-name="Strong_20_Emphasis">αντικειμένου της εξέτασης</text:span>.</text:p>
        </text:list-item>
        <text:list-item>
          <text:p text:style-name="P201"><text:span text:style-name="Strong_20_Emphasis">Αποτελέσματα</text:span> της δοκιμής (θετικά και σημαντικά αρνητικά ευρήματα).</text:p>
        </text:list-item>
        <text:list-item>
          <text:p text:style-name="P201"><text:span text:style-name="Strong_20_Emphasis">Προαναλυτικές, αναλυτικές και μεταναλυτικές παραμέτρους</text:span> που δυνητικά επηρεάζουν την ερμηνεία.</text:p>
        </text:list-item>
      </text:list>
      <text:p text:style-name="Quotations">Η ασαφής ή ελλιπής παρουσίαση μπορεί να προκαλέσει λανθασμένες κλινικές αποφάσεις και ανεπαρκή διαχείριση ασθενών.</text:p>
      <text:p text:style-name="Horizontal_20_Line"/>
      <text:h text:style-name="Heading_20_3" text:outline-level="3">📌 2. Εξειδικευμένο προσωπικό &amp; evidence-based κατηγοριοποίηση</text:h>
      <text:p text:style-name="Text_20_body">Η ερμηνεία των ευρημάτων πρέπει να γίνεται από <text:span text:style-name="Strong_20_Emphasis">κατάλληλα εκπαιδευμένους και πιστοποιημένους μοριακούς διαγνωστές</text:span>, με βάση:</text:p>
      <text:list text:style-name="L90">
        <text:list-item>
          <text:p text:style-name="P202"><text:soft-page-break/>Το <text:span text:style-name="Strong_20_Emphasis">ιστολογικό υπόστρωμα</text:span>.</text:p>
        </text:list-item>
        <text:list-item>
          <text:p text:style-name="P202">Την <text:span text:style-name="Strong_20_Emphasis">κατάσταση του ασθενούς</text:span>.</text:p>
        </text:list-item>
        <text:list-item>
          <text:p text:style-name="P202">Το <text:span text:style-name="Strong_20_Emphasis">σύστημα κατηγοριοποίησης μεταλλάξεων κατά Tier (I-IV)</text:span>, όπως έχει αναπτυχθεί στο άρθρο.</text:p>
        </text:list-item>
      </text:list>
      <text:p text:style-name="Horizontal_20_Line"/>
      <text:h text:style-name="Heading_20_3" text:outline-level="3">📌 3. Μορφή και δομή της αναφοράς</text:h>
      <text:p text:style-name="Text_20_body">Η αναφορά πρέπει να είναι:</text:p>
      <text:list text:style-name="L91">
        <text:list-item>
          <text:p text:style-name="P203"><text:span text:style-name="Strong_20_Emphasis">Σύντομη, απλή και σαφής</text:span>.</text:p>
        </text:list-item>
        <text:list-item>
          <text:p text:style-name="P203">Η <text:span text:style-name="Strong_20_Emphasis">κρίσιμη κλινική πληροφορία</text:span> πρέπει να βρίσκεται στην <text:span text:style-name="Strong_20_Emphasis">αρχή</text:span> της αναφοράς (π.χ. Tier I μεταλλάξεις).</text:p>
        </text:list-item>
        <text:list-item>
          <text:p text:style-name="P203">Τα <text:span text:style-name="Strong_20_Emphasis">τεχνικά στοιχεία</text:span> (π.χ. σχεδιασμός assay) να είναι διαθέσιμα, αλλά όχι σε θέση που να αποσπά από την ουσία.</text:p>
        </text:list-item>
      </text:list>
      <text:p text:style-name="Quotations">🔎 Η χρήση <text:span text:style-name="Strong_20_Emphasis">γραφημάτων και πινάκων</text:span> επιτρέπεται, εφόσον συμβάλλει στη σαφήνεια και είναι συμβατή με το ιατρικό αρχείο.</text:p>
      <text:p text:style-name="Horizontal_20_Line"/>
      <text:h text:style-name="Heading_20_3" text:outline-level="3">📌 4. Αναφορά βάσει Tier</text:h>
      <text:p text:style-name="Text_20_body">Όλες οι μεταλλάξεις πρέπει να κατηγοριοποιούνται σύμφωνα με το 4-tier σύστημα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Tier</text:p>
            </table:table-cell>
            <table:table-cell table:style-name="Table6.A1" office:value-type="string">
              <text:p text:style-name="Table_20_Heading">Περιεχόμενο στην Αναφορά</text:p>
            </table:table-cell>
          </table:table-row>
        </table:table-header-rows>
        <table:table-row>
          <table:table-cell table:style-name="Table6.A1" office:value-type="string">
            <text:p text:style-name="Table_20_Contents">I–III</text:p>
          </table:table-cell>
          <table:table-cell table:style-name="Table6.A1" office:value-type="string">
            <text:p text:style-name="Table_20_Contents"><text:span text:style-name="Strong_20_Emphasis">Πρέπει να περιλαμβάνονται</text:span>, με σειρά από σημαντικότερη (I) προς λιγότερο σημαντική (III)</text:p>
          </table:table-cell>
        </table:table-row>
        <table:table-row>
          <table:table-cell table:style-name="Table6.A1" office:value-type="string">
            <text:p text:style-name="Table_20_Contents">IV</text:p>
          </table:table-cell>
          <table:table-cell table:style-name="Table6.A1" office:value-type="string">
            <text:p text:style-name="Table_20_Contents"><text:span text:style-name="Strong_20_Emphasis">Δεν συνιστάται να αναφέρονται</text:span> (πιθανώς καλοήθεις ή καλοήθεις)</text:p>
          </table:table-cell>
        </table:table-row>
      </table:table>
      <text:p text:style-name="Horizontal_20_Line"/>
      <text:h text:style-name="Heading_20_3" text:outline-level="3">📌 5. Ονοματολογία (Nomenclature)</text:h>
      <text:p text:style-name="Text_20_body">Η αναφορά μεταλλάξεων οφείλει να συμμορφώνεται με:</text:p>
      <text:list text:style-name="L92">
        <text:list-item>
          <text:p text:style-name="P204"><text:span text:style-name="Strong_20_Emphasis">HGVS</text:span> (Human Genome Variation Society) πρότυπα π.χ., <text:span text:style-name="Source_20_Text">BRAF p.V600E, c.1799T&gt;A</text:span>.</text:p>
        </text:list-item>
        <text:list-item>
          <text:p text:style-name="P204"><text:span text:style-name="Strong_20_Emphasis">HUGO Gene Nomenclature Committee</text:span> για τα γονίδια.</text:p>
        </text:list-item>
      </text:list>
      <text:p text:style-name="Text_20_body">🔸 Συνιστάται η <text:span text:style-name="Strong_20_Emphasis">συνδυαστική χρήση επιστημονικής και "κλινικά φιλικής" ορολογίας</text:span>, π.χ. <text:span text:style-name="Source_20_Text">TERT c.1-124C&gt;T (C228T)</text:span>.</text:p>
      <text:p text:style-name="Text_20_body">🔸 Για copy number variants:</text:p>
      <text:list text:style-name="L93">
        <text:list-item>
          <text:p text:style-name="P205">Να αναφέρονται ως <text:span text:style-name="Strong_20_Emphasis">GAIN</text:span> ή <text:span text:style-name="Strong_20_Emphasis">LOSS</text:span> σε μορφή πίνακα.</text:p>
        </text:list-item>
        <text:list-item>
          <text:p text:style-name="P205">Όπου είναι δυνατό, να δηλώνεται ο <text:span text:style-name="Strong_20_Emphasis">ακριβής αριθμός αντιγράφων</text:span>, π.χ. <text:span text:style-name="Source_20_Text">EGFR copy number GAIN (copy number ratio 25)</text:span>.</text:p>
        </text:list-item>
      </text:list>
      <text:p text:style-name="Horizontal_20_Line"/>
      <text:h text:style-name="Heading_20_3" text:outline-level="3"><text:soft-page-break/>📌 6. Επιπλέον Στοιχεία Αναφοράς</text:h>
      <text:p text:style-name="Text_20_body">Η αναφορά πρέπει επίσης να περιλαμβάνει:</text:p>
      <text:list text:style-name="L94">
        <text:list-item>
          <text:p text:style-name="P206"><text:span text:style-name="Strong_20_Emphasis">Γονιδιωματικές συντεταγμένες</text:span>, <text:span text:style-name="Strong_20_Emphasis">έκδοση αναφοράς γονιδιώματος</text:span>, και <text:span text:style-name="Strong_20_Emphasis">μεταγραφικό ισομορφισμό (transcript)</text:span>.</text:p>
        </text:list-item>
        <text:list-item>
          <text:p text:style-name="P206"><text:span text:style-name="Strong_20_Emphasis">Variant Allele Frequency (VAF)</text:span> και <text:span text:style-name="Strong_20_Emphasis">βάθος κάλυψης (depth of coverage)</text:span>.</text:p>
        </text:list-item>
        <text:list-item>
          <text:p text:style-name="P206"><text:span text:style-name="Strong_20_Emphasis">Κατώφλι κάλυψης</text:span> του NGS assay.</text:p>
        </text:list-item>
        <text:list-item>
          <text:p text:style-name="P206">Γονίδια ή hotspots που <text:span text:style-name="Strong_20_Emphasis">δεν καλύφθηκαν επαρκώς</text:span> πρέπει να δηλώνονται ως αποτυχία κάλυψης.</text:p>
        </text:list-item>
      </text:list>
      <text:p text:style-name="Horizontal_20_Line"/>
      <text:h text:style-name="Heading_20_3" text:outline-level="3">📌 7. Σημαντικά αρνητικά ευρήματα &amp; αβεβαιότητες</text:h>
      <text:p text:style-name="Text_20_body">Η αναφορά δεν πρέπει να περιορίζεται μόνο σε θετικά ευρήματα. Πρέπει να:</text:p>
      <text:list text:style-name="L95">
        <text:list-item>
          <text:p text:style-name="P207">Περιλαμβάνει <text:span text:style-name="Strong_20_Emphasis">pertinent negatives</text:span> (π.χ. απουσία EGFR mut σε NSCLC).</text:p>
        </text:list-item>
        <text:list-item>
          <text:p text:style-name="P207">Αναφέρει πιθανές <text:span text:style-name="Strong_20_Emphasis">αβεβαιότητες</text:span>, όπως:</text:p>
          <text:list>
            <text:list-item>
              <text:p text:style-name="P207">Χαμηλή ποιότητα αλληλούχισης.</text:p>
            </text:list-item>
            <text:list-item>
              <text:p text:style-name="P207">Ανεπαρκές δείγμα ή χαμηλή κυτταρικότητα όγκου.</text:p>
            </text:list-item>
            <text:list-item>
              <text:p text:style-name="P207">Περιορισμένη βιβλιογραφική τεκμηρίωση.</text:p>
            </text:list-item>
          </text:list>
        </text:list-item>
      </text:list>
      <text:p text:style-name="Horizontal_20_Line"/>
      <text:h text:style-name="Heading_20_3" text:outline-level="3">📌 8. Γερμινωτικές μεταλλάξεις (Germline findings)</text:h>
      <text:list text:style-name="L96">
        <text:list-item>
          <text:p text:style-name="P208">Η <text:span text:style-name="Strong_20_Emphasis">παράλληλη ανάλυση φυσιολογικού δείγματος</text:span> είναι επιθυμητή, αλλά όχι υποχρεωτική.</text:p>
        </text:list-item>
        <text:list-item>
          <text:p text:style-name="P208">Όταν δεν χρησιμοποιείται normal sample, πρέπει να υπάρχει <text:span text:style-name="Strong_20_Emphasis">σαφής αποποίηση</text:span> στη διατύπωση ότι δεν μπορεί να γίνει διάκριση μεταξύ σωματικής και γερμινωτικής μετάλλαξης.</text:p>
        </text:list-item>
        <text:list-item>
          <text:p text:style-name="P208">Αν υπάρχει υπόνοια για γερμινωτική μετάλλαξη (π.χ. VAF ~50%), μπορεί να προταθεί περαιτέρω ανάλυση φυσιολογικού ιστού με συγκατάθεση.</text:p>
        </text:list-item>
      </text:list>
      <text:p text:style-name="Horizontal_20_Line"/>
      <text:h text:style-name="Heading_20_3" text:outline-level="3">📌 9. Σχολιασμός της κλινικής σημασίας των μεταλλάξεων</text:h>
      <text:p text:style-name="Text_20_body">Για μεταλλάξεις Tier I–II πρέπει να περιλαμβάνεται <text:span text:style-name="Strong_20_Emphasis">σύντομο και τεκμηριωμένο ερμηνευτικό σχόλιο</text:span> που να καλύπτει:</text:p>
      <text:list text:style-name="L97">
        <text:list-item>
          <text:p text:style-name="P209">Λειτουργική επίδραση (gain/loss of function).</text:p>
        </text:list-item>
        <text:list-item>
          <text:p text:style-name="P209">Προγνωστική/θεραπευτική σημασία.</text:p>
        </text:list-item>
        <text:list-item>
          <text:p text:style-name="P209">Εμπλοκή σε μοριακές οδούς.</text:p>
        </text:list-item>
        <text:list-item>
          <text:p text:style-name="P209">Συχνότητα σε συγκεκριμένους τύπους καρκίνου.</text:p>
        </text:list-item>
      </text:list>
      <text:p text:style-name="Quotations"><text:soft-page-break/>❗ Οι θεραπευτικές προτάσεις πρέπει να είναι <text:span text:style-name="Strong_20_Emphasis">γενικές, βασισμένες σε τεκμήρια</text:span>, και να αποφεύγονται ειδικές οδηγίες για συμμετοχή σε συγκεκριμένες κλινικές δοκιμές.</text:p>
      <text:p text:style-name="Horizontal_20_Line"/>
      <text:h text:style-name="Heading_20_3" text:outline-level="3">📌 10. Αναθεώρηση γνώσης και επικαιροποίηση</text:h>
      <text:list text:style-name="L98">
        <text:list-item>
          <text:p text:style-name="P210">Οι αναφορές είναι <text:span text:style-name="Strong_20_Emphasis">στατικές</text:span>, με <text:span text:style-name="Strong_20_Emphasis">ημερομηνία έκδοσης</text:span>.</text:p>
        </text:list-item>
        <text:list-item>
          <text:p text:style-name="P210">Δεν απαιτείται αυτόματη επικαιροποίηση όταν αλλάζει η γνώση, <text:span text:style-name="Strong_20_Emphasis">εκτός αν ζητηθεί ρητά</text:span>.</text:p>
        </text:list-item>
        <text:list-item>
          <text:p text:style-name="P210">Τα εργαστήρια πρέπει να διαθέτουν μηχανισμό για <text:span text:style-name="Strong_20_Emphasis">εκ νέου ερμηνεία</text:span> με βάση νεότερα δεδομένα.</text:p>
        </text:list-item>
      </text:list>
      <text:p text:style-name="Horizontal_20_Line"/>
      <text:h text:style-name="Heading_20_3" text:outline-level="3">📌 11. Περιγραφή της μεθόδου (Reporting Method)</text:h>
      <text:p text:style-name="Text_20_body">Η μέθοδος πρέπει να περιγράφεται στο τέλος της αναφοράς και να περιλαμβάνει:</text:p>
      <text:list text:style-name="L99">
        <text:list-item>
          <text:p text:style-name="P211">Χαρακτηριστικά του assay (π.χ. limit of detection).</text:p>
        </text:list-item>
        <text:list-item>
          <text:p text:style-name="P211">Τα ακριβή regions/εξόνια που εξετάστηκαν (και όχι μόνο γονίδια).</text:p>
        </text:list-item>
        <text:list-item>
          <text:p text:style-name="P211">Προτεινόμενο: διαθέσιμο link σε διαδικτυακή περιγραφή για μεγαλύτερους πίνακες (όχι υποκατάστατο της αναφοράς).</text:p>
        </text:list-item>
      </text:list>
      <text:p text:style-name="Horizontal_20_Line"/>
      <text:h text:style-name="Heading_20_3" text:outline-level="3">📌 12. Ενσωμάτωση σε Ηλεκτρονικό Ιατρικό Φάκελο</text:h>
      <text:list text:style-name="L100">
        <text:list-item>
          <text:p text:style-name="P212">Το αρχείο πρέπει να έχει μορφή κατάλληλη για ενσωμάτωση σε <text:span text:style-name="Strong_20_Emphasis">structured electronic health record (EHR)</text:span>.</text:p>
        </text:list-item>
        <text:list-item>
          <text:p text:style-name="P212">PDF/έντυπα που χρειάζονται σάρωση είναι <text:span text:style-name="Strong_20_Emphasis">υποδεέστερα</text:span> σε μακροπρόθεσμη χρησιμότητα.</text:p>
        </text:list-item>
        <text:list-item>
          <text:p text:style-name="P212">Τα σωματικά ευρήματα δεν πρέπει να περιορίζονται σε πρόσβαση, όπως συμβαίνει με ορισμένα γερμινωτικά.</text:p>
        </text:list-item>
      </text:list>
      <text:p text:style-name="Horizontal_20_Line"/>
      <text:h text:style-name="Heading_20_3" text:outline-level="3">📌 13. Συμπεράσματα</text:h>
      <text:list text:style-name="L101">
        <text:list-item>
          <text:p text:style-name="P213">Οι κατευθυντήριες γραμμές στοχεύουν σε <text:span text:style-name="Strong_20_Emphasis">ομοιογενή, τεκμηριωμένη και σαφώς διατυπωμένη</text:span> αναφορά γενετικών ευρημάτων στον καρκίνο.</text:p>
        </text:list-item>
        <text:list-item>
          <text:p text:style-name="P213">Ενισχύουν τη <text:span text:style-name="Strong_20_Emphasis">διαγνωστική ακρίβεια</text:span> και τη <text:span text:style-name="Strong_20_Emphasis">στοχευμένη θεραπευτική παρέμβαση</text:span>.</text:p>
        </text:list-item>
        <text:list-item>
          <text:p text:style-name="P213">Παρέχουν εκπαιδευτικό πλαίσιο για εργαστηριακούς και κλινικούς επαγγελματίες.</text:p>
        </text:list-item>
      </text:list>
      <text:p text:style-name="P35"><text:span text:style-name="Strong_20_Emphasis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36:48.418369797</meta:creation-date>
    <dc:date>2025-07-07T15:42:19.327467536</dc:date>
    <meta:editing-duration>PT3H18M49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40" meta:paragraph-count="719" meta:word-count="5588" meta:character-count="40335" meta:non-whitespace-character-count="35861"/>
  </office:meta>
</office:document-meta>
</file>